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ce2"/>
        <table:table-row table:style-name="ro1">
          <table:table-cell table:style-name="ce1" office:value-type="string" calcext:value-type="string">
            <text:p>Rk</text:p>
          </table:table-cell>
          <table:table-cell table:style-name="ce3" office:value-type="string" calcext:value-type="string">
            <text:p><text:a xlink:href="javascript:__doPostBack('ctl00$ctl00$Body$Body$NFLPlayerStats1$StatsGrid','Sort$PlayerID')" xlink:type="simple">ID</text:a></text:p>
          </table:table-cell>
          <table:table-cell table:style-name="ce3" office:value-type="string" calcext:value-type="string">
            <text:p><text:a xlink:href="javascript:__doPostBack('ctl00$ctl00$Body$Body$NFLPlayerStats1$StatsGrid','Sort$Name')" xlink:type="simple">Player</text:a></text:p>
          </table:table-cell>
          <table:table-cell table:style-name="ce3" office:value-type="string" calcext:value-type="string">
            <text:p><text:a xlink:href="javascript:__doPostBack('ctl00$ctl00$Body$Body$NFLPlayerStats1$StatsGrid','Sort$Position')" xlink:type="simple">Pos</text:a></text:p>
          </table:table-cell>
          <table:table-cell table:style-name="ce3" office:value-type="string" calcext:value-type="string">
            <text:p><text:a xlink:href="javascript:__doPostBack('ctl00$ctl00$Body$Body$NFLPlayerStats1$StatsGrid','Sort$Team')" xlink:type="simple">Team</text:a></text:p>
          </table:table-cell>
          <table:table-cell table:style-name="ce3" office:value-type="string" calcext:value-type="string">
            <text:p><text:a xlink:href="javascript:__doPostBack('ctl00$ctl00$Body$Body$NFLPlayerStats1$StatsGrid','Sort$Played')" xlink:type="simple">Gms</text:a></text:p>
          </table:table-cell>
          <table:table-cell table:style-name="ce3" office:value-type="string" calcext:value-type="string">
            <text:p><text:a xlink:href="javascript:__doPostBack('ctl00$ctl00$Body$Body$NFLPlayerStats1$StatsGrid','Sort$PassingCompletions')" xlink:type="simple">Comp</text:a></text:p>
          </table:table-cell>
          <table:table-cell table:style-name="ce3" office:value-type="string" calcext:value-type="string">
            <text:p><text:a xlink:href="javascript:__doPostBack('ctl00$ctl00$Body$Body$NFLPlayerStats1$StatsGrid','Sort$PassingAttempts')" xlink:type="simple">Att</text:a></text:p>
          </table:table-cell>
          <table:table-cell table:style-name="ce3" office:value-type="string" calcext:value-type="string">
            <text:p><text:a xlink:href="javascript:__doPostBack('ctl00$ctl00$Body$Body$NFLPlayerStats1$StatsGrid','Sort$PassingCompletionPercentage')" xlink:type="simple">Pct</text:a></text:p>
          </table:table-cell>
          <table:table-cell table:style-name="ce3" office:value-type="string" calcext:value-type="string">
            <text:p><text:a xlink:href="javascript:__doPostBack('ctl00$ctl00$Body$Body$NFLPlayerStats1$StatsGrid','Sort$PassingYards')" xlink:type="simple">Yds</text:a></text:p>
          </table:table-cell>
          <table:table-cell table:style-name="ce3" office:value-type="string" calcext:value-type="string">
            <text:p><text:a xlink:href="javascript:__doPostBack('ctl00$ctl00$Body$Body$NFLPlayerStats1$StatsGrid','Sort$PassingYardsPerAttempt')" xlink:type="simple">Yds/Att</text:a></text:p>
          </table:table-cell>
          <table:table-cell table:style-name="ce3" office:value-type="string" calcext:value-type="string">
            <text:p><text:a xlink:href="javascript:__doPostBack('ctl00$ctl00$Body$Body$NFLPlayerStats1$StatsGrid','Sort$PassingTouchdowns')" xlink:type="simple">TD</text:a></text:p>
          </table:table-cell>
          <table:table-cell table:style-name="ce3" office:value-type="string" calcext:value-type="string">
            <text:p><text:a xlink:href="javascript:__doPostBack('ctl00$ctl00$Body$Body$NFLPlayerStats1$StatsGrid','Sort$PassingInterceptions')" xlink:type="simple">Int</text:a></text:p>
          </table:table-cell>
          <table:table-cell table:style-name="ce3" office:value-type="string" calcext:value-type="string">
            <text:p><text:a xlink:href="javascript:__doPostBack('ctl00$ctl00$Body$Body$NFLPlayerStats1$StatsGrid','Sort$PassingRating')" xlink:type="simple">QB Rating</text:a></text:p>
          </table:table-cell>
          <table:table-cell table:style-name="ce3" office:value-type="string" calcext:value-type="string">
            <text:p><text:a xlink:href="javascript:__doPostBack('ctl00$ctl00$Body$Body$NFLPlayerStats1$StatsGrid','Sort$RushingAttempts')" xlink:type="simple">Att</text:a></text:p>
          </table:table-cell>
          <table:table-cell table:style-name="ce3" office:value-type="string" calcext:value-type="string">
            <text:p><text:a xlink:href="javascript:__doPostBack('ctl00$ctl00$Body$Body$NFLPlayerStats1$StatsGrid','Sort$RushingYards')" xlink:type="simple">Yds</text:a></text:p>
          </table:table-cell>
          <table:table-cell table:style-name="ce3" office:value-type="string" calcext:value-type="string">
            <text:p><text:a xlink:href="javascript:__doPostBack('ctl00$ctl00$Body$Body$NFLPlayerStats1$StatsGrid','Sort$RushingYardsPerAttempt')" xlink:type="simple">Yds/Att</text:a></text:p>
          </table:table-cell>
          <table:table-cell table:style-name="ce3" office:value-type="string" calcext:value-type="string">
            <text:p><text:a xlink:href="javascript:__doPostBack('ctl00$ctl00$Body$Body$NFLPlayerStats1$StatsGrid','Sort$RushingTouchdowns')" xlink:type="simple">TD</text:a></text:p>
          </table:table-cell>
          <table:table-cell table:style-name="ce3" office:value-type="string" calcext:value-type="string">
            <text:p><text:a xlink:href="javascript:__doPostBack('ctl00$ctl00$Body$Body$NFLPlayerStats1$StatsGrid','Sort$FantasyPointsPerGame')" xlink:type="simple">PPG</text:a></text:p>
          </table:table-cell>
          <table:table-cell table:style-name="ce3" office:value-type="string" calcext:value-type="string">
            <text:p><text:a xlink:href="javascript:__doPostBack('ctl00$ctl00$Body$Body$NFLPlayerStats1$StatsGrid','Sort$FantasyPointsHalfPointPpr')" xlink:type="simple">Fantasy Points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<text:a xlink:href="https://fantasydata.com/nfl-stats/player-details.aspx?playerid=2593-aaron-rodgers-green-bay-packers" xlink:type="simple">Aaron Rodgers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float" office:value="389" calcext:value-type="float">
            <text:p>389</text:p>
          </table:table-cell>
          <table:table-cell office:value-type="float" office:value="592" calcext:value-type="float">
            <text:p>592</text:p>
          </table:table-cell>
          <table:table-cell office:value-type="float" office:value="65.7" calcext:value-type="float">
            <text:p>65.7</text:p>
          </table:table-cell>
          <table:table-cell office:value-type="float" office:value="4383" calcext:value-type="float">
            <text:p>4383</text:p>
          </table:table-cell>
          <table:table-cell office:value-type="float" office:value="7.4" calcext:value-type="float">
            <text:p>7.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01.2" calcext:value-type="float">
            <text:p>101.2</text:p>
          </table:table-cell>
          <table:table-cell office:value-type="float" office:value="76" calcext:value-type="float">
            <text:p>76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.1" calcext:value-type="float">
            <text:p>21.1</text:p>
          </table:table-cell>
          <table:table-cell office:value-type="float" office:value="337.62" calcext:value-type="float">
            <text:p>337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<text:a xlink:href="https://fantasydata.com/nfl-stats/player-details.aspx?playerid=4314-tom-brady-new-england-patriots" xlink:type="simple">Tom Brady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E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614" calcext:value-type="float">
            <text:p>614</text:p>
          </table:table-cell>
          <table:table-cell office:value-type="float" office:value="65.1" calcext:value-type="float">
            <text:p>65.1</text:p>
          </table:table-cell>
          <table:table-cell office:value-type="float" office:value="4751" calcext:value-type="float">
            <text:p>4751</text:p>
          </table:table-cell>
          <table:table-cell office:value-type="float" office:value="7.7" calcext:value-type="float">
            <text:p>7.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1.5" calcext:value-type="float">
            <text:p>101.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317.64" calcext:value-type="float">
            <text:p>317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42" calcext:value-type="float">
            <text:p>7242</text:p>
          </table:table-cell>
          <table:table-cell office:value-type="string" calcext:value-type="string">
            <text:p><text:a xlink:href="https://fantasydata.com/nfl-stats/player-details.aspx?playerid=7242-drew-brees-new-orleans-saints" xlink:type="simple">Drew Brees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  <table:table-cell office:value-type="float" office:value="647" calcext:value-type="float">
            <text:p>647</text:p>
          </table:table-cell>
          <table:table-cell office:value-type="float" office:value="67.4" calcext:value-type="float">
            <text:p>67.4</text:p>
          </table:table-cell>
          <table:table-cell office:value-type="float" office:value="4865" calcext:value-type="float">
            <text:p>4865</text:p>
          </table:table-cell>
          <table:table-cell office:value-type="float" office:value="7.5" calcext:value-type="float">
            <text:p>7.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7.6" calcext:value-type="float">
            <text:p>97.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19.3" calcext:value-type="float">
            <text:p>19.3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36" calcext:value-type="float">
            <text:p>14536</text:p>
          </table:table-cell>
          <table:table-cell office:value-type="string" calcext:value-type="string">
            <text:p><text:a xlink:href="https://fantasydata.com/nfl-stats/player-details.aspx?playerid=14536-russell-wilson-seattle-seahawks" xlink:type="simple">Russell Wilso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SEA</text:p>
          </table:table-cell>
          <table:table-cell office:value-type="float" office:value="16" calcext:value-type="float">
            <text:p>16</text:p>
          </table:table-cell>
          <table:table-cell office:value-type="float" office:value="338" calcext:value-type="float">
            <text:p>338</text:p>
          </table:table-cell>
          <table:table-cell office:value-type="float" office:value="522" calcext:value-type="float">
            <text:p>522</text:p>
          </table:table-cell>
          <table:table-cell office:value-type="float" office:value="64.8" calcext:value-type="float">
            <text:p>64.8</text:p>
          </table:table-cell>
          <table:table-cell office:value-type="float" office:value="4104" calcext:value-type="float">
            <text:p>4104</text:p>
          </table:table-cell>
          <table:table-cell office:value-type="float" office:value="7.9" calcext:value-type="float">
            <text:p>7.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6.6" calcext:value-type="float">
            <text:p>96.6</text:p>
          </table:table-cell>
          <table:table-cell office:value-type="float" office:value="104" calcext:value-type="float">
            <text:p>104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.1" calcext:value-type="float">
            <text:p>19.1</text:p>
          </table:table-cell>
          <table:table-cell office:value-type="float" office:value="305.56" calcext:value-type="float">
            <text:p>305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a xlink:href="https://fantasydata.com/nfl-stats/player-details.aspx?playerid=732-matt-ryan-atlanta-falcons" xlink:type="simple">Matt Rya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ATL</text:p>
          </table:table-cell>
          <table:table-cell office:value-type="float" office:value="16" calcext:value-type="float">
            <text:p>16</text:p>
          </table:table-cell>
          <table:table-cell office:value-type="float" office:value="379" calcext:value-type="float">
            <text:p>379</text:p>
          </table:table-cell>
          <table:table-cell office:value-type="float" office:value="564" calcext:value-type="float">
            <text:p>564</text:p>
          </table:table-cell>
          <table:table-cell office:value-type="float" office:value="67.2" calcext:value-type="float">
            <text:p>67.2</text:p>
          </table:table-cell>
          <table:table-cell office:value-type="float" office:value="4535" calcext:value-type="float">
            <text:p>453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01.2" calcext:value-type="float">
            <text:p>101.2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289.2" calcext:value-type="float">
            <text:p>289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62" calcext:value-type="float">
            <text:p>16762</text:p>
          </table:table-cell>
          <table:table-cell office:value-type="string" calcext:value-type="string">
            <text:p><text:a xlink:href="https://fantasydata.com/nfl-stats/player-details.aspx?playerid=16762-jameis-winston-tampa-bay-buccaneers" xlink:type="simple">Jameis Winsto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TB</text:p>
          </table:table-cell>
          <table:table-cell office:value-type="float" office:value="16" calcext:value-type="float">
            <text:p>16</text:p>
          </table:table-cell>
          <table:table-cell office:value-type="float" office:value="359" calcext:value-type="float">
            <text:p>359</text:p>
          </table:table-cell>
          <table:table-cell office:value-type="float" office:value="577" calcext:value-type="float">
            <text:p>577</text:p>
          </table:table-cell>
          <table:table-cell office:value-type="float" office:value="62.2" calcext:value-type="float">
            <text:p>62.2</text:p>
          </table:table-cell>
          <table:table-cell office:value-type="float" office:value="4328" calcext:value-type="float">
            <text:p>4328</text:p>
          </table:table-cell>
          <table:table-cell office:value-type="float" office:value="7.5" calcext:value-type="float">
            <text:p>7.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0.4" calcext:value-type="float">
            <text:p>90.4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288.92" calcext:value-type="float">
            <text:p>288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20" calcext:value-type="float">
            <text:p>13320</text:p>
          </table:table-cell>
          <table:table-cell office:value-type="string" calcext:value-type="string">
            <text:p><text:a xlink:href="https://fantasydata.com/nfl-stats/player-details.aspx?playerid=13320-cam-newton-carolina-panthers" xlink:type="simple">Cam Newto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AR</text:p>
          </table:table-cell>
          <table:table-cell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 office:value-type="float" office:value="530" calcext:value-type="float">
            <text:p>530</text:p>
          </table:table-cell>
          <table:table-cell office:value-type="float" office:value="58.5" calcext:value-type="float">
            <text:p>58.5</text:p>
          </table:table-cell>
          <table:table-cell office:value-type="float" office:value="3782" calcext:value-type="float">
            <text:p>3782</text:p>
          </table:table-cell>
          <table:table-cell office:value-type="float" office:value="7.1" calcext:value-type="float">
            <text:p>7.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7.78" calcext:value-type="float">
            <text:p>287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<text:a xlink:href="https://fantasydata.com/nfl-stats/player-details.aspx?playerid=18055-dak-prescott-dallas-cowboys" xlink:type="simple">Dak Prescott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DAL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489" calcext:value-type="float">
            <text:p>489</text:p>
          </table:table-cell>
          <table:table-cell office:value-type="float" office:value="65.4" calcext:value-type="float">
            <text:p>65.4</text:p>
          </table:table-cell>
          <table:table-cell office:value-type="float" office:value="3817" calcext:value-type="float">
            <text:p>3817</text:p>
          </table:table-cell>
          <table:table-cell office:value-type="float" office:value="7.8" calcext:value-type="float">
            <text:p>7.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9.2" calcext:value-type="float">
            <text:p>99.2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.9" calcext:value-type="float">
            <text:p>17.9</text:p>
          </table:table-cell>
          <table:table-cell office:value-type="float" office:value="285.68" calcext:value-type="float">
            <text:p>285.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<text:a xlink:href="https://fantasydata.com/nfl-stats/player-details.aspx?playerid=16763-marcus-mariota-tennessee-titans" xlink:type="simple">Marcus Mariota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TEN</text:p>
          </table:table-cell>
          <table:table-cell office:value-type="float" office:value="16" calcext:value-type="float">
            <text:p>16</text:p>
          </table:table-cell>
          <table:table-cell office:value-type="float" office:value="319" calcext:value-type="float">
            <text:p>319</text:p>
          </table:table-cell>
          <table:table-cell office:value-type="float" office:value="507" calcext:value-type="float">
            <text:p>507</text:p>
          </table:table-cell>
          <table:table-cell office:value-type="float" office:value="62.9" calcext:value-type="float">
            <text:p>62.9</text:p>
          </table:table-cell>
          <table:table-cell office:value-type="float" office:value="3793" calcext:value-type="float">
            <text:p>3793</text:p>
          </table:table-cell>
          <table:table-cell office:value-type="float" office:value="7.5" calcext:value-type="float">
            <text:p>7.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4.4" calcext:value-type="float">
            <text:p>94.4</text:p>
          </table:table-cell>
          <table:table-cell office:value-type="float" office:value="84" calcext:value-type="float">
            <text:p>84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.7" calcext:value-type="float">
            <text:p>17.7</text:p>
          </table:table-cell>
          <table:table-cell office:value-type="float" office:value="283.42" calcext:value-type="float">
            <text:p>283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52" calcext:value-type="float">
            <text:p>14252</text:p>
          </table:table-cell>
          <table:table-cell office:value-type="string" calcext:value-type="string">
            <text:p><text:a xlink:href="https://fantasydata.com/nfl-stats/player-details.aspx?playerid=14252-kirk-cousins-washington-redskins" xlink:type="simple">Kirk Cousins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WAS</text:p>
          </table:table-cell>
          <table:table-cell office:value-type="float" office:value="16" calcext:value-type="float">
            <text:p>16</text:p>
          </table:table-cell>
          <table:table-cell office:value-type="float" office:value="381" calcext:value-type="float">
            <text:p>381</text:p>
          </table:table-cell>
          <table:table-cell office:value-type="float" office:value="590" calcext:value-type="float">
            <text:p>590</text:p>
          </table:table-cell>
          <table:table-cell office:value-type="float" office:value="64.6" calcext:value-type="float">
            <text:p>64.6</text:p>
          </table:table-cell>
          <table:table-cell office:value-type="float" office:value="4506" calcext:value-type="float">
            <text:p>4506</text:p>
          </table:table-cell>
          <table:table-cell office:value-type="float" office:value="7.6" calcext:value-type="float">
            <text:p>7.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93.8" calcext:value-type="float">
            <text:p>93.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.7" calcext:value-type="float">
            <text:p>17.7</text:p>
          </table:table-cell>
          <table:table-cell office:value-type="float" office:value="282.44" calcext:value-type="float">
            <text:p>282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44" calcext:value-type="float">
            <text:p>8244</text:p>
          </table:table-cell>
          <table:table-cell office:value-type="string" calcext:value-type="string">
            <text:p><text:a xlink:href="https://fantasydata.com/nfl-stats/player-details.aspx?playerid=8244-philip-rivers-los-angeles-chargers" xlink:type="simple">Philip Rivers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LAC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588" calcext:value-type="float">
            <text:p>588</text:p>
          </table:table-cell>
          <table:table-cell office:value-type="float" office:value="63.6" calcext:value-type="float">
            <text:p>63.6</text:p>
          </table:table-cell>
          <table:table-cell office:value-type="float" office:value="4483" calcext:value-type="float">
            <text:p>4483</text:p>
          </table:table-cell>
          <table:table-cell office:value-type="float" office:value="7.6" calcext:value-type="float">
            <text:p>7.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4.4" calcext:value-type="float">
            <text:p>94.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281.02" calcext:value-type="float">
            <text:p>281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11" calcext:value-type="float">
            <text:p>16311</text:p>
          </table:table-cell>
          <table:table-cell office:value-type="string" calcext:value-type="string">
            <text:p><text:a xlink:href="https://fantasydata.com/nfl-stats/player-details.aspx?playerid=16311-derek-carr-oakland-raiders" xlink:type="simple">Derek Carr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OAK</text:p>
          </table:table-cell>
          <table:table-cell office:value-type="float" office:value="16" calcext:value-type="float">
            <text:p>16</text:p>
          </table:table-cell>
          <table:table-cell office:value-type="float" office:value="378" calcext:value-type="float">
            <text:p>378</text:p>
          </table:table-cell>
          <table:table-cell office:value-type="float" office:value="599" calcext:value-type="float">
            <text:p>599</text:p>
          </table:table-cell>
          <table:table-cell office:value-type="float" office:value="63.1" calcext:value-type="float">
            <text:p>63.1</text:p>
          </table:table-cell>
          <table:table-cell office:value-type="float" office:value="4245" calcext:value-type="float">
            <text:p>4245</text:p>
          </table:table-cell>
          <table:table-cell office:value-type="float" office:value="7.1" calcext:value-type="float">
            <text:p>7.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3.9" calcext:value-type="float">
            <text:p>93.9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280.2" calcext:value-type="float">
            <text:p>28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41" calcext:value-type="float">
            <text:p>12841</text:p>
          </table:table-cell>
          <table:table-cell office:value-type="string" calcext:value-type="string">
            <text:p><text:a xlink:href="https://fantasydata.com/nfl-stats/player-details.aspx?playerid=12841-andy-dalton-cincinnati-bengals" xlink:type="simple">Andy Dalto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IN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544" calcext:value-type="float">
            <text:p>544</text:p>
          </table:table-cell>
          <table:table-cell office:value-type="float" office:value="64.3" calcext:value-type="float">
            <text:p>64.3</text:p>
          </table:table-cell>
          <table:table-cell office:value-type="float" office:value="4133" calcext:value-type="float">
            <text:p>4133</text:p>
          </table:table-cell>
          <table:table-cell office:value-type="float" office:value="7.6" calcext:value-type="float">
            <text:p>7.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5.6" calcext:value-type="float">
            <text:p>95.6</text:p>
          </table:table-cell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.3" calcext:value-type="float">
            <text:p>17.3</text:p>
          </table:table-cell>
          <table:table-cell office:value-type="float" office:value="277.02" calcext:value-type="float">
            <text:p>277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38" calcext:value-type="float">
            <text:p>9038</text:p>
          </table:table-cell>
          <table:table-cell office:value-type="string" calcext:value-type="string">
            <text:p><text:a xlink:href="https://fantasydata.com/nfl-stats/player-details.aspx?playerid=9038-matthew-stafford-detroit-lions" xlink:type="simple">Matthew Stafford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DET</text:p>
          </table:table-cell>
          <table:table-cell office:value-type="float" office:value="16" calcext:value-type="float">
            <text:p>16</text:p>
          </table:table-cell>
          <table:table-cell office:value-type="float" office:value="389" calcext:value-type="float">
            <text:p>389</text:p>
          </table:table-cell>
          <table:table-cell office:value-type="float" office:value="597" calcext:value-type="float">
            <text:p>597</text:p>
          </table:table-cell>
          <table:table-cell office:value-type="float" office:value="65.2" calcext:value-type="float">
            <text:p>65.2</text:p>
          </table:table-cell>
          <table:table-cell office:value-type="float" office:value="4300" calcext:value-type="float">
            <text:p>4300</text:p>
          </table:table-cell>
          <table:table-cell office:value-type="float" office:value="7.2" calcext:value-type="float">
            <text:p>7.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2.5" calcext:value-type="float">
            <text:p>92.5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2.8" calcext:value-type="float">
            <text:p>27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<text:a xlink:href="https://fantasydata.com/nfl-stats/player-details.aspx?playerid=3807-ben-roethlisberger-pittsburgh-steelers" xlink:type="simple">Ben Roethlisberger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PIT</text:p>
          </table:table-cell>
          <table:table-cell office:value-type="float" office:value="16" calcext:value-type="float">
            <text:p>16</text:p>
          </table:table-cell>
          <table:table-cell office:value-type="float" office:value="360" calcext:value-type="float">
            <text:p>360</text:p>
          </table:table-cell>
          <table:table-cell office:value-type="float" office:value="553" calcext:value-type="float">
            <text:p>553</text:p>
          </table:table-cell>
          <table:table-cell office:value-type="float" office:value="65.1" calcext:value-type="float">
            <text:p>65.1</text:p>
          </table:table-cell>
          <table:table-cell office:value-type="float" office:value="4257" calcext:value-type="float">
            <text:p>4257</text:p>
          </table:table-cell>
          <table:table-cell office:value-type="float" office:value="7.7" calcext:value-type="float">
            <text:p>7.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264.78" calcext:value-type="float">
            <text:p>264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20" calcext:value-type="float">
            <text:p>17920</text:p>
          </table:table-cell>
          <table:table-cell office:value-type="string" calcext:value-type="string">
            <text:p><text:a xlink:href="https://fantasydata.com/nfl-stats/player-details.aspx?playerid=17920-carson-wentz-philadelphia-eagles" xlink:type="simple">Carson Wentz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PHI</text:p>
          </table:table-cell>
          <table:table-cell office:value-type="float" office:value="16" calcext:value-type="float">
            <text:p>16</text:p>
          </table:table-cell>
          <table:table-cell office:value-type="float" office:value="372" calcext:value-type="float">
            <text:p>372</text:p>
          </table:table-cell>
          <table:table-cell office:value-type="float" office:value="598" calcext:value-type="float">
            <text:p>598</text:p>
          </table:table-cell>
          <table:table-cell office:value-type="float" office:value="62.2" calcext:value-type="float">
            <text:p>62.2</text:p>
          </table:table-cell>
          <table:table-cell office:value-type="float" office:value="4119" calcext:value-type="float">
            <text:p>4119</text:p>
          </table:table-cell>
          <table:table-cell office:value-type="float" office:value="6.9" calcext:value-type="float">
            <text:p>6.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5" calcext:value-type="float">
            <text:p>16.5</text:p>
          </table:table-cell>
          <table:table-cell office:value-type="float" office:value="263.86" calcext:value-type="float">
            <text:p>263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08" calcext:value-type="float">
            <text:p>14008</text:p>
          </table:table-cell>
          <table:table-cell office:value-type="string" calcext:value-type="string">
            <text:p><text:a xlink:href="https://fantasydata.com/nfl-stats/player-details.aspx?playerid=14008-andrew-luck-indianapolis-colts" xlink:type="simple">Andrew Luck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IND</text:p>
          </table:table-cell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520" calcext:value-type="float">
            <text:p>520</text:p>
          </table:table-cell>
          <table:table-cell office:value-type="float" office:value="61.9" calcext:value-type="float">
            <text:p>61.9</text:p>
          </table:table-cell>
          <table:table-cell office:value-type="float" office:value="3717" calcext:value-type="float">
            <text:p>3717</text:p>
          </table:table-cell>
          <table:table-cell office:value-type="float" office:value="7.1" calcext:value-type="float">
            <text:p>7.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8.3" calcext:value-type="float">
            <text:p>88.3</text:p>
          </table:table-cell>
          <table:table-cell office:value-type="float" office:value="66" calcext:value-type="float">
            <text:p>66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.2" calcext:value-type="float">
            <text:p>16.2</text:p>
          </table:table-cell>
          <table:table-cell office:value-type="float" office:value="258.88" calcext:value-type="float">
            <text:p>258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<text:a xlink:href="https://fantasydata.com/nfl-stats/player-details.aspx?playerid=4932-eli-manning-new-york-giants" xlink:type="simple">Eli Manning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YG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603" calcext:value-type="float">
            <text:p>603</text:p>
          </table:table-cell>
          <table:table-cell office:value-type="float" office:value="62" calcext:value-type="float">
            <text:p>62</text:p>
          </table:table-cell>
          <table:table-cell office:value-type="float" office:value="4245" calcext:value-type="float">
            <text:p>424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88.1" calcext:value-type="float">
            <text:p>88.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6.5" calcext:value-type="float">
            <text:p>256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31" calcext:value-type="float">
            <text:p>12831</text:p>
          </table:table-cell>
          <table:table-cell office:value-type="string" calcext:value-type="string">
            <text:p><text:a xlink:href="https://fantasydata.com/nfl-stats/player-details.aspx?playerid=12831-tyrod-taylor-buffalo-bills" xlink:type="simple">Tyrod Taylor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BUF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463" calcext:value-type="float">
            <text:p>463</text:p>
          </table:table-cell>
          <table:table-cell office:value-type="float" office:value="60.9" calcext:value-type="float">
            <text:p>60.9</text:p>
          </table:table-cell>
          <table:table-cell office:value-type="float" office:value="3188" calcext:value-type="float">
            <text:p>3188</text:p>
          </table:table-cell>
          <table:table-cell office:value-type="float" office:value="6.9" calcext:value-type="float">
            <text:p>6.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56.42" calcext:value-type="float">
            <text:p>256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<text:a xlink:href="https://fantasydata.com/nfl-stats/player-details.aspx?playerid=2428-carson-palmer-arizona-cardinals" xlink:type="simple">Carson Palmer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ARI</text:p>
          </table:table-cell>
          <table:table-cell office:value-type="float" office:value="16" calcext:value-type="float">
            <text:p>16</text:p>
          </table:table-cell>
          <table:table-cell office:value-type="float" office:value="361" calcext:value-type="float">
            <text:p>361</text:p>
          </table:table-cell>
          <table:table-cell office:value-type="float" office:value="583" calcext:value-type="float">
            <text:p>583</text:p>
          </table:table-cell>
          <table:table-cell office:value-type="float" office:value="61.9" calcext:value-type="float">
            <text:p>61.9</text:p>
          </table:table-cell>
          <table:table-cell office:value-type="float" office:value="4231" calcext:value-type="float">
            <text:p>4231</text:p>
          </table:table-cell>
          <table:table-cell office:value-type="float" office:value="7.3" calcext:value-type="float">
            <text:p>7.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8.6" calcext:value-type="float">
            <text:p>88.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250.04" calcext:value-type="float">
            <text:p>250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s://fantasydata.com/nfl-stats/player-details.aspx?playerid=611-joe-flacco-baltimore-ravens" xlink:type="simple">Joe Flacco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BAL</text:p>
          </table:table-cell>
          <table:table-cell office:value-type="float" office:value="16" calcext:value-type="float">
            <text:p>16</text:p>
          </table:table-cell>
          <table:table-cell office:value-type="float" office:value="382" calcext:value-type="float">
            <text:p>382</text:p>
          </table:table-cell>
          <table:table-cell office:value-type="float" office:value="602" calcext:value-type="float">
            <text:p>602</text:p>
          </table:table-cell>
          <table:table-cell office:value-type="float" office:value="63.5" calcext:value-type="float">
            <text:p>63.5</text:p>
          </table:table-cell>
          <table:table-cell office:value-type="float" office:value="4119" calcext:value-type="float">
            <text:p>4119</text:p>
          </table:table-cell>
          <table:table-cell office:value-type="float" office:value="6.8" calcext:value-type="float">
            <text:p>6.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5.8" calcext:value-type="float">
            <text:p>85.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office:value-type="float" office:value="237.96" calcext:value-type="float">
            <text:p>237.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527" calcext:value-type="float">
            <text:p>11527</text:p>
          </table:table-cell>
          <table:table-cell office:value-type="string" calcext:value-type="string">
            <text:p><text:a xlink:href="https://fantasydata.com/nfl-stats/player-details.aspx?playerid=11527-sam-bradford-minnesota-vikings" xlink:type="simple">Sam Bradford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float" office:value="369" calcext:value-type="float">
            <text:p>369</text:p>
          </table:table-cell>
          <table:table-cell office:value-type="float" office:value="555" calcext:value-type="float">
            <text:p>555</text:p>
          </table:table-cell>
          <table:table-cell office:value-type="float" office:value="66.5" calcext:value-type="float">
            <text:p>66.5</text:p>
          </table:table-cell>
          <table:table-cell office:value-type="float" office:value="3904" calcext:value-type="float">
            <text:p>390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3.1" calcext:value-type="float">
            <text:p>93.1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234.26" calcext:value-type="float">
            <text:p>234.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739" calcext:value-type="float">
            <text:p>6739</text:p>
          </table:table-cell>
          <table:table-cell office:value-type="string" calcext:value-type="string">
            <text:p><text:a xlink:href="https://fantasydata.com/nfl-stats/player-details.aspx?playerid=6739-alex-smith-kansas-city-chiefs" xlink:type="simple">Alex Smith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KC</text:p>
          </table:table-cell>
          <table:table-cell office:value-type="float" office:value="16" calcext:value-type="float">
            <text:p>16</text:p>
          </table:table-cell>
          <table:table-cell office:value-type="float" office:value="318" calcext:value-type="float">
            <text:p>318</text:p>
          </table:table-cell>
          <table:table-cell office:value-type="float" office:value="483" calcext:value-type="float">
            <text:p>483</text:p>
          </table:table-cell>
          <table:table-cell office:value-type="float" office:value="65.8" calcext:value-type="float">
            <text:p>65.8</text:p>
          </table:table-cell>
          <table:table-cell office:value-type="float" office:value="3427" calcext:value-type="float">
            <text:p>3427</text:p>
          </table:table-cell>
          <table:table-cell office:value-type="float" office:value="7.1" calcext:value-type="float">
            <text:p>7.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2.7" calcext:value-type="float">
            <text:p>92.7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.4</text:p>
          </table:table-cell>
          <table:table-cell office:value-type="float" office:value="231.08" calcext:value-type="float">
            <text:p>231.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72" calcext:value-type="float">
            <text:p>8972</text:p>
          </table:table-cell>
          <table:table-cell office:value-type="string" calcext:value-type="string">
            <text:p><text:a xlink:href="https://fantasydata.com/nfl-stats/player-details.aspx?playerid=8972-jay-cutler-miami-dolphins" xlink:type="simple">Jay Cutler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MIA</text:p>
          </table:table-cell>
          <table:table-cell office:value-type="float" office:value="16" calcext:value-type="float">
            <text:p>16</text:p>
          </table:table-cell>
          <table:table-cell office:value-type="float" office:value="299" calcext:value-type="float">
            <text:p>299</text:p>
          </table:table-cell>
          <table:table-cell office:value-type="float" office:value="484" calcext:value-type="float">
            <text:p>484</text:p>
          </table:table-cell>
          <table:table-cell office:value-type="float" office:value="61.8" calcext:value-type="float">
            <text:p>61.8</text:p>
          </table:table-cell>
          <table:table-cell office:value-type="float" office:value="3576" calcext:value-type="float">
            <text:p>3576</text:p>
          </table:table-cell>
          <table:table-cell office:value-type="float" office:value="7.4" calcext:value-type="float">
            <text:p>7.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7.6" calcext:value-type="float">
            <text:p>87.6</text:p>
          </table:table-cell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220.14" calcext:value-type="float">
            <text:p>220.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009" calcext:value-type="float">
            <text:p>17009</text:p>
          </table:table-cell>
          <table:table-cell office:value-type="string" calcext:value-type="string">
            <text:p><text:a xlink:href="https://fantasydata.com/nfl-stats/player-details.aspx?playerid=17009-trevor-siemian-denver-broncos" xlink:type="simple">Trevor Siemia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  <table:table-cell office:value-type="float" office:value="480" calcext:value-type="float">
            <text:p>480</text:p>
          </table:table-cell>
          <table:table-cell office:value-type="float" office:value="59.6" calcext:value-type="float">
            <text:p>59.6</text:p>
          </table:table-cell>
          <table:table-cell office:value-type="float" office:value="3413" calcext:value-type="float">
            <text:p>3413</text:p>
          </table:table-cell>
          <table:table-cell office:value-type="float" office:value="7.1" calcext:value-type="float">
            <text:p>7.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197.02" calcext:value-type="float">
            <text:p>197.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922" calcext:value-type="float">
            <text:p>17922</text:p>
          </table:table-cell>
          <table:table-cell office:value-type="string" calcext:value-type="string">
            <text:p><text:a xlink:href="https://fantasydata.com/nfl-stats/player-details.aspx?playerid=17922-jared-goff-los-angeles-rams" xlink:type="simple">Jared Goff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LAR</text:p>
          </table:table-cell>
          <table:table-cell office:value-type="float" office:value="16" calcext:value-type="float">
            <text:p>16</text:p>
          </table:table-cell>
          <table:table-cell office:value-type="float" office:value="317" calcext:value-type="float">
            <text:p>317</text:p>
          </table:table-cell>
          <table:table-cell office:value-type="float" office:value="538" calcext:value-type="float">
            <text:p>538</text:p>
          </table:table-cell>
          <table:table-cell office:value-type="float" office:value="58.9" calcext:value-type="float">
            <text:p>58.9</text:p>
          </table:table-cell>
          <table:table-cell office:value-type="float" office:value="3510" calcext:value-type="float">
            <text:p>3510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9.3" calcext:value-type="float">
            <text:p>79.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868" calcext:value-type="float">
            <text:p>18868</text:p>
          </table:table-cell>
          <table:table-cell office:value-type="string" calcext:value-type="string">
            <text:p><text:a xlink:href="https://fantasydata.com/nfl-stats/player-details.aspx?playerid=18868-deshone-kizer-cleveland-browns" xlink:type="simple">Deshone Kizer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251" calcext:value-type="float">
            <text:p>251</text:p>
          </table:table-cell>
          <table:table-cell office:value-type="float" office:value="442" calcext:value-type="float">
            <text:p>442</text:p>
          </table:table-cell>
          <table:table-cell office:value-type="float" office:value="56.8" calcext:value-type="float">
            <text:p>56.8</text:p>
          </table:table-cell>
          <table:table-cell office:value-type="float" office:value="2997" calcext:value-type="float">
            <text:p>2997</text:p>
          </table:table-cell>
          <table:table-cell office:value-type="float" office:value="6.8" calcext:value-type="float">
            <text:p>6.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6.7" calcext:value-type="float">
            <text:p>76.7</text:p>
          </table:table-cell>
          <table:table-cell office:value-type="float" office:value="66" calcext:value-type="float">
            <text:p>66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186.38" calcext:value-type="float">
            <text:p>186.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45" calcext:value-type="float">
            <text:p>16245</text:p>
          </table:table-cell>
          <table:table-cell office:value-type="string" calcext:value-type="string">
            <text:p><text:a xlink:href="https://fantasydata.com/nfl-stats/player-details.aspx?playerid=16245-blake-bortles-jacksonville-jaguars" xlink:type="simple">Blake Bortles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JAX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392" calcext:value-type="float">
            <text:p>392</text:p>
          </table:table-cell>
          <table:table-cell office:value-type="float" office:value="58.7" calcext:value-type="float">
            <text:p>58.7</text:p>
          </table:table-cell>
          <table:table-cell office:value-type="float" office:value="2643" calcext:value-type="float">
            <text:p>2643</text:p>
          </table:table-cell>
          <table:table-cell office:value-type="float" office:value="6.7" calcext:value-type="float">
            <text:p>6.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8.9" calcext:value-type="float">
            <text:p>78.9</text:p>
          </table:table-cell>
          <table:table-cell office:value-type="float" office:value="54" calcext:value-type="float">
            <text:p>54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171.32" calcext:value-type="float">
            <text:p>171.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358" calcext:value-type="float">
            <text:p>8358</text:p>
          </table:table-cell>
          <table:table-cell office:value-type="string" calcext:value-type="string">
            <text:p><text:a xlink:href="https://fantasydata.com/nfl-stats/player-details.aspx?playerid=8358-brian-hoyer-san-francisco-49ers" xlink:type="simple">Brian Hoyer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SF</text:p>
          </table:table-cell>
          <table:table-cell office:value-type="float" office:value="16" calcext:value-type="float">
            <text:p>16</text:p>
          </table:table-cell>
          <table:table-cell office:value-type="float" office:value="253" calcext:value-type="float">
            <text:p>253</text:p>
          </table:table-cell>
          <table:table-cell office:value-type="float" office:value="420" calcext:value-type="float">
            <text:p>420</text:p>
          </table:table-cell>
          <table:table-cell office:value-type="float" office:value="60.2" calcext:value-type="float">
            <text:p>60.2</text:p>
          </table:table-cell>
          <table:table-cell office:value-type="float" office:value="2856" calcext:value-type="float">
            <text:p>2856</text:p>
          </table:table-cell>
          <table:table-cell office:value-type="float" office:value="6.8" calcext:value-type="float">
            <text:p>6.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2.4" calcext:value-type="float">
            <text:p>82.4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.74" calcext:value-type="float">
            <text:p>160.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82" calcext:value-type="float">
            <text:p>5282</text:p>
          </table:table-cell>
          <table:table-cell office:value-type="string" calcext:value-type="string">
            <text:p><text:a xlink:href="https://fantasydata.com/nfl-stats/player-details.aspx?playerid=5282-josh-mccown-new-york-jets" xlink:type="simple">Josh McCow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YJ</text:p>
          </table:table-cell>
          <table:table-cell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384" calcext:value-type="float">
            <text:p>384</text:p>
          </table:table-cell>
          <table:table-cell office:value-type="float" office:value="58.1" calcext:value-type="float">
            <text:p>58.1</text:p>
          </table:table-cell>
          <table:table-cell office:value-type="float" office:value="2495" calcext:value-type="float">
            <text:p>2495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5.8" calcext:value-type="float">
            <text:p>75.8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201" calcext:value-type="float">
            <text:p>15201</text:p>
          </table:table-cell>
          <table:table-cell office:value-type="string" calcext:value-type="string">
            <text:p><text:a xlink:href="https://fantasydata.com/nfl-stats/player-details.aspx?playerid=15201-mike-glennon-chicago-bears" xlink:type="simple">Mike Glenno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HI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348" calcext:value-type="float">
            <text:p>348</text:p>
          </table:table-cell>
          <table:table-cell office:value-type="float" office:value="58.9" calcext:value-type="float">
            <text:p>58.9</text:p>
          </table:table-cell>
          <table:table-cell office:value-type="float" office:value="2345" calcext:value-type="float">
            <text:p>2345</text:p>
          </table:table-cell>
          <table:table-cell office:value-type="float" office:value="6.7" calcext:value-type="float">
            <text:p>6.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0.7" calcext:value-type="float">
            <text:p>80.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857" calcext:value-type="float">
            <text:p>18857</text:p>
          </table:table-cell>
          <table:table-cell office:value-type="string" calcext:value-type="string">
            <text:p><text:a xlink:href="https://fantasydata.com/nfl-stats/player-details.aspx?playerid=18857-deshaun-watson-houston-texans" xlink:type="simple">Deshaun Watso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HOU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343" calcext:value-type="float">
            <text:p>343</text:p>
          </table:table-cell>
          <table:table-cell office:value-type="float" office:value="58.3" calcext:value-type="float">
            <text:p>58.3</text:p>
          </table:table-cell>
          <table:table-cell office:value-type="float" office:value="2066" calcext:value-type="float">
            <text:p>206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4.1" calcext:value-type="float">
            <text:p>74.1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133.64" calcext:value-type="float">
            <text:p>133.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211" calcext:value-type="float">
            <text:p>16211</text:p>
          </table:table-cell>
          <table:table-cell office:value-type="string" calcext:value-type="string">
            <text:p><text:a xlink:href="https://fantasydata.com/nfl-stats/player-details.aspx?playerid=16211-tom-savage-houston-texans" xlink:type="simple">Tom Savage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HOU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19" calcext:value-type="float">
            <text:p>219</text:p>
          </table:table-cell>
          <table:table-cell office:value-type="float" office:value="58.4" calcext:value-type="float">
            <text:p>58.4</text:p>
          </table:table-cell>
          <table:table-cell office:value-type="float" office:value="1405" calcext:value-type="float">
            <text:p>1405</text:p>
          </table:table-cell>
          <table:table-cell office:value-type="float" office:value="6.4" calcext:value-type="float">
            <text:p>6.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8.7" calcext:value-type="float">
            <text:p>78.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811" calcext:value-type="float">
            <text:p>18811</text:p>
          </table:table-cell>
          <table:table-cell office:value-type="string" calcext:value-type="string">
            <text:p><text:a xlink:href="https://fantasydata.com/nfl-stats/player-details.aspx?playerid=18811-mitch-trubisky-chicago-bears" xlink:type="simple">Mitch Trubisky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HI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1044" calcext:value-type="float">
            <text:p>1044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8" calcext:value-type="float">
            <text:p>76.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60.96" calcext:value-type="float">
            <text:p>60.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<text:a xlink:href="https://fantasydata.com/nfl-stats/player-details.aspx?playerid=2405-chad-henne-jacksonville-jaguars" xlink:type="simple">Chad Henne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JAX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59" calcext:value-type="float">
            <text:p>59</text:p>
          </table:table-cell>
          <table:table-cell office:value-type="float" office:value="938" calcext:value-type="float">
            <text:p>938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4" calcext:value-type="float">
            <text:p>76.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50.02" calcext:value-type="float">
            <text:p>50.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966" calcext:value-type="float">
            <text:p>17966</text:p>
          </table:table-cell>
          <table:table-cell office:value-type="string" calcext:value-type="string">
            <text:p><text:a xlink:href="https://fantasydata.com/nfl-stats/player-details.aspx?playerid=17966-cody-kessler-cleveland-browns" xlink:type="simple">Cody Kessler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61.5" calcext:value-type="float">
            <text:p>61.5</text:p>
          </table:table-cell>
          <table:table-cell office:value-type="float" office:value="612" calcext:value-type="float">
            <text:p>612</text:p>
          </table:table-cell>
          <table:table-cell office:value-type="float" office:value="6.7" calcext:value-type="float">
            <text:p>6.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2.3" calcext:value-type="float">
            <text:p>82.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35.78" calcext:value-type="float">
            <text:p>35.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29" calcext:value-type="float">
            <text:p>17929</text:p>
          </table:table-cell>
          <table:table-cell office:value-type="string" calcext:value-type="string">
            <text:p><text:a xlink:href="https://fantasydata.com/nfl-stats/player-details.aspx?playerid=17929-paxton-lynch-denver-broncos" xlink:type="simple">Paxton Lynch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58.9" calcext:value-type="float">
            <text:p>58.9</text:p>
          </table:table-cell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31.18" calcext:value-type="float">
            <text:p>31.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27" calcext:value-type="float">
            <text:p>17927</text:p>
          </table:table-cell>
          <table:table-cell office:value-type="string" calcext:value-type="string">
            <text:p><text:a xlink:href="https://fantasydata.com/nfl-stats/player-details.aspx?playerid=17927-christian-hackenberg-new-york-jets" xlink:type="simple">Christian Hackenberg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YJ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54.5" calcext:value-type="float">
            <text:p>54.5</text:p>
          </table:table-cell>
          <table:table-cell office:value-type="float" office:value="649" calcext:value-type="float">
            <text:p>649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.5" calcext:value-type="float">
            <text:p>63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9.16" calcext:value-type="float">
            <text:p>29.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103" calcext:value-type="float">
            <text:p>13103</text:p>
          </table:table-cell>
          <table:table-cell office:value-type="string" calcext:value-type="string">
            <text:p><text:a xlink:href="https://fantasydata.com/nfl-stats/player-details.aspx?playerid=13103-scott-tolzien-indianapolis-colts" xlink:type="simple">Scott Tolzie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IND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59.5" calcext:value-type="float">
            <text:p>59.5</text:p>
          </table:table-cell>
          <table:table-cell office:value-type="float" office:value="517" calcext:value-type="float">
            <text:p>51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.8" calcext:value-type="float">
            <text:p>75.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27.98" calcext:value-type="float">
            <text:p>27.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973" calcext:value-type="float">
            <text:p>18973</text:p>
          </table:table-cell>
          <table:table-cell office:value-type="string" calcext:value-type="string">
            <text:p><text:a xlink:href="https://fantasydata.com/nfl-stats/player-details.aspx?playerid=18973-cj-beathard-san-francisco-49ers" xlink:type="simple">CJ Beathard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SF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59.5" calcext:value-type="float">
            <text:p>59.5</text:p>
          </table:table-cell>
          <table:table-cell office:value-type="float" office:value="487" calcext:value-type="float">
            <text:p>487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.8" calcext:value-type="float">
            <text:p>76.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4.58" calcext:value-type="float">
            <text:p>24.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864" calcext:value-type="float">
            <text:p>16864</text:p>
          </table:table-cell>
          <table:table-cell office:value-type="string" calcext:value-type="string">
            <text:p><text:a xlink:href="https://fantasydata.com/nfl-stats/player-details.aspx?playerid=16864-bryce-petty-new-york-jets" xlink:type="simple">Bryce Petty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NYJ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6.8" calcext:value-type="float">
            <text:p>56.8</text:p>
          </table:table-cell>
          <table:table-cell office:value-type="float" office:value="472" calcext:value-type="float">
            <text:p>472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.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2.28" calcext:value-type="float">
            <text:p>22.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<text:a xlink:href="https://fantasydata.com/nfl-stats/player-details.aspx?playerid=5834-matt-moore-miami-dolphins" xlink:type="simple">Matt Moore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MIA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3.4" calcext:value-type="float">
            <text:p>63.4</text:p>
          </table:table-cell>
          <table:table-cell office:value-type="float" office:value="299" calcext:value-type="float">
            <text:p>299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.4" calcext:value-type="float">
            <text:p>91.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497" calcext:value-type="float">
            <text:p>16497</text:p>
          </table:table-cell>
          <table:table-cell office:value-type="string" calcext:value-type="string">
            <text:p><text:a xlink:href="https://fantasydata.com/nfl-stats/player-details.aspx?playerid=16497-teddy-bridgewater-minnesota-vikings" xlink:type="simple">Teddy Bridgewater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2.5" calcext:value-type="float">
            <text:p>62.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.9" calcext:value-type="float">
            <text:p>89.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.22" calcext:value-type="float">
            <text:p>18.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850" calcext:value-type="float">
            <text:p>16850</text:p>
          </table:table-cell>
          <table:table-cell office:value-type="string" calcext:value-type="string">
            <text:p><text:a xlink:href="https://fantasydata.com/nfl-stats/player-details.aspx?playerid=16850-sean-mannion-los-angeles-rams" xlink:type="simple">Sean Mannio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LAR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5.8" calcext:value-type="float">
            <text:p>55.8</text:p>
          </table:table-cell>
          <table:table-cell office:value-type="float" office:value="274" calcext:value-type="float">
            <text:p>274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7.76" calcext:value-type="float">
            <text:p>17.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029" calcext:value-type="float">
            <text:p>19029</text:p>
          </table:table-cell>
          <table:table-cell office:value-type="string" calcext:value-type="string">
            <text:p><text:a xlink:href="https://fantasydata.com/nfl-stats/player-details.aspx?playerid=19029-nathan-peterman-buffalo-bills" xlink:type="simple">Nathan Peterma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BUF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3.9" calcext:value-type="float">
            <text:p>63.9</text:p>
          </table:table-cell>
          <table:table-cell office:value-type="float" office:value="236" calcext:value-type="float">
            <text:p>236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.6" calcext:value-type="float">
            <text:p>89.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" calcext:value-type="float">
            <text:p>16.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890" calcext:value-type="float">
            <text:p>18890</text:p>
          </table:table-cell>
          <table:table-cell office:value-type="string" calcext:value-type="string">
            <text:p><text:a xlink:href="https://fantasydata.com/nfl-stats/player-details.aspx?playerid=18890-patrick-mahomes-kansas-city-chiefs" xlink:type="simple">Patrick Mahomes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KC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1.5" calcext:value-type="float">
            <text:p>61.5</text:p>
          </table:table-cell>
          <table:table-cell office:value-type="float" office:value="257" calcext:value-type="float">
            <text:p>257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.7" calcext:value-type="float">
            <text:p>78.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118" calcext:value-type="float">
            <text:p>18118</text:p>
          </table:table-cell>
          <table:table-cell office:value-type="string" calcext:value-type="string">
            <text:p><text:a xlink:href="https://fantasydata.com/nfl-stats/player-details.aspx?playerid=18118-brandon-allen-los-angeles-rams" xlink:type="simple">Brandon Alle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LAR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7.5" calcext:value-type="float">
            <text:p>57.5</text:p>
          </table:table-cell>
          <table:table-cell office:value-type="float" office:value="229" calcext:value-type="float">
            <text:p>229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8" calcext:value-type="float">
            <text:p>71.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<text:a xlink:href="https://fantasydata.com/nfl-stats/player-details.aspx?playerid=18079-kevin-hogan-cleveland-browns" xlink:type="simple">Kevin Hoga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8.1" calcext:value-type="float">
            <text:p>58.1</text:p>
          </table:table-cell>
          <table:table-cell office:value-type="float" office:value="193" calcext:value-type="float">
            <text:p>193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.7" calcext:value-type="float">
            <text:p>73.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<text:a xlink:href="https://fantasydata.com/nfl-stats/player-details.aspx?playerid=4737-drew-stanton-arizona-cardinals" xlink:type="simple">Drew Stanton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ARI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27" calcext:value-type="float">
            <text:p>22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7" calcext:value-type="float">
            <text:p>76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971" calcext:value-type="float">
            <text:p>14971</text:p>
          </table:table-cell>
          <table:table-cell office:value-type="string" calcext:value-type="string">
            <text:p><text:a xlink:href="https://fantasydata.com/nfl-stats/player-details.aspx?playerid=14971-landry-jones-pittsburgh-steelers" xlink:type="simple">Landry Jones</text:a>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PIT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0.78" calcext:value-type="float">
            <text:p>10.78</text:p>
          </table:table-cell>
        </table:table-row>
      </table:table>
      <table:table table:name="Sheet2" table:style-name="ta1"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Rk</text:p>
          </table:table-cell>
          <table:table-cell table:style-name="ce3" office:value-type="string" calcext:value-type="string">
            <text:p><text:a xlink:href="javascript:__doPostBack('ctl00$ctl00$Body$Body$NFLPlayerStats1$StatsGrid','Sort$PlayerID')" xlink:type="simple">ID</text:a></text:p>
          </table:table-cell>
          <table:table-cell table:style-name="ce3" office:value-type="string" calcext:value-type="string">
            <text:p><text:a xlink:href="javascript:__doPostBack('ctl00$ctl00$Body$Body$NFLPlayerStats1$StatsGrid','Sort$Name')" xlink:type="simple">Player</text:a></text:p>
          </table:table-cell>
          <table:table-cell table:style-name="ce3" office:value-type="string" calcext:value-type="string">
            <text:p><text:a xlink:href="javascript:__doPostBack('ctl00$ctl00$Body$Body$NFLPlayerStats1$StatsGrid','Sort$Position')" xlink:type="simple">Pos</text:a></text:p>
          </table:table-cell>
          <table:table-cell table:style-name="ce3" office:value-type="string" calcext:value-type="string">
            <text:p><text:a xlink:href="javascript:__doPostBack('ctl00$ctl00$Body$Body$NFLPlayerStats1$StatsGrid','Sort$Team')" xlink:type="simple">Team</text:a></text:p>
          </table:table-cell>
          <table:table-cell table:style-name="ce3" office:value-type="string" calcext:value-type="string">
            <text:p><text:a xlink:href="javascript:__doPostBack('ctl00$ctl00$Body$Body$NFLPlayerStats1$StatsGrid','Sort$Played')" xlink:type="simple">Gms</text:a></text:p>
          </table:table-cell>
          <table:table-cell table:style-name="ce3" office:value-type="string" calcext:value-type="string">
            <text:p><text:a xlink:href="javascript:__doPostBack('ctl00$ctl00$Body$Body$NFLPlayerStats1$StatsGrid','Sort$RushingAttempts')" xlink:type="simple">Att</text:a></text:p>
          </table:table-cell>
          <table:table-cell table:style-name="ce3" office:value-type="string" calcext:value-type="string">
            <text:p><text:a xlink:href="javascript:__doPostBack('ctl00$ctl00$Body$Body$NFLPlayerStats1$StatsGrid','Sort$RushingYards')" xlink:type="simple">Yds</text:a></text:p>
          </table:table-cell>
          <table:table-cell table:style-name="ce3" office:value-type="string" calcext:value-type="string">
            <text:p><text:a xlink:href="javascript:__doPostBack('ctl00$ctl00$Body$Body$NFLPlayerStats1$StatsGrid','Sort$RushingYardsPerAttempt')" xlink:type="simple">Yds/Att</text:a></text:p>
          </table:table-cell>
          <table:table-cell table:style-name="ce3" office:value-type="string" calcext:value-type="string">
            <text:p><text:a xlink:href="javascript:__doPostBack('ctl00$ctl00$Body$Body$NFLPlayerStats1$StatsGrid','Sort$RushingTouchdowns')" xlink:type="simple">TD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ivingTargets')" xlink:type="simple">Targets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ptions')" xlink:type="simple">Rec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ivingYards')" xlink:type="simple">Yds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ivingTouchdowns')" xlink:type="simple">TD</text:a></text:p>
          </table:table-cell>
          <table:table-cell table:style-name="ce3" office:value-type="string" calcext:value-type="string">
            <text:p><text:a xlink:href="javascript:__doPostBack('ctl00$ctl00$Body$Body$NFLPlayerStats1$StatsGrid','Sort$Fumbles')" xlink:type="simple">Fum</text:a></text:p>
          </table:table-cell>
          <table:table-cell table:style-name="ce3" office:value-type="string" calcext:value-type="string">
            <text:p><text:a xlink:href="javascript:__doPostBack('ctl00$ctl00$Body$Body$NFLPlayerStats1$StatsGrid','Sort$FumblesLost')" xlink:type="simple">Lost</text:a></text:p>
          </table:table-cell>
          <table:table-cell table:style-name="ce3" office:value-type="string" calcext:value-type="string">
            <text:p><text:a xlink:href="javascript:__doPostBack('ctl00$ctl00$Body$Body$NFLPlayerStats1$StatsGrid','Sort$FantasyPointsPerGame')" xlink:type="simple">PPG</text:a></text:p>
          </table:table-cell>
          <table:table-cell table:style-name="ce3" office:value-type="string" calcext:value-type="string">
            <text:p><text:a xlink:href="javascript:__doPostBack('ctl00$ctl00$Body$Body$NFLPlayerStats1$StatsGrid','Sort$FantasyPointsHalfPointPpr')" xlink:type="simple">Fantasy Points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47" calcext:value-type="float">
            <text:p>16847</text:p>
          </table:table-cell>
          <table:table-cell office:value-type="string" calcext:value-type="string">
            <text:p><text:a xlink:href="https://fantasydata.com/nfl-stats/player-details.aspx?playerid=16847-david-johnson-arizona-cardinals" xlink:type="simple">David Johnso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RI</text:p>
          </table:table-cell>
          <table:table-cell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  <table:table-cell office:value-type="float" office:value="1195" calcext:value-type="float">
            <text:p>1195</text:p>
          </table:table-cell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office:value-type="float" office:value="92.3" calcext:value-type="float">
            <text:p>92.3</text:p>
          </table:table-cell>
          <table:table-cell office:value-type="float" office:value="71" calcext:value-type="float">
            <text:p>71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.5" calcext:value-type="float">
            <text:p>17.5</text:p>
          </table:table-cell>
          <table:table-cell office:value-type="float" office:value="315.6" calcext:value-type="float">
            <text:p>315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67" calcext:value-type="float">
            <text:p>14967</text:p>
          </table:table-cell>
          <table:table-cell office:value-type="string" calcext:value-type="string">
            <text:p><text:a xlink:href="https://fantasydata.com/nfl-stats/player-details.aspx?playerid=14967-leveon-bell-pittsburgh-steelers" xlink:type="simple">Le'Veon Bell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IT</text:p>
          </table:table-cell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1328" calcext:value-type="float">
            <text:p>1328</text:p>
          </table:table-cell>
          <table:table-cell office:value-type="float" office:value="4.6" calcext:value-type="float">
            <text:p>4.6</text:p>
          </table:table-cell>
          <table:table-cell office:value-type="float" office:value="9" calcext:value-type="float">
            <text:p>9</text:p>
          </table:table-cell>
          <table:table-cell office:value-type="float" office:value="113.2" calcext:value-type="float">
            <text:p>113.2</text:p>
          </table:table-cell>
          <table:table-cell office:value-type="float" office:value="77" calcext:value-type="float">
            <text:p>77</text:p>
          </table:table-cell>
          <table:table-cell office:value-type="float" office:value="629" calcext:value-type="float">
            <text:p>62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296.2" calcext:value-type="float">
            <text:p>296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24" calcext:value-type="float">
            <text:p>16524</text:p>
          </table:table-cell>
          <table:table-cell office:value-type="string" calcext:value-type="string">
            <text:p><text:a xlink:href="https://fantasydata.com/nfl-stats/player-details.aspx?playerid=16524-devonta-freeman-atlanta-falcons" xlink:type="simple">Devonta Freema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TL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970" calcext:value-type="float">
            <text:p>970</text:p>
          </table:table-cell>
          <table:table-cell office:value-type="float" office:value="4.4" calcext:value-type="float">
            <text:p>4.4</text:p>
          </table:table-cell>
          <table:table-cell office:value-type="float" office:value="9" calcext:value-type="float">
            <text:p>9</text:p>
          </table:table-cell>
          <table:table-cell office:value-type="float" office:value="72.9" calcext:value-type="float">
            <text:p>72.9</text:p>
          </table:table-cell>
          <table:table-cell office:value-type="float" office:value="54" calcext:value-type="float">
            <text:p>54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.2" calcext:value-type="float">
            <text:p>13.2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32" calcext:value-type="float">
            <text:p>11932</text:p>
          </table:table-cell>
          <table:table-cell office:value-type="string" calcext:value-type="string">
            <text:p><text:a xlink:href="https://fantasydata.com/nfl-stats/player-details.aspx?playerid=11932-lesean-mccoy-buffalo-bills" xlink:type="simple">LeSean McCoy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UF</text:p>
          </table:table-cell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office:value-type="float" office:value="1145" calcext:value-type="float">
            <text:p>1145</text:p>
          </table:table-cell>
          <table:table-cell office:value-type="float" office:value="4.8" calcext:value-type="float">
            <text:p>4.8</text:p>
          </table:table-cell>
          <table:table-cell office:value-type="float" office:value="9" calcext:value-type="float">
            <text:p>9</text:p>
          </table:table-cell>
          <table:table-cell office:value-type="float" office:value="61.2" calcext:value-type="float">
            <text:p>61.2</text:p>
          </table:table-cell>
          <table:table-cell office:value-type="float" office:value="45" calcext:value-type="float">
            <text:p>45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float" office:value="235.7" calcext:value-type="float">
            <text:p>235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776" calcext:value-type="float">
            <text:p>16776</text:p>
          </table:table-cell>
          <table:table-cell office:value-type="string" calcext:value-type="string">
            <text:p><text:a xlink:href="https://fantasydata.com/nfl-stats/player-details.aspx?playerid=16776-melvin-gordon-los-angeles-chargers" xlink:type="simple">Melvin Gordo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AC</text:p>
          </table:table-cell>
          <table:table-cell office:value-type="float" office:value="16" calcext:value-type="float">
            <text:p>16</text:p>
          </table:table-cell>
          <table:table-cell office:value-type="float" office:value="268" calcext:value-type="float">
            <text:p>268</text:p>
          </table:table-cell>
          <table:table-cell office:value-type="float" office:value="1091" calcext:value-type="float">
            <text:p>1091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66.6" calcext:value-type="float">
            <text:p>66.6</text:p>
          </table:table-cell>
          <table:table-cell office:value-type="float" office:value="45" calcext:value-type="float">
            <text:p>45</text:p>
          </table:table-cell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.6" calcext:value-type="float">
            <text:p>12.6</text:p>
          </table:table-cell>
          <table:table-cell office:value-type="float" office:value="223.5" calcext:value-type="float">
            <text:p>22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<text:a xlink:href="https://fantasydata.com/nfl-stats/player-details.aspx?playerid=18067-jordan-howard-chicago-bears" xlink:type="simple">Jordan Howard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HI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office:value-type="float" office:value="1288" calcext:value-type="float">
            <text:p>1288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float" office:value="45.2" calcext:value-type="float">
            <text:p>45.2</text:p>
          </table:table-cell>
          <table:table-cell office:value-type="float" office:value="33" calcext:value-type="float">
            <text:p>33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6" calcext:value-type="float">
            <text:p>12.6</text:p>
          </table:table-cell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09" calcext:value-type="float">
            <text:p>16909</text:p>
          </table:table-cell>
          <table:table-cell office:value-type="string" calcext:value-type="string">
            <text:p><text:a xlink:href="https://fantasydata.com/nfl-stats/player-details.aspx?playerid=16909-jay-ajayi-miami-dolphins" xlink:type="simple">Jay Ajayi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IA</text:p>
          </table:table-cell>
          <table:table-cell office:value-type="float" office:value="16" calcext:value-type="float">
            <text:p>16</text:p>
          </table:table-cell>
          <table:table-cell office:value-type="float" office:value="268" calcext:value-type="float">
            <text:p>268</text:p>
          </table:table-cell>
          <table:table-cell office:value-type="float" office:value="1209" calcext:value-type="float">
            <text:p>1209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48.3" calcext:value-type="float">
            <text:p>48.3</text:p>
          </table:table-cell>
          <table:table-cell office:value-type="float" office:value="35" calcext:value-type="float">
            <text:p>35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  <table:table-cell office:value-type="float" office:value="213.3" calcext:value-type="float">
            <text:p>213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71" calcext:value-type="float">
            <text:p>16771</text:p>
          </table:table-cell>
          <table:table-cell office:value-type="string" calcext:value-type="string">
            <text:p><text:a xlink:href="https://fantasydata.com/nfl-stats/player-details.aspx?playerid=16771-todd-gurley-los-angeles-rams" xlink:type="simple">Todd Gurley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AR</text:p>
          </table:table-cell>
          <table:table-cell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 office:value-type="float" office:value="1080" calcext:value-type="float">
            <text:p>108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55.8" calcext:value-type="float">
            <text:p>55.8</text:p>
          </table:table-cell>
          <table:table-cell office:value-type="float" office:value="41" calcext:value-type="float">
            <text:p>41</text:p>
          </table:table-cell>
          <table:table-cell office:value-type="float" office:value="315" calcext:value-type="float">
            <text:p>3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24" calcext:value-type="float">
            <text:p>13124</text:p>
          </table:table-cell>
          <table:table-cell office:value-type="string" calcext:value-type="string">
            <text:p><text:a xlink:href="https://fantasydata.com/nfl-stats/player-details.aspx?playerid=13124-demarco-murray-tennessee-titans" xlink:type="simple">DeMarco Murray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N</text:p>
          </table:table-cell>
          <table:table-cell office:value-type="float" office:value="16" calcext:value-type="float">
            <text:p>16</text:p>
          </table:table-cell>
          <table:table-cell office:value-type="float" office:value="247" calcext:value-type="float">
            <text:p>247</text:p>
          </table:table-cell>
          <table:table-cell office:value-type="float" office:value="1060" calcext:value-type="float">
            <text:p>1060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float" office:value="59.8" calcext:value-type="float">
            <text:p>59.8</text:p>
          </table:table-cell>
          <table:table-cell office:value-type="float" office:value="46" calcext:value-type="float">
            <text:p>46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27" calcext:value-type="float">
            <text:p>16127</text:p>
          </table:table-cell>
          <table:table-cell office:value-type="string" calcext:value-type="string">
            <text:p><text:a xlink:href="https://fantasydata.com/nfl-stats/player-details.aspx?playerid=16127-isaiah-crowell-cleveland-browns" xlink:type="simple">Isaiah Crowell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970" calcext:value-type="float">
            <text:p>970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float" office:value="54.4" calcext:value-type="float">
            <text:p>54.4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7" calcext:value-type="float">
            <text:p>10.7</text:p>
          </table:table-cell>
          <table:table-cell office:value-type="float" office:value="189.3" calcext:value-type="float">
            <text:p>189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791" calcext:value-type="float">
            <text:p>13791</text:p>
          </table:table-cell>
          <table:table-cell office:value-type="string" calcext:value-type="string">
            <text:p><text:a xlink:href="https://fantasydata.com/nfl-stats/player-details.aspx?playerid=13791-lamar-miller-houston-texans" xlink:type="simple">Lamar Miller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HOU</text:p>
          </table:table-cell>
          <table:table-cell office:value-type="float" office:value="16" calcext:value-type="float">
            <text:p>16</text:p>
          </table:table-cell>
          <table:table-cell office:value-type="float" office:value="254" calcext:value-type="float">
            <text:p>254</text:p>
          </table:table-cell>
          <table:table-cell office:value-type="float" office:value="1044" calcext:value-type="float">
            <text:p>1044</text:p>
          </table:table-cell>
          <table:table-cell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office:value-type="float" office:value="51.4" calcext:value-type="float">
            <text:p>51.4</text:p>
          </table:table-cell>
          <table:table-cell office:value-type="float" office:value="37" calcext:value-type="float">
            <text:p>37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6" calcext:value-type="float">
            <text:p>10.6</text:p>
          </table:table-cell>
          <table:table-cell office:value-type="float" office:value="187.4" calcext:value-type="float">
            <text:p>187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803" calcext:value-type="float">
            <text:p>18803</text:p>
          </table:table-cell>
          <table:table-cell office:value-type="string" calcext:value-type="string">
            <text:p><text:a xlink:href="https://fantasydata.com/nfl-stats/player-details.aspx?playerid=18803-leonard-fournette-jacksonville-jaguars" xlink:type="simple">Leonard Fournette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JAX</text:p>
          </table:table-cell>
          <table:table-cell office:value-type="float" office:value="16" calcext:value-type="float">
            <text:p>16</text:p>
          </table:table-cell>
          <table:table-cell office:value-type="float" office:value="242" calcext:value-type="float">
            <text:p>242</text:p>
          </table:table-cell>
          <table:table-cell office:value-type="float" office:value="1034" calcext:value-type="float">
            <text:p>1034</text:p>
          </table:table-cell>
          <table:table-cell office:value-type="float" office:value="4.3" calcext:value-type="float">
            <text:p>4.3</text:p>
          </table:table-cell>
          <table:table-cell office:value-type="float" office:value="7" calcext:value-type="float">
            <text:p>7</text:p>
          </table:table-cell>
          <table:table-cell office:value-type="float" office:value="44.1" calcext:value-type="float">
            <text:p>44.1</text:p>
          </table:table-cell>
          <table:table-cell office:value-type="float" office:value="30" calcext:value-type="float">
            <text:p>3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6" calcext:value-type="float">
            <text:p>10.6</text:p>
          </table:table-cell>
          <table:table-cell office:value-type="float" office:value="184.6" calcext:value-type="float">
            <text:p>184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23" calcext:value-type="float">
            <text:p>17923</text:p>
          </table:table-cell>
          <table:table-cell office:value-type="string" calcext:value-type="string">
            <text:p><text:a xlink:href="https://fantasydata.com/nfl-stats/player-details.aspx?playerid=17923-ezekiel-elliott-dallas-cowboys" xlink:type="simple">Ezekiel Elliott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AL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995" calcext:value-type="float">
            <text:p>995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office:value-type="float" office:value="37.2" calcext:value-type="float">
            <text:p>37.2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184.4" calcext:value-type="float">
            <text:p>184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872" calcext:value-type="float">
            <text:p>18872</text:p>
          </table:table-cell>
          <table:table-cell office:value-type="string" calcext:value-type="string">
            <text:p><text:a xlink:href="https://fantasydata.com/nfl-stats/player-details.aspx?playerid=18872-dalvin-cook-minnesota-vikings" xlink:type="simple">Dalvin Cook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float" office:value="204" calcext:value-type="float">
            <text:p>204</text:p>
          </table:table-cell>
          <table:table-cell office:value-type="float" office:value="858" calcext:value-type="float">
            <text:p>858</text:p>
          </table:table-cell>
          <table:table-cell office:value-type="float" office:value="4.2" calcext:value-type="float">
            <text:p>4.2</text:p>
          </table:table-cell>
          <table:table-cell office:value-type="float" office:value="7" calcext:value-type="float">
            <text:p>7</text:p>
          </table:table-cell>
          <table:table-cell office:value-type="float" office:value="56.2" calcext:value-type="float">
            <text:p>56.2</text:p>
          </table:table-cell>
          <table:table-cell office:value-type="float" office:value="38" calcext:value-type="float">
            <text:p>38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.3" calcext:value-type="float">
            <text:p>10.3</text:p>
          </table:table-cell>
          <table:table-cell office:value-type="float" office:value="183.3" calcext:value-type="float">
            <text:p>183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<text:a xlink:href="https://fantasydata.com/nfl-stats/player-details.aspx?playerid=18944-kareem-hunt-kansas-city-chiefs" xlink:type="simple">Kareem Hunt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KC</text:p>
          </table:table-cell>
          <table:table-cell office:value-type="float" office:value="16" calcext:value-type="float">
            <text:p>16</text:p>
          </table:table-cell>
          <table:table-cell office:value-type="float" office:value="213" calcext:value-type="float">
            <text:p>213</text:p>
          </table:table-cell>
          <table:table-cell office:value-type="float" office:value="899" calcext:value-type="float">
            <text:p>899</text:p>
          </table:table-cell>
          <table:table-cell office:value-type="float" office:value="4.2" calcext:value-type="float">
            <text:p>4.2</text:p>
          </table:table-cell>
          <table:table-cell office:value-type="float" office:value="7" calcext:value-type="float">
            <text:p>7</text:p>
          </table:table-cell>
          <table:table-cell office:value-type="float" office:value="50.8" calcext:value-type="float">
            <text:p>50.8</text:p>
          </table:table-cell>
          <table:table-cell office:value-type="float" office:value="36" calcext:value-type="float">
            <text:p>36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office:value-type="float" office:value="180.3" calcext:value-type="float">
            <text:p>180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877" calcext:value-type="float">
            <text:p>18877</text:p>
          </table:table-cell>
          <table:table-cell office:value-type="string" calcext:value-type="string">
            <text:p><text:a xlink:href="https://fantasydata.com/nfl-stats/player-details.aspx?playerid=18877-christian-mccaffrey-carolina-panthers" xlink:type="simple">Christian McCaffrey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AR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723" calcext:value-type="float">
            <text:p>723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177.7" calcext:value-type="float">
            <text:p>177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855" calcext:value-type="float">
            <text:p>16855</text:p>
          </table:table-cell>
          <table:table-cell office:value-type="string" calcext:value-type="string">
            <text:p><text:a xlink:href="https://fantasydata.com/nfl-stats/player-details.aspx?playerid=16855-ty-montgomery-green-bay-packers" xlink:type="simple">Ty Montgomery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float" office:value="167" calcext:value-type="float">
            <text:p>167</text:p>
          </table:table-cell>
          <table:table-cell office:value-type="float" office:value="776" calcext:value-type="float">
            <text:p>776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374" calcext:value-type="float">
            <text:p>37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 office:value-type="float" office:value="176.5" calcext:value-type="float">
            <text:p>176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858" calcext:value-type="float">
            <text:p>18858</text:p>
          </table:table-cell>
          <table:table-cell office:value-type="string" calcext:value-type="string">
            <text:p><text:a xlink:href="https://fantasydata.com/nfl-stats/player-details.aspx?playerid=18858-joe-mixon-cincinnati-bengals" xlink:type="simple">Joe Mixo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IN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813" calcext:value-type="float">
            <text:p>813</text:p>
          </table:table-cell>
          <table:table-cell office:value-type="float" office:value="4.2" calcext:value-type="float">
            <text:p>4.2</text:p>
          </table:table-cell>
          <table:table-cell office:value-type="float" office:value="7" calcext:value-type="float">
            <text:p>7</text:p>
          </table:table-cell>
          <table:table-cell office:value-type="float" office:value="51.1" calcext:value-type="float">
            <text:p>51.1</text:p>
          </table:table-cell>
          <table:table-cell office:value-type="float" office:value="36" calcext:value-type="float">
            <text:p>36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7" calcext:value-type="float">
            <text:p>9.7</text:p>
          </table:table-cell>
          <table:table-cell office:value-type="float" office:value="172.6" calcext:value-type="float">
            <text:p>172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00" calcext:value-type="float">
            <text:p>12800</text:p>
          </table:table-cell>
          <table:table-cell office:value-type="string" calcext:value-type="string">
            <text:p><text:a xlink:href="https://fantasydata.com/nfl-stats/player-details.aspx?playerid=12800-bilal-powell-new-york-jets" xlink:type="simple">Bilal Powell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YJ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743" calcext:value-type="float">
            <text:p>743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49" calcext:value-type="float">
            <text:p>4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86" calcext:value-type="float">
            <text:p>12386</text:p>
          </table:table-cell>
          <table:table-cell office:value-type="string" calcext:value-type="string">
            <text:p><text:a xlink:href="https://fantasydata.com/nfl-stats/player-details.aspx?playerid=12386-marshawn-lynch-oakland-raiders" xlink:type="simple">Marshawn Lynch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OAK</text:p>
          </table:table-cell>
          <table:table-cell office:value-type="float" office:value="16" calcext:value-type="float">
            <text:p>16</text:p>
          </table:table-cell>
          <table:table-cell office:value-type="float" office:value="198" calcext:value-type="float">
            <text:p>198</text:p>
          </table:table-cell>
          <table:table-cell office:value-type="float" office:value="830" calcext:value-type="float">
            <text:p>830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office:value-type="float" office:value="38.9" calcext:value-type="float">
            <text:p>38.9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37" calcext:value-type="float">
            <text:p>13337</text:p>
          </table:table-cell>
          <table:table-cell office:value-type="string" calcext:value-type="string">
            <text:p><text:a xlink:href="https://fantasydata.com/nfl-stats/player-details.aspx?playerid=13337-mark-ingram-new-orleans-saints" xlink:type="simple">Mark Ingram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74" calcext:value-type="float">
            <text:p>174</text:p>
          </table:table-cell>
          <table:table-cell office:value-type="float" office:value="803" calcext:value-type="float">
            <text:p>803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57.1" calcext:value-type="float">
            <text:p>57.1</text:p>
          </table:table-cell>
          <table:table-cell office:value-type="float" office:value="42" calcext:value-type="float">
            <text:p>42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.2" calcext:value-type="float">
            <text:p>9.2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668" calcext:value-type="float">
            <text:p>16668</text:p>
          </table:table-cell>
          <table:table-cell office:value-type="string" calcext:value-type="string">
            <text:p><text:a xlink:href="https://fantasydata.com/nfl-stats/player-details.aspx?playerid=16668-carlos-hyde-san-francisco-49ers" xlink:type="simple">Carlos Hyde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F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981" calcext:value-type="float">
            <text:p>981</text:p>
          </table:table-cell>
          <table:table-cell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39.2" calcext:value-type="float">
            <text:p>39.2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815" calcext:value-type="float">
            <text:p>16815</text:p>
          </table:table-cell>
          <table:table-cell office:value-type="string" calcext:value-type="string">
            <text:p><text:a xlink:href="https://fantasydata.com/nfl-stats/player-details.aspx?playerid=16815-ameer-abdullah-detroit-lions" xlink:type="simple">Ameer Abdullah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T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778" calcext:value-type="float">
            <text:p>778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43.5" calcext:value-type="float">
            <text:p>43.5</text:p>
          </table:table-cell>
          <table:table-cell office:value-type="float" office:value="32" calcext:value-type="float">
            <text:p>32</text:p>
          </table:table-cell>
          <table:table-cell office:value-type="float" office:value="267" calcext:value-type="float">
            <text:p>26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.9" calcext:value-type="float">
            <text:p>8.9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20" calcext:value-type="float">
            <text:p>5820</text:p>
          </table:table-cell>
          <table:table-cell office:value-type="string" calcext:value-type="string">
            <text:p><text:a xlink:href="https://fantasydata.com/nfl-stats/player-details.aspx?playerid=5820-frank-gore-indianapolis-colts" xlink:type="simple">Frank Gore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D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783" calcext:value-type="float">
            <text:p>783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.2</text:p>
          </table:table-cell>
          <table:table-cell office:value-type="float" office:value="30" calcext:value-type="float">
            <text:p>30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.7" calcext:value-type="float">
            <text:p>8.7</text:p>
          </table:table-cell>
          <table:table-cell office:value-type="float" office:value="153.5" calcext:value-type="float">
            <text:p>153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34" calcext:value-type="float">
            <text:p>16834</text:p>
          </table:table-cell>
          <table:table-cell office:value-type="string" calcext:value-type="string">
            <text:p><text:a xlink:href="https://fantasydata.com/nfl-stats/player-details.aspx?playerid=16834-tevin-coleman-atlanta-falcons" xlink:type="simple">Tevin Colema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TL</text:p>
          </table:table-cell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office:value-type="float" office:value="596" calcext:value-type="float">
            <text:p>596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45.6" calcext:value-type="float">
            <text:p>45.6</text:p>
          </table:table-cell>
          <table:table-cell office:value-type="float" office:value="34" calcext:value-type="float">
            <text:p>34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142" calcext:value-type="float">
            <text:p>16142</text:p>
          </table:table-cell>
          <table:table-cell office:value-type="string" calcext:value-type="string">
            <text:p><text:a xlink:href="https://fantasydata.com/nfl-stats/player-details.aspx?playerid=16142-terrance-west-baltimore-ravens" xlink:type="simple">Terrance West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AL</text:p>
          </table:table-cell>
          <table:table-cell office:value-type="float" office:value="16" calcext:value-type="float">
            <text:p>16</text:p>
          </table:table-cell>
          <table:table-cell office:value-type="float" office:value="198" calcext:value-type="float">
            <text:p>198</text:p>
          </table:table-cell>
          <table:table-cell office:value-type="float" office:value="797" calcext:value-type="float">
            <text:p>7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020" calcext:value-type="float">
            <text:p>15020</text:p>
          </table:table-cell>
          <table:table-cell office:value-type="string" calcext:value-type="string">
            <text:p><text:a xlink:href="https://fantasydata.com/nfl-stats/player-details.aspx?playerid=15020-cj-anderson-denver-broncos" xlink:type="simple">CJ Anderso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float" office:value="189" calcext:value-type="float">
            <text:p>189</text:p>
          </table:table-cell>
          <table:table-cell office:value-type="float" office:value="788" calcext:value-type="float">
            <text:p>788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39.5" calcext:value-type="float">
            <text:p>39.5</text:p>
          </table:table-cell>
          <table:table-cell office:value-type="float" office:value="28" calcext:value-type="float">
            <text:p>28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972" calcext:value-type="float">
            <text:p>17972</text:p>
          </table:table-cell>
          <table:table-cell office:value-type="string" calcext:value-type="string">
            <text:p><text:a xlink:href="https://fantasydata.com/nfl-stats/player-details.aspx?playerid=17972-paul-perkins-new-york-giants" xlink:type="simple">Paul Perkins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YG</text:p>
          </table:table-cell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 office:value-type="float" office:value="793" calcext:value-type="float">
            <text:p>7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.3" calcext:value-type="float">
            <text:p>36.3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317" calcext:value-type="float">
            <text:p>12317</text:p>
          </table:table-cell>
          <table:table-cell office:value-type="string" calcext:value-type="string">
            <text:p><text:a xlink:href="https://fantasydata.com/nfl-stats/player-details.aspx?playerid=12317-danny-woodhead-baltimore-ravens" xlink:type="simple">Danny Woodhead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BAL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364" calcext:value-type="float">
            <text:p>364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82.8" calcext:value-type="float">
            <text:p>82.8</text:p>
          </table:table-cell>
          <table:table-cell office:value-type="float" office:value="60" calcext:value-type="float">
            <text:p>60</text:p>
          </table:table-cell>
          <table:table-cell office:value-type="float" office:value="476" calcext:value-type="float">
            <text:p>4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85" calcext:value-type="float">
            <text:p>14385</text:p>
          </table:table-cell>
          <table:table-cell office:value-type="string" calcext:value-type="string">
            <text:p><text:a xlink:href="https://fantasydata.com/nfl-stats/player-details.aspx?playerid=14385-doug-martin-tampa-bay-buccaneers" xlink:type="simple">Doug Marti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B</text:p>
          </table:table-cell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761" calcext:value-type="float">
            <text:p>761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33.6" calcext:value-type="float">
            <text:p>33.6</text:p>
          </table:table-cell>
          <table:table-cell office:value-type="float" office:value="23" calcext:value-type="float">
            <text:p>2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126" calcext:value-type="float">
            <text:p>15126</text:p>
          </table:table-cell>
          <table:table-cell office:value-type="string" calcext:value-type="string">
            <text:p><text:a xlink:href="https://fantasydata.com/nfl-stats/player-details.aspx?playerid=15126-theo-riddick-detroit-lions" xlink:type="simple">Theo Riddick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ET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266" calcext:value-type="float">
            <text:p>266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93.2" calcext:value-type="float">
            <text:p>93.2</text:p>
          </table:table-cell>
          <table:table-cell office:value-type="float" office:value="63" calcext:value-type="float">
            <text:p>63</text:p>
          </table:table-cell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35.5" calcext:value-type="float">
            <text:p>135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38" calcext:value-type="float">
            <text:p>16838</text:p>
          </table:table-cell>
          <table:table-cell office:value-type="string" calcext:value-type="string">
            <text:p><text:a xlink:href="https://fantasydata.com/nfl-stats/player-details.aspx?playerid=16838-duke-johnson-cleveland-browns" xlink:type="simple">Duke Johnso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372" calcext:value-type="float">
            <text:p>372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76.2" calcext:value-type="float">
            <text:p>76.2</text:p>
          </table:table-cell>
          <table:table-cell office:value-type="float" office:value="56" calcext:value-type="float">
            <text:p>56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51" calcext:value-type="float">
            <text:p>18451</text:p>
          </table:table-cell>
          <table:table-cell office:value-type="string" calcext:value-type="string">
            <text:p><text:a xlink:href="https://fantasydata.com/nfl-stats/player-details.aspx?playerid=18451-rob-kelley-washington-redskins" xlink:type="simple">Rob Kelley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WAS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office:value-type="float" office:value="760" calcext:value-type="float">
            <text:p>760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22.4" calcext:value-type="float">
            <text:p>22.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72" calcext:value-type="float">
            <text:p>14872</text:p>
          </table:table-cell>
          <table:table-cell office:value-type="string" calcext:value-type="string">
            <text:p><text:a xlink:href="https://fantasydata.com/nfl-stats/player-details.aspx?playerid=14872-mike-gillislee-new-england-patriots" xlink:type="simple">Mike Gillislee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E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756" calcext:value-type="float">
            <text:p>756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float" office:value="17.4" calcext:value-type="float">
            <text:p>17.4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office:value-type="float" office:value="132.4" calcext:value-type="float">
            <text:p>132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138" calcext:value-type="float">
            <text:p>15138</text:p>
          </table:table-cell>
          <table:table-cell office:value-type="string" calcext:value-type="string">
            <text:p><text:a xlink:href="https://fantasydata.com/nfl-stats/player-details.aspx?playerid=15138-eddie-lacy-seattle-seahawks" xlink:type="simple">Eddie Lacy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EA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692" calcext:value-type="float">
            <text:p>692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office:value-type="float" office:value="19" calcext:value-type="float">
            <text:p>19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<text:a xlink:href="https://fantasydata.com/nfl-stats/player-details.aspx?playerid=4807-adrian-peterson-new-orleans-saints" xlink:type="simple">Adrian Peterso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613" calcext:value-type="float">
            <text:p>613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27.3" calcext:value-type="float">
            <text:p>27.3</text:p>
          </table:table-cell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59" calcext:value-type="float">
            <text:p>17959</text:p>
          </table:table-cell>
          <table:table-cell office:value-type="string" calcext:value-type="string">
            <text:p><text:a xlink:href="https://fantasydata.com/nfl-stats/player-details.aspx?playerid=17959-derrick-henry-tennessee-titans" xlink:type="simple">Derrick Henry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EN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float" office:value="620" calcext:value-type="float">
            <text:p>620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25.3" calcext:value-type="float">
            <text:p>25.3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<text:a xlink:href="https://fantasydata.com/nfl-stats/player-details.aspx?playerid=6198-darren-sproles-philadelphia-eagles" xlink:type="simple">Darren Sproles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HI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76" calcext:value-type="float">
            <text:p>376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67.7" calcext:value-type="float">
            <text:p>67.7</text:p>
          </table:table-cell>
          <table:table-cell office:value-type="float" office:value="47" calcext:value-type="float">
            <text:p>47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056" calcext:value-type="float">
            <text:p>16056</text:p>
          </table:table-cell>
          <table:table-cell office:value-type="string" calcext:value-type="string">
            <text:p><text:a xlink:href="https://fantasydata.com/nfl-stats/player-details.aspx?playerid=16056-james-white-new-england-patriots" xlink:type="simple">James White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E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23" calcext:value-type="float">
            <text:p>223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71.1" calcext:value-type="float">
            <text:p>71.1</text:p>
          </table:table-cell>
          <table:table-cell office:value-type="float" office:value="49" calcext:value-type="float">
            <text:p>49</text:p>
          </table:table-cell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16.2" calcext:value-type="float">
            <text:p>116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51" calcext:value-type="float">
            <text:p>5451</text:p>
          </table:table-cell>
          <table:table-cell office:value-type="string" calcext:value-type="string">
            <text:p><text:a xlink:href="https://fantasydata.com/nfl-stats/player-details.aspx?playerid=5451-jonathan-stewart-carolina-panthers" xlink:type="simple">Jonathan Stewart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AR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671" calcext:value-type="float">
            <text:p>671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<text:a xlink:href="https://fantasydata.com/nfl-stats/player-details.aspx?playerid=2699-matt-forte-new-york-jets" xlink:type="simple">Matt Forte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YJ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518" calcext:value-type="float">
            <text:p>518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42.1" calcext:value-type="float">
            <text:p>42.1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916" calcext:value-type="float">
            <text:p>14916</text:p>
          </table:table-cell>
          <table:table-cell office:value-type="string" calcext:value-type="string">
            <text:p><text:a xlink:href="https://fantasydata.com/nfl-stats/player-details.aspx?playerid=14916-giovani-bernard-cincinnati-bengals" xlink:type="simple">Giovani Bernard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IN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401" calcext:value-type="float">
            <text:p>401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49.6" calcext:value-type="float">
            <text:p>49.6</text:p>
          </table:table-cell>
          <table:table-cell office:value-type="float" office:value="37" calcext:value-type="float">
            <text:p>37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102" calcext:value-type="float">
            <text:p>15102</text:p>
          </table:table-cell>
          <table:table-cell office:value-type="string" calcext:value-type="string">
            <text:p><text:a xlink:href="https://fantasydata.com/nfl-stats/player-details.aspx?playerid=15102-chris-thompson-washington-redskins" xlink:type="simple">Chris Thompso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WAS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69" calcext:value-type="float">
            <text:p>269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float" office:value="61.7" calcext:value-type="float">
            <text:p>61.7</text:p>
          </table:table-cell>
          <table:table-cell office:value-type="float" office:value="45" calcext:value-type="float">
            <text:p>45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296" calcext:value-type="float">
            <text:p>12296</text:p>
          </table:table-cell>
          <table:table-cell office:value-type="string" calcext:value-type="string">
            <text:p><text:a xlink:href="https://fantasydata.com/nfl-stats/player-details.aspx?playerid=12296-legarrette-blount-philadelphia-eagles" xlink:type="simple">LeGarrette Blount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HI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613" calcext:value-type="float">
            <text:p>613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office:value-type="float" office:value="11.1" calcext:value-type="float">
            <text:p>11.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2" calcext:value-type="float">
            <text:p>6.2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66" calcext:value-type="float">
            <text:p>8066</text:p>
          </table:table-cell>
          <table:table-cell office:value-type="string" calcext:value-type="string">
            <text:p><text:a xlink:href="https://fantasydata.com/nfl-stats/player-details.aspx?playerid=8066-darren-mcfadden-dallas-cowboys" xlink:type="simple">Darren McFadde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AL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541" calcext:value-type="float">
            <text:p>541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28.4" calcext:value-type="float">
            <text:p>28.4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965" calcext:value-type="float">
            <text:p>17965</text:p>
          </table:table-cell>
          <table:table-cell office:value-type="string" calcext:value-type="string">
            <text:p><text:a xlink:href="https://fantasydata.com/nfl-stats/player-details.aspx?playerid=17965-cj-prosise-seattle-seahawks" xlink:type="simple">CJ Prosise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EA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14" calcext:value-type="float">
            <text:p>314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float" office:value="48.5" calcext:value-type="float">
            <text:p>48.5</text:p>
          </table:table-cell>
          <table:table-cell office:value-type="float" office:value="37" calcext:value-type="float">
            <text:p>37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780" calcext:value-type="float">
            <text:p>12780</text:p>
          </table:table-cell>
          <table:table-cell office:value-type="string" calcext:value-type="string">
            <text:p><text:a xlink:href="https://fantasydata.com/nfl-stats/player-details.aspx?playerid=12780-shane-vereen-new-york-giants" xlink:type="simple">Shane Vereen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YG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281" calcext:value-type="float">
            <text:p>281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51.7" calcext:value-type="float">
            <text:p>51.7</text:p>
          </table:table-cell>
          <table:table-cell office:value-type="float" office:value="38" calcext:value-type="float">
            <text:p>38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609" calcext:value-type="float">
            <text:p>16609</text:p>
          </table:table-cell>
          <table:table-cell office:value-type="string" calcext:value-type="string">
            <text:p><text:a xlink:href="https://fantasydata.com/nfl-stats/player-details.aspx?playerid=16609-charles-sims-tampa-bay-buccaneers" xlink:type="simple">Charles Sims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TB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.1" calcext:value-type="float">
            <text:p>50.1</text:p>
          </table:table-cell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050" calcext:value-type="float">
            <text:p>17050</text:p>
          </table:table-cell>
          <table:table-cell office:value-type="string" calcext:value-type="string">
            <text:p><text:a xlink:href="https://fantasydata.com/nfl-stats/player-details.aspx?playerid=17050-thomas-rawls-seattle-seahawks" xlink:type="simple">Thomas Rawls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EA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530" calcext:value-type="float">
            <text:p>530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15.7" calcext:value-type="float">
            <text:p>15.7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89.9" calcext:value-type="float">
            <text:p>89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917" calcext:value-type="float">
            <text:p>14917</text:p>
          </table:table-cell>
          <table:table-cell office:value-type="string" calcext:value-type="string">
            <text:p><text:a xlink:href="https://fantasydata.com/nfl-stats/player-details.aspx?playerid=14917-rex-burkhead-new-england-patriots" xlink:type="simple">Rex Burkhead</text:a>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E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411" calcext:value-type="float">
            <text:p>411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28.8" calcext:value-type="float">
            <text:p>28.8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87.2" calcext:value-type="float">
            <text:p>87.2</text:p>
          </table:table-cell>
        </table:table-row>
      </table:table>
      <table:table table:name="Sheet3" table:style-name="ta1">
        <table:table-column table:style-name="co1" table:number-columns-repeated="21" table:default-cell-style-name="ce2"/>
        <table:table-row table:style-name="ro1">
          <table:table-cell office:value-type="float" office:value="11056" calcext:value-type="float">
            <text:p>11056</text:p>
          </table:table-cell>
          <table:table-cell office:value-type="string" calcext:value-type="string">
            <text:p><text:a xlink:href="https://fantasydata.com/nfl-stats/player-details.aspx?playerid=11056-antonio-brown-pittsburgh-steelers" xlink:type="simple">Antonio Brow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IT</text:p>
          </table:table-cell>
          <table:table-cell office:value-type="float" office:value="16" calcext:value-type="float">
            <text:p>16</text:p>
          </table:table-cell>
          <table:table-cell office:value-type="float" office:value="182.6" calcext:value-type="float">
            <text:p>182.6</text:p>
          </table:table-cell>
          <table:table-cell office:value-type="float" office:value="112" calcext:value-type="float">
            <text:p>112</text:p>
          </table:table-cell>
          <table:table-cell office:value-type="float" office:value="61.2" calcext:value-type="float">
            <text:p>61.2</text:p>
          </table:table-cell>
          <table:table-cell office:value-type="float" office:value="1493" calcext:value-type="float">
            <text:p>14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3.3" calcext:value-type="float">
            <text:p>13.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7" calcext:value-type="float">
            <text:p>12.7</text:p>
          </table:table-cell>
          <table:table-cell office:value-type="float" office:value="258.7" calcext:value-type="float">
            <text:p>258.7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91" calcext:value-type="float">
            <text:p>13291</text:p>
          </table:table-cell>
          <table:table-cell office:value-type="string" calcext:value-type="string">
            <text:p><text:a xlink:href="https://fantasydata.com/nfl-stats/player-details.aspx?playerid=13291-julio-jones-atlanta-falcons" xlink:type="simple">Julio Jone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TL</text:p>
          </table:table-cell>
          <table:table-cell office:value-type="float" office:value="16" calcext:value-type="float">
            <text:p>16</text:p>
          </table:table-cell>
          <table:table-cell office:value-type="float" office:value="142.6" calcext:value-type="float">
            <text:p>142.6</text:p>
          </table:table-cell>
          <table:table-cell office:value-type="float" office:value="99" calcext:value-type="float">
            <text:p>99</text:p>
          </table:table-cell>
          <table:table-cell office:value-type="float" office:value="69.2" calcext:value-type="float">
            <text:p>69.2</text:p>
          </table:table-cell>
          <table:table-cell office:value-type="float" office:value="1499" calcext:value-type="float">
            <text:p>149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5.1" calcext:value-type="float">
            <text:p>15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247.4" calcext:value-type="float">
            <text:p>247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89" calcext:value-type="float">
            <text:p>16389</text:p>
          </table:table-cell>
          <table:table-cell office:value-type="string" calcext:value-type="string">
            <text:p><text:a xlink:href="https://fantasydata.com/nfl-stats/player-details.aspx?playerid=16389-odell-beckham-jr-new-york-giants" xlink:type="simple">Odell Beckham Jr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YG</text:p>
          </table:table-cell>
          <table:table-cell office:value-type="float" office:value="16" calcext:value-type="float">
            <text:p>16</text:p>
          </table:table-cell>
          <table:table-cell office:value-type="float" office:value="160.3" calcext:value-type="float">
            <text:p>160.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316" calcext:value-type="float">
            <text:p>13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3.7" calcext:value-type="float">
            <text:p>13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56" calcext:value-type="float">
            <text:p>4556</text:p>
          </table:table-cell>
          <table:table-cell office:value-type="string" calcext:value-type="string">
            <text:p><text:a xlink:href="https://fantasydata.com/nfl-stats/player-details.aspx?playerid=4556-jordy-nelson-green-bay-packers" xlink:type="simple">Jordy Nelso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float" office:value="156.6" calcext:value-type="float">
            <text:p>156.6</text:p>
          </table:table-cell>
          <table:table-cell office:value-type="float" office:value="90" calcext:value-type="float">
            <text:p>90</text:p>
          </table:table-cell>
          <table:table-cell office:value-type="float" office:value="57.3" calcext:value-type="float">
            <text:p>57.3</text:p>
          </table:table-cell>
          <table:table-cell office:value-type="float" office:value="1219" calcext:value-type="float">
            <text:p>12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3.5" calcext:value-type="float">
            <text:p>13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230.9" calcext:value-type="float">
            <text:p>23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<text:a xlink:href="https://fantasydata.com/nfl-stats/player-details.aspx?playerid=16597-mike-evans-tampa-bay-buccaneers" xlink:type="simple">Mike Evan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B</text:p>
          </table:table-cell>
          <table:table-cell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66.7" calcext:value-type="float">
            <text:p>66.7</text:p>
          </table:table-cell>
          <table:table-cell office:value-type="float" office:value="1288" calcext:value-type="float">
            <text:p>12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4.3" calcext:value-type="float">
            <text:p>14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227.8" calcext:value-type="float">
            <text:p>227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45" calcext:value-type="float">
            <text:p>12845</text:p>
          </table:table-cell>
          <table:table-cell office:value-type="string" calcext:value-type="string">
            <text:p><text:a xlink:href="https://fantasydata.com/nfl-stats/player-details.aspx?playerid=12845-aj-green-cincinnati-bengals" xlink:type="simple">AJ Gree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IN</text:p>
          </table:table-cell>
          <table:table-cell office:value-type="float" office:value="16" calcext:value-type="float">
            <text:p>16</text:p>
          </table:table-cell>
          <table:table-cell office:value-type="float" office:value="130.1" calcext:value-type="float">
            <text:p>130.1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330" calcext:value-type="float">
            <text:p>13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14.6" calcext:value-type="float">
            <text:p>14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24.5" calcext:value-type="float">
            <text:p>22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960" calcext:value-type="float">
            <text:p>17960</text:p>
          </table:table-cell>
          <table:table-cell office:value-type="string" calcext:value-type="string">
            <text:p><text:a xlink:href="https://fantasydata.com/nfl-stats/player-details.aspx?playerid=17960-michael-thomas-new-orleans-saints" xlink:type="simple">Michael Thoma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46.3" calcext:value-type="float">
            <text:p>146.3</text:p>
          </table:table-cell>
          <table:table-cell office:value-type="float" office:value="95" calcext:value-type="float">
            <text:p>95</text:p>
          </table:table-cell>
          <table:table-cell office:value-type="float" office:value="65.1" calcext:value-type="float">
            <text:p>65.1</text:p>
          </table:table-cell>
          <table:table-cell office:value-type="float" office:value="1199" calcext:value-type="float">
            <text:p>11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2.6" calcext:value-type="float">
            <text:p>1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221.4" calcext:value-type="float">
            <text:p>221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65" calcext:value-type="float">
            <text:p>16765</text:p>
          </table:table-cell>
          <table:table-cell office:value-type="string" calcext:value-type="string">
            <text:p><text:a xlink:href="https://fantasydata.com/nfl-stats/player-details.aspx?playerid=16765-amari-cooper-oakland-raiders" xlink:type="simple">Amari Cooper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OAK</text:p>
          </table:table-cell>
          <table:table-cell office:value-type="float" office:value="16" calcext:value-type="float">
            <text:p>16</text:p>
          </table:table-cell>
          <table:table-cell office:value-type="float" office:value="118.2" calcext:value-type="float">
            <text:p>118.2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1193" calcext:value-type="float">
            <text:p>11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204.4" calcext:value-type="float">
            <text:p>204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05" calcext:value-type="float">
            <text:p>14005</text:p>
          </table:table-cell>
          <table:table-cell office:value-type="string" calcext:value-type="string">
            <text:p><text:a xlink:href="https://fantasydata.com/nfl-stats/player-details.aspx?playerid=14005-ty-hilton-indianapolis-colts" xlink:type="simple">TY Hilto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ND</text:p>
          </table:table-cell>
          <table:table-cell office:value-type="float" office:value="16" calcext:value-type="float">
            <text:p>16</text:p>
          </table:table-cell>
          <table:table-cell office:value-type="float" office:value="119.5" calcext:value-type="float">
            <text:p>119.5</text:p>
          </table:table-cell>
          <table:table-cell office:value-type="float" office:value="83" calcext:value-type="float">
            <text:p>83</text:p>
          </table:table-cell>
          <table:table-cell office:value-type="float" office:value="69.2" calcext:value-type="float">
            <text:p>69.2</text:p>
          </table:table-cell>
          <table:table-cell office:value-type="float" office:value="1242" calcext:value-type="float">
            <text:p>12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1.7" calcext:value-type="float">
            <text:p>20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68" calcext:value-type="float">
            <text:p>16568</text:p>
          </table:table-cell>
          <table:table-cell office:value-type="string" calcext:value-type="string">
            <text:p><text:a xlink:href="https://fantasydata.com/nfl-stats/player-details.aspx?playerid=16568-brandin-cooks-new-england-patriots" xlink:type="simple">Brandin Cook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</text:p>
          </table:table-cell>
          <table:table-cell office:value-type="float" office:value="16" calcext:value-type="float">
            <text:p>16</text:p>
          </table:table-cell>
          <table:table-cell office:value-type="float" office:value="117.3" calcext:value-type="float">
            <text:p>117.3</text:p>
          </table:table-cell>
          <table:table-cell office:value-type="float" office:value="82" calcext:value-type="float">
            <text:p>82</text:p>
          </table:table-cell>
          <table:table-cell office:value-type="float" office:value="70.1" calcext:value-type="float">
            <text:p>70.1</text:p>
          </table:table-cell>
          <table:table-cell office:value-type="float" office:value="1147" calcext:value-type="float">
            <text:p>11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.5" calcext:value-type="float">
            <text:p>200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70" calcext:value-type="float">
            <text:p>11270</text:p>
          </table:table-cell>
          <table:table-cell office:value-type="string" calcext:value-type="string">
            <text:p><text:a xlink:href="https://fantasydata.com/nfl-stats/player-details.aspx?playerid=11270-dez-bryant-dallas-cowboys" xlink:type="simple">Dez Bryant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AL</text:p>
          </table:table-cell>
          <table:table-cell office:value-type="float" office:value="16" calcext:value-type="float">
            <text:p>16</text:p>
          </table:table-cell>
          <table:table-cell office:value-type="float" office:value="112.5" calcext:value-type="float">
            <text:p>112.5</text:p>
          </table:table-cell>
          <table:table-cell office:value-type="float" office:value="74" calcext:value-type="float">
            <text:p>74</text:p>
          </table:table-cell>
          <table:table-cell office:value-type="float" office:value="66.1" calcext:value-type="float">
            <text:p>66.1</text:p>
          </table:table-cell>
          <table:table-cell office:value-type="float" office:value="1063" calcext:value-type="float">
            <text:p>10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4.4" calcext:value-type="float">
            <text:p>14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office:value-type="float" office:value="199.3" calcext:value-type="float">
            <text:p>199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<text:a xlink:href="https://fantasydata.com/nfl-stats/player-details.aspx?playerid=14986-deandre-hopkins-houston-texans" xlink:type="simple">DeAndre Hopkin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HOU</text:p>
          </table:table-cell>
          <table:table-cell office:value-type="float" office:value="16" calcext:value-type="float">
            <text:p>16</text:p>
          </table:table-cell>
          <table:table-cell office:value-type="float" office:value="140.3" calcext:value-type="float">
            <text:p>140.3</text:p>
          </table:table-cell>
          <table:table-cell office:value-type="float" office:value="83" calcext:value-type="float">
            <text:p>83</text:p>
          </table:table-cell>
          <table:table-cell office:value-type="float" office:value="59.3" calcext:value-type="float">
            <text:p>59.3</text:p>
          </table:table-cell>
          <table:table-cell office:value-type="float" office:value="1136" calcext:value-type="float">
            <text:p>11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13.7" calcext:value-type="float">
            <text:p>13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191.1" calcext:value-type="float">
            <text:p>191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460" calcext:value-type="float">
            <text:p>13460</text:p>
          </table:table-cell>
          <table:table-cell office:value-type="string" calcext:value-type="string">
            <text:p><text:a xlink:href="https://fantasydata.com/nfl-stats/player-details.aspx?playerid=13460-doug-baldwin-seattle-seahawks" xlink:type="simple">Doug Baldwi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EA</text:p>
          </table:table-cell>
          <table:table-cell office:value-type="float" office:value="16" calcext:value-type="float">
            <text:p>16</text:p>
          </table:table-cell>
          <table:table-cell office:value-type="float" office:value="131.1" calcext:value-type="float">
            <text:p>131.1</text:p>
          </table:table-cell>
          <table:table-cell office:value-type="float" office:value="83" calcext:value-type="float">
            <text:p>83</text:p>
          </table:table-cell>
          <table:table-cell office:value-type="float" office:value="63.4" calcext:value-type="float">
            <text:p>63.4</text:p>
          </table:table-cell>
          <table:table-cell office:value-type="float" office:value="1059" calcext:value-type="float">
            <text:p>10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190.1" calcext:value-type="float">
            <text:p>19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31" calcext:value-type="float">
            <text:p>9331</text:p>
          </table:table-cell>
          <table:table-cell office:value-type="string" calcext:value-type="string">
            <text:p><text:a xlink:href="https://fantasydata.com/nfl-stats/player-details.aspx?playerid=9331-michael-crabtree-oakland-raiders" xlink:type="simple">Michael Crabtree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OAK</text:p>
          </table:table-cell>
          <table:table-cell office:value-type="float" office:value="16" calcext:value-type="float">
            <text:p>16</text:p>
          </table:table-cell>
          <table:table-cell office:value-type="float" office:value="131.6" calcext:value-type="float">
            <text:p>131.6</text:p>
          </table:table-cell>
          <table:table-cell office:value-type="float" office:value="86" calcext:value-type="float">
            <text:p>86</text:p>
          </table:table-cell>
          <table:table-cell office:value-type="float" office:value="65.2" calcext:value-type="float">
            <text:p>65.2</text:p>
          </table:table-cell>
          <table:table-cell office:value-type="float" office:value="986" calcext:value-type="float">
            <text:p>98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189.6" calcext:value-type="float">
            <text:p>189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197" calcext:value-type="float">
            <text:p>11197</text:p>
          </table:table-cell>
          <table:table-cell office:value-type="string" calcext:value-type="string">
            <text:p><text:a xlink:href="https://fantasydata.com/nfl-stats/player-details.aspx?playerid=11197-demaryius-thomas-denver-broncos" xlink:type="simple">Demaryius Thoma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float" office:value="125.6" calcext:value-type="float">
            <text:p>125.6</text:p>
          </table:table-cell>
          <table:table-cell office:value-type="float" office:value="86" calcext:value-type="float">
            <text:p>86</text:p>
          </table:table-cell>
          <table:table-cell office:value-type="float" office:value="68.3" calcext:value-type="float">
            <text:p>68.3</text:p>
          </table:table-cell>
          <table:table-cell office:value-type="float" office:value="1141" calcext:value-type="float">
            <text:p>11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13.3" calcext:value-type="float">
            <text:p>13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<text:a xlink:href="https://fantasydata.com/nfl-stats/player-details.aspx?playerid=11611-golden-tate-detroit-lions" xlink:type="simple">Golden Tate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T</text:p>
          </table:table-cell>
          <table:table-cell office:value-type="float" office:value="16" calcext:value-type="float">
            <text:p>16</text:p>
          </table:table-cell>
          <table:table-cell office:value-type="float" office:value="142.4" calcext:value-type="float">
            <text:p>142.4</text:p>
          </table:table-cell>
          <table:table-cell office:value-type="float" office:value="89" calcext:value-type="float">
            <text:p>89</text:p>
          </table:table-cell>
          <table:table-cell office:value-type="float" office:value="62.7" calcext:value-type="float">
            <text:p>62.7</text:p>
          </table:table-cell>
          <table:table-cell office:value-type="float" office:value="1046" calcext:value-type="float">
            <text:p>10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11.8" calcext:value-type="float">
            <text:p>11.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 office:value-type="float" office:value="184.7" calcext:value-type="float">
            <text:p>184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63" calcext:value-type="float">
            <text:p>16263</text:p>
          </table:table-cell>
          <table:table-cell office:value-type="string" calcext:value-type="string">
            <text:p><text:a xlink:href="https://fantasydata.com/nfl-stats/player-details.aspx?playerid=16263-allen-robinson-jacksonville-jaguars" xlink:type="simple">Allen Robinso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JAX</text:p>
          </table:table-cell>
          <table:table-cell office:value-type="float" office:value="16" calcext:value-type="float">
            <text:p>16</text:p>
          </table:table-cell>
          <table:table-cell office:value-type="float" office:value="130.2" calcext:value-type="float">
            <text:p>130.2</text:p>
          </table:table-cell>
          <table:table-cell office:value-type="float" office:value="74" calcext:value-type="float">
            <text:p>74</text:p>
          </table:table-cell>
          <table:table-cell office:value-type="float" office:value="56.9" calcext:value-type="float">
            <text:p>56.9</text:p>
          </table:table-cell>
          <table:table-cell office:value-type="float" office:value="1011" calcext:value-type="float">
            <text:p>10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3.7" calcext:value-type="float">
            <text:p>13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180.1" calcext:value-type="float">
            <text:p>180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93" calcext:value-type="float">
            <text:p>13693</text:p>
          </table:table-cell>
          <table:table-cell office:value-type="string" calcext:value-type="string">
            <text:p><text:a xlink:href="https://fantasydata.com/nfl-stats/player-details.aspx?playerid=13693-terrelle-pryor-washington-redskins" xlink:type="simple">Terrelle Pryor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AS</text:p>
          </table:table-cell>
          <table:table-cell office:value-type="float" office:value="16" calcext:value-type="float">
            <text:p>16</text:p>
          </table:table-cell>
          <table:table-cell office:value-type="float" office:value="102.2" calcext:value-type="float">
            <text:p>102.2</text:p>
          </table:table-cell>
          <table:table-cell office:value-type="float" office:value="71" calcext:value-type="float">
            <text:p>71</text:p>
          </table:table-cell>
          <table:table-cell office:value-type="float" office:value="69.6" calcext:value-type="float">
            <text:p>69.6</text:p>
          </table:table-cell>
          <table:table-cell office:value-type="float" office:value="990" calcext:value-type="float">
            <text:p>9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177.1" calcext:value-type="float">
            <text:p>177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<text:a xlink:href="https://fantasydata.com/nfl-stats/player-details.aspx?playerid=5571-larry-fitzgerald-arizona-cardinals" xlink:type="simple">Larry Fitzgerald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RI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988" calcext:value-type="float">
            <text:p>9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0.7" calcext:value-type="float">
            <text:p>1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office:value-type="float" office:value="176.8" calcext:value-type="float">
            <text:p>176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187" calcext:value-type="float">
            <text:p>14187</text:p>
          </table:table-cell>
          <table:table-cell office:value-type="string" calcext:value-type="string">
            <text:p><text:a xlink:href="https://fantasydata.com/nfl-stats/player-details.aspx?playerid=14187-alshon-jeffery-philadelphia-eagles" xlink:type="simple">Alshon Jeffery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office:value-type="float" office:value="16" calcext:value-type="float">
            <text:p>16</text:p>
          </table:table-cell>
          <table:table-cell office:value-type="float" office:value="109.5" calcext:value-type="float">
            <text:p>109.5</text:p>
          </table:table-cell>
          <table:table-cell office:value-type="float" office:value="74" calcext:value-type="float">
            <text:p>74</text:p>
          </table:table-cell>
          <table:table-cell office:value-type="float" office:value="67.3" calcext:value-type="float">
            <text:p>67.3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13.8" calcext:value-type="float">
            <text:p>13.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175.5" calcext:value-type="float">
            <text:p>175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470" calcext:value-type="float">
            <text:p>16470</text:p>
          </table:table-cell>
          <table:table-cell office:value-type="string" calcext:value-type="string">
            <text:p><text:a xlink:href="https://fantasydata.com/nfl-stats/player-details.aspx?playerid=16470-davante-adams-green-bay-packers" xlink:type="simple">Davante Adam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float" office:value="94.4" calcext:value-type="float">
            <text:p>94.4</text:p>
          </table:table-cell>
          <table:table-cell office:value-type="float" office:value="71" calcext:value-type="float">
            <text:p>71</text:p>
          </table:table-cell>
          <table:table-cell office:value-type="float" office:value="75.5" calcext:value-type="float">
            <text:p>75.5</text:p>
          </table:table-cell>
          <table:table-cell office:value-type="float" office:value="908" calcext:value-type="float">
            <text:p>9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12.8" calcext:value-type="float">
            <text:p>12.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172.4" calcext:value-type="float">
            <text:p>172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063" calcext:value-type="float">
            <text:p>11063</text:p>
          </table:table-cell>
          <table:table-cell office:value-type="string" calcext:value-type="string">
            <text:p><text:a xlink:href="https://fantasydata.com/nfl-stats/player-details.aspx?playerid=11063-emmanuel-sanders-denver-broncos" xlink:type="simple">Emmanuel Sander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float" office:value="111.7" calcext:value-type="float">
            <text:p>111.7</text:p>
          </table:table-cell>
          <table:table-cell office:value-type="float" office:value="77" calcext:value-type="float">
            <text:p>77</text:p>
          </table:table-cell>
          <table:table-cell office:value-type="float" office:value="68.8" calcext:value-type="float">
            <text:p>68.8</text:p>
          </table:table-cell>
          <table:table-cell office:value-type="float" office:value="1034" calcext:value-type="float">
            <text:p>10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76" calcext:value-type="float">
            <text:p>15076</text:p>
          </table:table-cell>
          <table:table-cell office:value-type="string" calcext:value-type="string">
            <text:p><text:a xlink:href="https://fantasydata.com/nfl-stats/player-details.aspx?playerid=15076-keenan-allen-los-angeles-chargers" xlink:type="simple">Keenan Alle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C</text:p>
          </table:table-cell>
          <table:table-cell office:value-type="float" office:value="16" calcext:value-type="float">
            <text:p>16</text:p>
          </table:table-cell>
          <table:table-cell office:value-type="float" office:value="142.8" calcext:value-type="float">
            <text:p>142.8</text:p>
          </table:table-cell>
          <table:table-cell office:value-type="float" office:value="84" calcext:value-type="float">
            <text:p>84</text:p>
          </table:table-cell>
          <table:table-cell office:value-type="float" office:value="58.7" calcext:value-type="float">
            <text:p>58.7</text:p>
          </table:table-cell>
          <table:table-cell office:value-type="float" office:value="975" calcext:value-type="float">
            <text:p>9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11.6" calcext:value-type="float">
            <text:p>11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550" calcext:value-type="float">
            <text:p>16550</text:p>
          </table:table-cell>
          <table:table-cell office:value-type="string" calcext:value-type="string">
            <text:p><text:a xlink:href="https://fantasydata.com/nfl-stats/player-details.aspx?playerid=16550-kelvin-benjamin-carolina-panthers" xlink:type="simple">Kelvin Benjami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AR</text:p>
          </table:table-cell>
          <table:table-cell office:value-type="float" office:value="16" calcext:value-type="float">
            <text:p>16</text:p>
          </table:table-cell>
          <table:table-cell office:value-type="float" office:value="115.9" calcext:value-type="float">
            <text:p>115.9</text:p>
          </table:table-cell>
          <table:table-cell office:value-type="float" office:value="67" calcext:value-type="float">
            <text:p>67</text:p>
          </table:table-cell>
          <table:table-cell office:value-type="float" office:value="57.8" calcext:value-type="float">
            <text:p>57.8</text:p>
          </table:table-cell>
          <table:table-cell office:value-type="float" office:value="943" calcext:value-type="float">
            <text:p>9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14.1" calcext:value-type="float">
            <text:p>14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167.8" calcext:value-type="float">
            <text:p>167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82" calcext:value-type="float">
            <text:p>18082</text:p>
          </table:table-cell>
          <table:table-cell office:value-type="string" calcext:value-type="string">
            <text:p><text:a xlink:href="https://fantasydata.com/nfl-stats/player-details.aspx?playerid=18082-tyreek-hill-kansas-city-chiefs" xlink:type="simple">Tyreek Hill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KC</text:p>
          </table:table-cell>
          <table:table-cell office:value-type="float" office:value="16" calcext:value-type="float">
            <text:p>16</text:p>
          </table:table-cell>
          <table:table-cell office:value-type="float" office:value="102.9" calcext:value-type="float">
            <text:p>102.9</text:p>
          </table:table-cell>
          <table:table-cell office:value-type="float" office:value="73" calcext:value-type="float">
            <text:p>73</text:p>
          </table:table-cell>
          <table:table-cell office:value-type="float" office:value="70.9" calcext:value-type="float">
            <text:p>70.9</text:p>
          </table:table-cell>
          <table:table-cell office:value-type="float" office:value="775" calcext:value-type="float">
            <text:p>7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0.6" calcext:value-type="float">
            <text:p>10.6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office:value-type="float" office:value="167.4" calcext:value-type="float">
            <text:p>167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020" calcext:value-type="float">
            <text:p>16020</text:p>
          </table:table-cell>
          <table:table-cell office:value-type="string" calcext:value-type="string">
            <text:p><text:a xlink:href="https://fantasydata.com/nfl-stats/player-details.aspx?playerid=16020-jarvis-landry-miami-dolphins" xlink:type="simple">Jarvis Landry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A</text:p>
          </table:table-cell>
          <table:table-cell office:value-type="float" office:value="16" calcext:value-type="float">
            <text:p>16</text:p>
          </table:table-cell>
          <table:table-cell office:value-type="float" office:value="151.3" calcext:value-type="float">
            <text:p>151.3</text:p>
          </table:table-cell>
          <table:table-cell office:value-type="float" office:value="85" calcext:value-type="float">
            <text:p>85</text:p>
          </table:table-cell>
          <table:table-cell office:value-type="float" office:value="56.3" calcext:value-type="float">
            <text:p>56.3</text:p>
          </table:table-cell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 office:value-type="float" office:value="165.9" calcext:value-type="float">
            <text:p>165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906" calcext:value-type="float">
            <text:p>16906</text:p>
          </table:table-cell>
          <table:table-cell office:value-type="string" calcext:value-type="string">
            <text:p><text:a xlink:href="https://fantasydata.com/nfl-stats/player-details.aspx?playerid=16906-stefon-diggs-minnesota-vikings" xlink:type="simple">Stefon Digg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float" office:value="139.3" calcext:value-type="float">
            <text:p>139.3</text:p>
          </table:table-cell>
          <table:table-cell office:value-type="float" office:value="81" calcext:value-type="float">
            <text:p>81</text:p>
          </table:table-cell>
          <table:table-cell office:value-type="float" office:value="58.3" calcext:value-type="float">
            <text:p>58.3</text:p>
          </table:table-cell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65.1" calcext:value-type="float">
            <text:p>165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<text:a xlink:href="https://fantasydata.com/nfl-stats/player-details.aspx?playerid=16003-sammy-watkins-los-angeles-rams" xlink:type="simple">Sammy Watkin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R</text:p>
          </table:table-cell>
          <table:table-cell office:value-type="float" office:value="16" calcext:value-type="float">
            <text:p>16</text:p>
          </table:table-cell>
          <table:table-cell office:value-type="float" office:value="87.1" calcext:value-type="float">
            <text:p>87.1</text:p>
          </table:table-cell>
          <table:table-cell office:value-type="float" office:value="65" calcext:value-type="float">
            <text:p>65</text:p>
          </table:table-cell>
          <table:table-cell office:value-type="float" office:value="74.7" calcext:value-type="float">
            <text:p>74.7</text:p>
          </table:table-cell>
          <table:table-cell office:value-type="float" office:value="936" calcext:value-type="float">
            <text:p>9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4.4" calcext:value-type="float">
            <text:p>1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162.1" calcext:value-type="float">
            <text:p>162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146" calcext:value-type="float">
            <text:p>16146</text:p>
          </table:table-cell>
          <table:table-cell office:value-type="string" calcext:value-type="string">
            <text:p><text:a xlink:href="https://fantasydata.com/nfl-stats/player-details.aspx?playerid=16146-martavis-bryant-pittsburgh-steelers" xlink:type="simple">Martavis Bryant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PIT</text:p>
          </table:table-cell>
          <table:table-cell office:value-type="float" office:value="16" calcext:value-type="float">
            <text:p>16</text:p>
          </table:table-cell>
          <table:table-cell office:value-type="float" office:value="105.4" calcext:value-type="float">
            <text:p>105.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891" calcext:value-type="float">
            <text:p>8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161.8" calcext:value-type="float">
            <text:p>161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66" calcext:value-type="float">
            <text:p>16866</text:p>
          </table:table-cell>
          <table:table-cell office:value-type="string" calcext:value-type="string">
            <text:p><text:a xlink:href="https://fantasydata.com/nfl-stats/player-details.aspx?playerid=16866-jamison-crowder-washington-redskins" xlink:type="simple">Jamison Crowder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AS</text:p>
          </table:table-cell>
          <table:table-cell office:value-type="float" office:value="16" calcext:value-type="float">
            <text:p>16</text:p>
          </table:table-cell>
          <table:table-cell office:value-type="float" office:value="132.8" calcext:value-type="float">
            <text:p>132.8</text:p>
          </table:table-cell>
          <table:table-cell office:value-type="float" office:value="75" calcext:value-type="float">
            <text:p>75</text:p>
          </table:table-cell>
          <table:table-cell office:value-type="float" office:value="56.4" calcext:value-type="float">
            <text:p>56.4</text:p>
          </table:table-cell>
          <table:table-cell office:value-type="float" office:value="926" calcext:value-type="float">
            <text:p>9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.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157.6" calcext:value-type="float">
            <text:p>157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<text:a xlink:href="https://fantasydata.com/nfl-stats/player-details.aspx?playerid=13227-randall-cobb-green-bay-packers" xlink:type="simple">Randall Cobb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float" office:value="122.1" calcext:value-type="float">
            <text:p>122.1</text:p>
          </table:table-cell>
          <table:table-cell office:value-type="float" office:value="71" calcext:value-type="float">
            <text:p>71</text:p>
          </table:table-cell>
          <table:table-cell office:value-type="float" office:value="58.2" calcext:value-type="float">
            <text:p>58.2</text:p>
          </table:table-cell>
          <table:table-cell office:value-type="float" office:value="794" calcext:value-type="float">
            <text:p>7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1.2" calcext:value-type="float">
            <text:p>11.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154.7" calcext:value-type="float">
            <text:p>154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67" calcext:value-type="float">
            <text:p>6767</text:p>
          </table:table-cell>
          <table:table-cell office:value-type="string" calcext:value-type="string">
            <text:p><text:a xlink:href="https://fantasydata.com/nfl-stats/player-details.aspx?playerid=6767-pierre-garcon-san-francisco-49ers" xlink:type="simple">Pierre Garco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SF</text:p>
          </table:table-cell>
          <table:table-cell office:value-type="float" office:value="16" calcext:value-type="float">
            <text:p>16</text:p>
          </table:table-cell>
          <table:table-cell office:value-type="float" office:value="133.5" calcext:value-type="float">
            <text:p>133.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931" calcext:value-type="float">
            <text:p>9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12.4" calcext:value-type="float">
            <text:p>12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154.6" calcext:value-type="float">
            <text:p>154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667" calcext:value-type="float">
            <text:p>11667</text:p>
          </table:table-cell>
          <table:table-cell office:value-type="string" calcext:value-type="string">
            <text:p><text:a xlink:href="https://fantasydata.com/nfl-stats/player-details.aspx?playerid=11667-brandon-marshall-new-york-giants" xlink:type="simple">Brandon Marshall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YG</text:p>
          </table:table-cell>
          <table:table-cell office:value-type="float" office:value="16" calcext:value-type="float">
            <text:p>16</text:p>
          </table:table-cell>
          <table:table-cell office:value-type="float" office:value="112.5" calcext:value-type="float">
            <text:p>112.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843" calcext:value-type="float">
            <text:p>8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150.8" calcext:value-type="float">
            <text:p>150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775" calcext:value-type="float">
            <text:p>16775</text:p>
          </table:table-cell>
          <table:table-cell office:value-type="string" calcext:value-type="string">
            <text:p><text:a xlink:href="https://fantasydata.com/nfl-stats/player-details.aspx?playerid=16775-devante-parker-miami-dolphins" xlink:type="simple">Devante Parker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A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66.7" calcext:value-type="float">
            <text:p>66.7</text:p>
          </table:table-cell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13.8" calcext:value-type="float">
            <text:p>13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150.1" calcext:value-type="float">
            <text:p>150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29" calcext:value-type="float">
            <text:p>8529</text:p>
          </table:table-cell>
          <table:table-cell office:value-type="string" calcext:value-type="string">
            <text:p><text:a xlink:href="https://fantasydata.com/nfl-stats/player-details.aspx?playerid=8529-mike-wallace-baltimore-ravens" xlink:type="simple">Mike Wallace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BAL</text:p>
          </table:table-cell>
          <table:table-cell office:value-type="float" office:value="16" calcext:value-type="float">
            <text:p>16</text:p>
          </table:table-cell>
          <table:table-cell office:value-type="float" office:value="101.6" calcext:value-type="float">
            <text:p>101.6</text:p>
          </table:table-cell>
          <table:table-cell office:value-type="float" office:value="66" calcext:value-type="float">
            <text:p>66</text:p>
          </table:table-cell>
          <table:table-cell office:value-type="float" office:value="64.7" calcext:value-type="float">
            <text:p>64.7</text:p>
          </table:table-cell>
          <table:table-cell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914" calcext:value-type="float">
            <text:p>8914</text:p>
          </table:table-cell>
          <table:table-cell office:value-type="string" calcext:value-type="string">
            <text:p><text:a xlink:href="https://fantasydata.com/nfl-stats/player-details.aspx?playerid=8914-jeremy-maclin-baltimore-ravens" xlink:type="simple">Jeremy Macli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BAL</text:p>
          </table:table-cell>
          <table:table-cell office:value-type="float" office:value="16" calcext:value-type="float">
            <text:p>16</text:p>
          </table:table-cell>
          <table:table-cell office:value-type="float" office:value="115.9" calcext:value-type="float">
            <text:p>115.9</text:p>
          </table:table-cell>
          <table:table-cell office:value-type="float" office:value="72" calcext:value-type="float">
            <text:p>72</text:p>
          </table:table-cell>
          <table:table-cell office:value-type="float" office:value="62.1" calcext:value-type="float">
            <text:p>62.1</text:p>
          </table:table-cell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43" calcext:value-type="float">
            <text:p>3943</text:p>
          </table:table-cell>
          <table:table-cell office:value-type="string" calcext:value-type="string">
            <text:p><text:a xlink:href="https://fantasydata.com/nfl-stats/player-details.aspx?playerid=3943-desean-jackson-tampa-bay-buccaneers" xlink:type="simple">DeSean Jackso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B</text:p>
          </table:table-cell>
          <table:table-cell office:value-type="float" office:value="16" calcext:value-type="float">
            <text:p>16</text:p>
          </table:table-cell>
          <table:table-cell office:value-type="float" office:value="89.1" calcext:value-type="float">
            <text:p>89.1</text:p>
          </table:table-cell>
          <table:table-cell office:value-type="float" office:value="55" calcext:value-type="float">
            <text:p>55</text:p>
          </table:table-cell>
          <table:table-cell office:value-type="float" office:value="61.8" calcext:value-type="float">
            <text:p>61.8</text:p>
          </table:table-cell>
          <table:table-cell office:value-type="float" office:value="869" calcext:value-type="float">
            <text:p>8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232" calcext:value-type="float">
            <text:p>16232</text:p>
          </table:table-cell>
          <table:table-cell office:value-type="string" calcext:value-type="string">
            <text:p><text:a xlink:href="https://fantasydata.com/nfl-stats/player-details.aspx?playerid=16232-donte-moncrief-indianapolis-colts" xlink:type="simple">Donte Moncrief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ND</text:p>
          </table:table-cell>
          <table:table-cell office:value-type="float" office:value="16" calcext:value-type="float">
            <text:p>16</text:p>
          </table:table-cell>
          <table:table-cell office:value-type="float" office:value="104.6" calcext:value-type="float">
            <text:p>104.6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1.8" calcext:value-type="float">
            <text:p>11.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<text:a xlink:href="https://fantasydata.com/nfl-stats/player-details.aspx?playerid=8532-kenny-britt-cleveland-browns" xlink:type="simple">Kenny Britt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80.5" calcext:value-type="float">
            <text:p>80.5</text:p>
          </table:table-cell>
          <table:table-cell office:value-type="float" office:value="61" calcext:value-type="float">
            <text:p>61</text:p>
          </table:table-cell>
          <table:table-cell office:value-type="float" office:value="75.3" calcext:value-type="float">
            <text:p>75.3</text:p>
          </table:table-cell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office:value-type="float" office:value="13.8" calcext:value-type="float">
            <text:p>13.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2.6" calcext:value-type="float">
            <text:p>142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974" calcext:value-type="float">
            <text:p>15974</text:p>
          </table:table-cell>
          <table:table-cell office:value-type="string" calcext:value-type="string">
            <text:p><text:a xlink:href="https://fantasydata.com/nfl-stats/player-details.aspx?playerid=15974-jordan-matthews-buffalo-bills" xlink:type="simple">Jordan Matthew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BUF</text:p>
          </table:table-cell>
          <table:table-cell office:value-type="float" office:value="16" calcext:value-type="float">
            <text:p>16</text:p>
          </table:table-cell>
          <table:table-cell office:value-type="float" office:value="116.8" calcext:value-type="float">
            <text:p>116.8</text:p>
          </table:table-cell>
          <table:table-cell office:value-type="float" office:value="66" calcext:value-type="float">
            <text:p>66</text:p>
          </table:table-cell>
          <table:table-cell office:value-type="float" office:value="56.4" calcext:value-type="float">
            <text:p>56.4</text:p>
          </table:table-cell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142.3" calcext:value-type="float">
            <text:p>142.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182" calcext:value-type="float">
            <text:p>11182</text:p>
          </table:table-cell>
          <table:table-cell office:value-type="string" calcext:value-type="string">
            <text:p><text:a xlink:href="https://fantasydata.com/nfl-stats/player-details.aspx?playerid=11182-eric-decker-tennessee-titans" xlink:type="simple">Eric Decker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EN</text:p>
          </table:table-cell>
          <table:table-cell office:value-type="float" office:value="16" calcext:value-type="float">
            <text:p>16</text:p>
          </table:table-cell>
          <table:table-cell office:value-type="float" office:value="89.3" calcext:value-type="float">
            <text:p>89.3</text:p>
          </table:table-cell>
          <table:table-cell office:value-type="float" office:value="58" calcext:value-type="float">
            <text:p>58</text:p>
          </table:table-cell>
          <table:table-cell office:value-type="float" office:value="65.2" calcext:value-type="float">
            <text:p>65.2</text:p>
          </table:table-cell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13.4" calcext:value-type="float">
            <text:p>13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141" calcext:value-type="float">
            <text:p>16141</text:p>
          </table:table-cell>
          <table:table-cell office:value-type="string" calcext:value-type="string">
            <text:p><text:a xlink:href="https://fantasydata.com/nfl-stats/player-details.aspx?playerid=16141-willie-snead-new-orleans-saints" xlink:type="simple">Willie Snead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86.2" calcext:value-type="float">
            <text:p>86.2</text:p>
          </table:table-cell>
          <table:table-cell office:value-type="float" office:value="62" calcext:value-type="float">
            <text:p>62</text:p>
          </table:table-cell>
          <table:table-cell office:value-type="float" office:value="72.1" calcext:value-type="float">
            <text:p>72.1</text:p>
          </table:table-cell>
          <table:table-cell office:value-type="float" office:value="804" calcext:value-type="float">
            <text:p>8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534" calcext:value-type="float">
            <text:p>15534</text:p>
          </table:table-cell>
          <table:table-cell office:value-type="string" calcext:value-type="string">
            <text:p><text:a xlink:href="https://fantasydata.com/nfl-stats/player-details.aspx?playerid=15534-adam-thielen-minnesota-vikings" xlink:type="simple">Adam Thiele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float" office:value="87.1" calcext:value-type="float">
            <text:p>87.1</text:p>
          </table:table-cell>
          <table:table-cell office:value-type="float" office:value="65" calcext:value-type="float">
            <text:p>65</text:p>
          </table:table-cell>
          <table:table-cell office:value-type="float" office:value="74.7" calcext:value-type="float">
            <text:p>74.7</text:p>
          </table:table-cell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<text:a xlink:href="https://fantasydata.com/nfl-stats/player-details.aspx?playerid=14828-chris-hogan-new-england-patriots" xlink:type="simple">Chris Hoga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</text:p>
          </table:table-cell>
          <table:table-cell office:value-type="float" office:value="16" calcext:value-type="float">
            <text:p>16</text:p>
          </table:table-cell>
          <table:table-cell office:value-type="float" office:value="75.3" calcext:value-type="float">
            <text:p>75.3</text:p>
          </table:table-cell>
          <table:table-cell office:value-type="float" office:value="53" calcext:value-type="float">
            <text:p>53</text:p>
          </table:table-cell>
          <table:table-cell office:value-type="float" office:value="70.7" calcext:value-type="float">
            <text:p>70.7</text:p>
          </table:table-cell>
          <table:table-cell office:value-type="float" office:value="793" calcext:value-type="float">
            <text:p>7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048" calcext:value-type="float">
            <text:p>17048</text:p>
          </table:table-cell>
          <table:table-cell office:value-type="string" calcext:value-type="string">
            <text:p><text:a xlink:href="https://fantasydata.com/nfl-stats/player-details.aspx?playerid=17048-tyrell-williams-los-angeles-chargers" xlink:type="simple">Tyrell William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LAC</text:p>
          </table:table-cell>
          <table:table-cell office:value-type="float" office:value="16" calcext:value-type="float">
            <text:p>16</text:p>
          </table:table-cell>
          <table:table-cell office:value-type="float" office:value="69.4" calcext:value-type="float">
            <text:p>69.4</text:p>
          </table:table-cell>
          <table:table-cell office:value-type="float" office:value="53" calcext:value-type="float">
            <text:p>53</text:p>
          </table:table-cell>
          <table:table-cell office:value-type="float" office:value="76.8" calcext:value-type="float">
            <text:p>76.8</text:p>
          </table:table-cell>
          <table:table-cell office:value-type="float" office:value="796" calcext:value-type="float">
            <text:p>7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870" calcext:value-type="float">
            <text:p>13870</text:p>
          </table:table-cell>
          <table:table-cell office:value-type="string" calcext:value-type="string">
            <text:p><text:a xlink:href="https://fantasydata.com/nfl-stats/player-details.aspx?playerid=13870-marvin-jones-detroit-lions" xlink:type="simple">Marvin Jone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DET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59.6" calcext:value-type="float">
            <text:p>59.6</text:p>
          </table:table-cell>
          <table:table-cell office:value-type="float" office:value="770" calcext:value-type="float">
            <text:p>7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133.6" calcext:value-type="float">
            <text:p>133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788" calcext:value-type="float">
            <text:p>13788</text:p>
          </table:table-cell>
          <table:table-cell office:value-type="string" calcext:value-type="string">
            <text:p><text:a xlink:href="https://fantasydata.com/nfl-stats/player-details.aspx?playerid=13788-rishard-matthews-tennessee-titans" xlink:type="simple">Rishard Matthews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TEN</text:p>
          </table:table-cell>
          <table:table-cell office:value-type="float" office:value="16" calcext:value-type="float">
            <text:p>16</text:p>
          </table:table-cell>
          <table:table-cell office:value-type="float" office:value="96.8" calcext:value-type="float">
            <text:p>96.8</text:p>
          </table:table-cell>
          <table:table-cell office:value-type="float" office:value="55" calcext:value-type="float">
            <text:p>55</text:p>
          </table:table-cell>
          <table:table-cell office:value-type="float" office:value="56.7" calcext:value-type="float">
            <text:p>56.7</text:p>
          </table:table-cell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.1" calcext:value-type="float">
            <text:p>14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<text:a xlink:href="https://fantasydata.com/nfl-stats/player-details.aspx?playerid=12109-ted-ginn-new-orleans-saints" xlink:type="simple">Ted Gin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87.4" calcext:value-type="float">
            <text:p>87.4</text:p>
          </table:table-cell>
          <table:table-cell office:value-type="float" office:value="52" calcext:value-type="float">
            <text:p>52</text:p>
          </table:table-cell>
          <table:table-cell office:value-type="float" office:value="59.8" calcext:value-type="float">
            <text:p>59.8</text:p>
          </table:table-cell>
          <table:table-cell office:value-type="float" office:value="742" calcext:value-type="float">
            <text:p>7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14.3" calcext:value-type="float">
            <text:p>14.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4" calcext:value-type="float">
            <text:p>6.4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938" calcext:value-type="float">
            <text:p>17938</text:p>
          </table:table-cell>
          <table:table-cell office:value-type="string" calcext:value-type="string">
            <text:p><text:a xlink:href="https://fantasydata.com/nfl-stats/player-details.aspx?playerid=17938-corey-coleman-cleveland-browns" xlink:type="simple">Corey Coleman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105.6" calcext:value-type="float">
            <text:p>105.6</text:p>
          </table:table-cell>
          <table:table-cell office:value-type="float" office:value="59" calcext:value-type="float">
            <text:p>59</text:p>
          </table:table-cell>
          <table:table-cell office:value-type="float" office:value="55.7" calcext:value-type="float">
            <text:p>55.7</text:p>
          </table:table-cell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12.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961" calcext:value-type="float">
            <text:p>17961</text:p>
          </table:table-cell>
          <table:table-cell office:value-type="string" calcext:value-type="string">
            <text:p><text:a xlink:href="https://fantasydata.com/nfl-stats/player-details.aspx?playerid=17961-sterling-shepard-new-york-giants" xlink:type="simple">Sterling Shepard</text:a>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YG</text:p>
          </table:table-cell>
          <table:table-cell office:value-type="float" office:value="16" calcext:value-type="float">
            <text:p>16</text:p>
          </table:table-cell>
          <table:table-cell office:value-type="float" office:value="75.4" calcext:value-type="float">
            <text:p>75.4</text:p>
          </table:table-cell>
          <table:table-cell office:value-type="float" office:value="58" calcext:value-type="float">
            <text:p>58</text:p>
          </table:table-cell>
          <table:table-cell office:value-type="float" office:value="77.3" calcext:value-type="float">
            <text:p>77.3</text:p>
          </table:table-cell>
          <table:table-cell office:value-type="float" office:value="668" calcext:value-type="float">
            <text:p>6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127.2" calcext:value-type="float">
            <text:p>127.2</text:p>
          </table:table-cell>
        </table:table-row>
      </table:table>
      <table:table table:name="Sheet4" table:style-name="ta1">
        <table:table-column table:style-name="co1" table:number-columns-repeated="21" table:default-cell-style-name="ce2"/>
        <table:table-row table:style-name="ro1">
          <table:table-cell table:style-name="ce1" office:value-type="string" calcext:value-type="string">
            <text:p>Rk</text:p>
          </table:table-cell>
          <table:table-cell table:style-name="ce3" office:value-type="string" calcext:value-type="string">
            <text:p><text:a xlink:href="javascript:__doPostBack('ctl00$ctl00$Body$Body$NFLPlayerStats1$StatsGrid','Sort$PlayerID')" xlink:type="simple">ID</text:a></text:p>
          </table:table-cell>
          <table:table-cell table:style-name="ce3" office:value-type="string" calcext:value-type="string">
            <text:p><text:a xlink:href="javascript:__doPostBack('ctl00$ctl00$Body$Body$NFLPlayerStats1$StatsGrid','Sort$Name')" xlink:type="simple">Player</text:a></text:p>
          </table:table-cell>
          <table:table-cell table:style-name="ce3" office:value-type="string" calcext:value-type="string">
            <text:p><text:a xlink:href="javascript:__doPostBack('ctl00$ctl00$Body$Body$NFLPlayerStats1$StatsGrid','Sort$Position')" xlink:type="simple">Pos</text:a></text:p>
          </table:table-cell>
          <table:table-cell table:style-name="ce3" office:value-type="string" calcext:value-type="string">
            <text:p><text:a xlink:href="javascript:__doPostBack('ctl00$ctl00$Body$Body$NFLPlayerStats1$StatsGrid','Sort$Team')" xlink:type="simple">Team</text:a></text:p>
          </table:table-cell>
          <table:table-cell table:style-name="ce3" office:value-type="string" calcext:value-type="string">
            <text:p><text:a xlink:href="javascript:__doPostBack('ctl00$ctl00$Body$Body$NFLPlayerStats1$StatsGrid','Sort$Played')" xlink:type="simple">Gms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ivingTargets')" xlink:type="simple">Targets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ptions')" xlink:type="simple">Rec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ptionPercentage')" xlink:type="simple">Pct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ivingYards')" xlink:type="simple">Yds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ivingTouchdowns')" xlink:type="simple">TD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ivingLong')" xlink:type="simple">Long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ivingYardsPerTarget')" xlink:type="simple">Yds/Target</text:a></text:p>
          </table:table-cell>
          <table:table-cell table:style-name="ce3" office:value-type="string" calcext:value-type="string">
            <text:p><text:a xlink:href="javascript:__doPostBack('ctl00$ctl00$Body$Body$NFLPlayerStats1$StatsGrid','Sort$ReceivingYardsPerReception')" xlink:type="simple">Yds/Rec</text:a></text:p>
          </table:table-cell>
          <table:table-cell table:style-name="ce3" office:value-type="string" calcext:value-type="string">
            <text:p><text:a xlink:href="javascript:__doPostBack('ctl00$ctl00$Body$Body$NFLPlayerStats1$StatsGrid','Sort$RushingAttempts')" xlink:type="simple">Rush</text:a></text:p>
          </table:table-cell>
          <table:table-cell table:style-name="ce3" office:value-type="string" calcext:value-type="string">
            <text:p><text:a xlink:href="javascript:__doPostBack('ctl00$ctl00$Body$Body$NFLPlayerStats1$StatsGrid','Sort$RushingYards')" xlink:type="simple">Yds</text:a></text:p>
          </table:table-cell>
          <table:table-cell table:style-name="ce3" office:value-type="string" calcext:value-type="string">
            <text:p><text:a xlink:href="javascript:__doPostBack('ctl00$ctl00$Body$Body$NFLPlayerStats1$StatsGrid','Sort$RushingTouchdowns')" xlink:type="simple">TD</text:a></text:p>
          </table:table-cell>
          <table:table-cell table:style-name="ce3" office:value-type="string" calcext:value-type="string">
            <text:p><text:a xlink:href="javascript:__doPostBack('ctl00$ctl00$Body$Body$NFLPlayerStats1$StatsGrid','Sort$Fumbles')" xlink:type="simple">Fum</text:a></text:p>
          </table:table-cell>
          <table:table-cell table:style-name="ce3" office:value-type="string" calcext:value-type="string">
            <text:p><text:a xlink:href="javascript:__doPostBack('ctl00$ctl00$Body$Body$NFLPlayerStats1$StatsGrid','Sort$FumblesLost')" xlink:type="simple">Lost</text:a></text:p>
          </table:table-cell>
          <table:table-cell table:style-name="ce3" office:value-type="string" calcext:value-type="string">
            <text:p><text:a xlink:href="javascript:__doPostBack('ctl00$ctl00$Body$Body$NFLPlayerStats1$StatsGrid','Sort$FantasyPointsPerGame')" xlink:type="simple">PPG</text:a></text:p>
          </table:table-cell>
          <table:table-cell table:style-name="ce3" office:value-type="string" calcext:value-type="string">
            <text:p><text:a xlink:href="javascript:__doPostBack('ctl00$ctl00$Body$Body$NFLPlayerStats1$StatsGrid','Sort$FantasyPointsHalfPointPpr')" xlink:type="simple">Fantasy Points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<text:a xlink:href="https://fantasydata.com/nfl-stats/player-details.aspx?playerid=1658-greg-olsen-carolina-panthers" xlink:type="simple">Greg Olsen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AR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57.1" calcext:value-type="float">
            <text:p>57.1</text:p>
          </table:table-cell>
          <table:table-cell office:value-type="float" office:value="1064" calcext:value-type="float">
            <text:p>10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13.3" calcext:value-type="float">
            <text:p>13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182.4" calcext:value-type="float">
            <text:p>182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74" calcext:value-type="float">
            <text:p>10974</text:p>
          </table:table-cell>
          <table:table-cell office:value-type="string" calcext:value-type="string">
            <text:p><text:a xlink:href="https://fantasydata.com/nfl-stats/player-details.aspx?playerid=10974-rob-gronkowski-new-england-patriots" xlink:type="simple">Rob Gronkowski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E</text:p>
          </table:table-cell>
          <table:table-cell office:value-type="float" office:value="16" calcext:value-type="float">
            <text:p>16</text:p>
          </table:table-cell>
          <table:table-cell office:value-type="float" office:value="112.9" calcext:value-type="float">
            <text:p>112.9</text:p>
          </table:table-cell>
          <table:table-cell office:value-type="float" office:value="66" calcext:value-type="float">
            <text:p>66</text:p>
          </table:table-cell>
          <table:table-cell office:value-type="float" office:value="58.4" calcext:value-type="float">
            <text:p>58.4</text:p>
          </table:table-cell>
          <table:table-cell office:value-type="float" office:value="1009" calcext:value-type="float">
            <text:p>10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15.3" calcext:value-type="float">
            <text:p>1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181.9" calcext:value-type="float">
            <text:p>18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48" calcext:value-type="float">
            <text:p>15048</text:p>
          </table:table-cell>
          <table:table-cell office:value-type="string" calcext:value-type="string">
            <text:p><text:a xlink:href="https://fantasydata.com/nfl-stats/player-details.aspx?playerid=15048-travis-kelce-kansas-city-chiefs" xlink:type="simple">Travis Kelce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KC</text:p>
          </table:table-cell>
          <table:table-cell office:value-type="float" office:value="16" calcext:value-type="float">
            <text:p>16</text:p>
          </table:table-cell>
          <table:table-cell office:value-type="float" office:value="115.4" calcext:value-type="float">
            <text:p>115.4</text:p>
          </table:table-cell>
          <table:table-cell office:value-type="float" office:value="83" calcext:value-type="float">
            <text:p>83</text:p>
          </table:table-cell>
          <table:table-cell office:value-type="float" office:value="72.2" calcext:value-type="float">
            <text:p>72.2</text:p>
          </table:table-cell>
          <table:table-cell office:value-type="float" office:value="1047" calcext:value-type="float">
            <text:p>10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12.6" calcext:value-type="float">
            <text:p>1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00" calcext:value-type="float">
            <text:p>15100</text:p>
          </table:table-cell>
          <table:table-cell office:value-type="string" calcext:value-type="string">
            <text:p><text:a xlink:href="https://fantasydata.com/nfl-stats/player-details.aspx?playerid=15100-jordan-reed-washington-redskins" xlink:type="simple">Jordan Reed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WAS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25" calcext:value-type="float">
            <text:p>9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11.1" calcext:value-type="float">
            <text:p>11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88" calcext:value-type="float">
            <text:p>11488</text:p>
          </table:table-cell>
          <table:table-cell office:value-type="string" calcext:value-type="string">
            <text:p><text:a xlink:href="https://fantasydata.com/nfl-stats/player-details.aspx?playerid=11488-jimmy-graham-seattle-seahawks" xlink:type="simple">Jimmy Graham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SEA</text:p>
          </table:table-cell>
          <table:table-cell office:value-type="float" office:value="16" calcext:value-type="float">
            <text:p>16</text:p>
          </table:table-cell>
          <table:table-cell office:value-type="float" office:value="89.7" calcext:value-type="float">
            <text:p>89.7</text:p>
          </table:table-cell>
          <table:table-cell office:value-type="float" office:value="61" calcext:value-type="float">
            <text:p>61</text:p>
          </table:table-cell>
          <table:table-cell office:value-type="float" office:value="67.8" calcext:value-type="float">
            <text:p>67.8</text:p>
          </table:table-cell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12.6" calcext:value-type="float">
            <text:p>1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75" calcext:value-type="float">
            <text:p>13275</text:p>
          </table:table-cell>
          <table:table-cell office:value-type="string" calcext:value-type="string">
            <text:p><text:a xlink:href="https://fantasydata.com/nfl-stats/player-details.aspx?playerid=13275-kyle-rudolph-minnesota-vikings" xlink:type="simple">Kyle Rudolph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float" office:value="133.8" calcext:value-type="float">
            <text:p>133.8</text:p>
          </table:table-cell>
          <table:table-cell office:value-type="float" office:value="76" calcext:value-type="float">
            <text:p>76</text:p>
          </table:table-cell>
          <table:table-cell office:value-type="float" office:value="56.7" calcext:value-type="float">
            <text:p>56.7</text:p>
          </table:table-cell>
          <table:table-cell office:value-type="float" office:value="741" calcext:value-type="float">
            <text:p>7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56" calcext:value-type="float">
            <text:p>14856</text:p>
          </table:table-cell>
          <table:table-cell office:value-type="string" calcext:value-type="string">
            <text:p><text:a xlink:href="https://fantasydata.com/nfl-stats/player-details.aspx?playerid=14856-zach-ertz-philadelphia-eagles" xlink:type="simple">Zach Ertz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HI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57.8" calcext:value-type="float">
            <text:p>57.8</text:p>
          </table:table-cell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138.1" calcext:value-type="float">
            <text:p>138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75" calcext:value-type="float">
            <text:p>7175</text:p>
          </table:table-cell>
          <table:table-cell office:value-type="string" calcext:value-type="string">
            <text:p><text:a xlink:href="https://fantasydata.com/nfl-stats/player-details.aspx?playerid=7175-delanie-walker-tennessee-titans" xlink:type="simple">Delanie Walker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N</text:p>
          </table:table-cell>
          <table:table-cell office:value-type="float" office:value="16" calcext:value-type="float">
            <text:p>16</text:p>
          </table:table-cell>
          <table:table-cell office:value-type="float" office:value="81.6" calcext:value-type="float">
            <text:p>81.6</text:p>
          </table:table-cell>
          <table:table-cell office:value-type="float" office:value="60" calcext:value-type="float">
            <text:p>60</text:p>
          </table:table-cell>
          <table:table-cell office:value-type="float" office:value="73.2" calcext:value-type="float">
            <text:p>73.2</text:p>
          </table:table-cell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11.8" calcext:value-type="float">
            <text:p>11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51" calcext:value-type="float">
            <text:p>16451</text:p>
          </table:table-cell>
          <table:table-cell office:value-type="string" calcext:value-type="string">
            <text:p><text:a xlink:href="https://fantasydata.com/nfl-stats/player-details.aspx?playerid=16451-eric-ebron-detroit-lions" xlink:type="simple">Eric Ebron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ET</text:p>
          </table:table-cell>
          <table:table-cell office:value-type="float" office:value="16" calcext:value-type="float">
            <text:p>16</text:p>
          </table:table-cell>
          <table:table-cell office:value-type="float" office:value="84.9" calcext:value-type="float">
            <text:p>84.9</text:p>
          </table:table-cell>
          <table:table-cell office:value-type="float" office:value="62" calcext:value-type="float">
            <text:p>62</text:p>
          </table:table-cell>
          <table:table-cell office:value-type="float" office:value="72.9" calcext:value-type="float">
            <text:p>72.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1.3" calcext:value-type="float">
            <text:p>11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975" calcext:value-type="float">
            <text:p>17975</text:p>
          </table:table-cell>
          <table:table-cell office:value-type="string" calcext:value-type="string">
            <text:p><text:a xlink:href="https://fantasydata.com/nfl-stats/player-details.aspx?playerid=17975-hunter-henry-los-angeles-chargers" xlink:type="simple">Hunter Henry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C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68.5" calcext:value-type="float">
            <text:p>68.5</text:p>
          </table:table-cell>
          <table:table-cell office:value-type="float" office:value="596" calcext:value-type="float">
            <text:p>5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1.9" calcext:value-type="float">
            <text:p>1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<text:a xlink:href="https://fantasydata.com/nfl-stats/player-details.aspx?playerid=1181-martellus-bennett-green-bay-packers" xlink:type="simple">Martellus Bennett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float" office:value="97.4" calcext:value-type="float">
            <text:p>97.4</text:p>
          </table:table-cell>
          <table:table-cell office:value-type="float" office:value="59" calcext:value-type="float">
            <text:p>59</text:p>
          </table:table-cell>
          <table:table-cell office:value-type="float" office:value="60.8" calcext:value-type="float">
            <text:p>60.8</text:p>
          </table:table-cell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10.4" calcext:value-type="float">
            <text:p>1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918" calcext:value-type="float">
            <text:p>14918</text:p>
          </table:table-cell>
          <table:table-cell office:value-type="string" calcext:value-type="string">
            <text:p><text:a xlink:href="https://fantasydata.com/nfl-stats/player-details.aspx?playerid=14918-tyler-eifert-cincinnati-bengals" xlink:type="simple">Tyler Eifert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IN</text:p>
          </table:table-cell>
          <table:table-cell office:value-type="float" office:value="16" calcext:value-type="float">
            <text:p>16</text:p>
          </table:table-cell>
          <table:table-cell office:value-type="float" office:value="81.5" calcext:value-type="float">
            <text:p>81.5</text:p>
          </table:table-cell>
          <table:table-cell office:value-type="float" office:value="57" calcext:value-type="float">
            <text:p>57</text:p>
          </table:table-cell>
          <table:table-cell office:value-type="float" office:value="69.5" calcext:value-type="float">
            <text:p>69.5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10.9" calcext:value-type="float">
            <text:p>1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997" calcext:value-type="float">
            <text:p>13997</text:p>
          </table:table-cell>
          <table:table-cell office:value-type="string" calcext:value-type="string">
            <text:p><text:a xlink:href="https://fantasydata.com/nfl-stats/player-details.aspx?playerid=13997-coby-fleener-new-orleans-saints" xlink:type="simple">Coby Fleener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64.8" calcext:value-type="float">
            <text:p>64.8</text:p>
          </table:table-cell>
          <table:table-cell office:value-type="float" office:value="48" calcext:value-type="float">
            <text:p>48</text:p>
          </table:table-cell>
          <table:table-cell office:value-type="float" office:value="73.8" calcext:value-type="float">
            <text:p>73.8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12.1" calcext:value-type="float">
            <text:p>12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a xlink:href="https://fantasydata.com/nfl-stats/player-details.aspx?playerid=722-jason-witten-dallas-cowboys" xlink:type="simple">Jason Witten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AL</text:p>
          </table:table-cell>
          <table:table-cell office:value-type="float" office:value="16" calcext:value-type="float">
            <text:p>16</text:p>
          </table:table-cell>
          <table:table-cell office:value-type="float" office:value="108.5" calcext:value-type="float">
            <text:p>108.5</text:p>
          </table:table-cell>
          <table:table-cell office:value-type="float" office:value="62" calcext:value-type="float">
            <text:p>62</text:p>
          </table:table-cell>
          <table:table-cell office:value-type="float" office:value="57.4" calcext:value-type="float">
            <text:p>57.4</text:p>
          </table:table-cell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10.2" calcext:value-type="float">
            <text:p>1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602" calcext:value-type="float">
            <text:p>15602</text:p>
          </table:table-cell>
          <table:table-cell office:value-type="string" calcext:value-type="string">
            <text:p><text:a xlink:href="https://fantasydata.com/nfl-stats/player-details.aspx?playerid=15602-jack-doyle-indianapolis-colts" xlink:type="simple">Jack Doyle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ND</text:p>
          </table:table-cell>
          <table:table-cell office:value-type="float" office:value="16" calcext:value-type="float">
            <text:p>16</text:p>
          </table:table-cell>
          <table:table-cell office:value-type="float" office:value="92.8" calcext:value-type="float">
            <text:p>92.8</text:p>
          </table:table-cell>
          <table:table-cell office:value-type="float" office:value="58" calcext:value-type="float">
            <text:p>58</text:p>
          </table:table-cell>
          <table:table-cell office:value-type="float" office:value="62.4" calcext:value-type="float">
            <text:p>62.4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9.7" calcext:value-type="float">
            <text:p>9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63" calcext:value-type="float">
            <text:p>17963</text:p>
          </table:table-cell>
          <table:table-cell office:value-type="string" calcext:value-type="string">
            <text:p><text:a xlink:href="https://fantasydata.com/nfl-stats/player-details.aspx?playerid=17963-austin-hooper-atlanta-falcons" xlink:type="simple">Austin Hooper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TL</text:p>
          </table:table-cell>
          <table:table-cell office:value-type="float" office:value="16" calcext:value-type="float">
            <text:p>16</text:p>
          </table:table-cell>
          <table:table-cell office:value-type="float" office:value="63.4" calcext:value-type="float">
            <text:p>63.4</text:p>
          </table:table-cell>
          <table:table-cell office:value-type="float" office:value="48" calcext:value-type="float">
            <text:p>48</text:p>
          </table:table-cell>
          <table:table-cell office:value-type="float" office:value="76.2" calcext:value-type="float">
            <text:p>76.2</text:p>
          </table:table-cell>
          <table:table-cell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.9" calcext:value-type="float">
            <text:p>11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593" calcext:value-type="float">
            <text:p>16593</text:p>
          </table:table-cell>
          <table:table-cell office:value-type="string" calcext:value-type="string">
            <text:p><text:a xlink:href="https://fantasydata.com/nfl-stats/player-details.aspx?playerid=16593-cameron-brate-tampa-bay-buccaneers" xlink:type="simple">Cameron Brate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68.5" calcext:value-type="float">
            <text:p>68.5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34" calcext:value-type="float">
            <text:p>8534</text:p>
          </table:table-cell>
          <table:table-cell office:value-type="string" calcext:value-type="string">
            <text:p><text:a xlink:href="https://fantasydata.com/nfl-stats/player-details.aspx?playerid=8534-jared-cook-oakland-raiders" xlink:type="simple">Jared Cook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OAK</text:p>
          </table:table-cell>
          <table:table-cell office:value-type="float" office:value="16" calcext:value-type="float">
            <text:p>16</text:p>
          </table:table-cell>
          <table:table-cell office:value-type="float" office:value="63.5" calcext:value-type="float">
            <text:p>63.5</text:p>
          </table:table-cell>
          <table:table-cell office:value-type="float" office:value="47" calcext:value-type="float">
            <text:p>47</text:p>
          </table:table-cell>
          <table:table-cell office:value-type="float" office:value="74.6" calcext:value-type="float">
            <text:p>74.6</text:p>
          </table:table-cell>
          <table:table-cell office:value-type="float" office:value="601" calcext:value-type="float">
            <text:p>6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12.8" calcext:value-type="float">
            <text:p>12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12" calcext:value-type="float">
            <text:p>18912</text:p>
          </table:table-cell>
          <table:table-cell office:value-type="string" calcext:value-type="string">
            <text:p><text:a xlink:href="https://fantasydata.com/nfl-stats/player-details.aspx?playerid=18912-evan-engram-new-york-giants" xlink:type="simple">Evan Engram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YG</text:p>
          </table:table-cell>
          <table:table-cell office:value-type="float" office:value="16" calcext:value-type="float">
            <text:p>16</text:p>
          </table:table-cell>
          <table:table-cell office:value-type="float" office:value="87.2" calcext:value-type="float">
            <text:p>87.2</text:p>
          </table:table-cell>
          <table:table-cell office:value-type="float" office:value="51" calcext:value-type="float">
            <text:p>51</text:p>
          </table:table-cell>
          <table:table-cell office:value-type="float" office:value="58.6" calcext:value-type="float">
            <text:p>58.6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10.9" calcext:value-type="float">
            <text:p>1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<text:a xlink:href="https://fantasydata.com/nfl-stats/player-details.aspx?playerid=16200-cj-fiedorowicz-houston-texans" xlink:type="simple">CJ Fiedorowicz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U</text:p>
          </table:table-cell>
          <table:table-cell office:value-type="float" office:value="16" calcext:value-type="float">
            <text:p>16</text:p>
          </table:table-cell>
          <table:table-cell office:value-type="float" office:value="70.2" calcext:value-type="float">
            <text:p>70.2</text:p>
          </table:table-cell>
          <table:table-cell office:value-type="float" office:value="54" calcext:value-type="float">
            <text:p>54</text:p>
          </table:table-cell>
          <table:table-cell office:value-type="float" office:value="77.1" calcext:value-type="float">
            <text:p>77.1</text:p>
          </table:table-cell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11.1" calcext:value-type="float">
            <text:p>11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751" calcext:value-type="float">
            <text:p>12751</text:p>
          </table:table-cell>
          <table:table-cell office:value-type="string" calcext:value-type="string">
            <text:p><text:a xlink:href="https://fantasydata.com/nfl-stats/player-details.aspx?playerid=12751-charles-clay-buffalo-bills" xlink:type="simple">Charles Clay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UF</text:p>
          </table:table-cell>
          <table:table-cell office:value-type="float" office:value="16" calcext:value-type="float">
            <text:p>16</text:p>
          </table:table-cell>
          <table:table-cell office:value-type="float" office:value="73.1" calcext:value-type="float">
            <text:p>73.1</text:p>
          </table:table-cell>
          <table:table-cell office:value-type="float" office:value="53" calcext:value-type="float">
            <text:p>53</text:p>
          </table:table-cell>
          <table:table-cell office:value-type="float" office:value="72.6" calcext:value-type="float">
            <text:p>72.6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0.8" calcext:value-type="float">
            <text:p>1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84" calcext:value-type="float">
            <text:p>7884</text:p>
          </table:table-cell>
          <table:table-cell office:value-type="string" calcext:value-type="string">
            <text:p><text:a xlink:href="https://fantasydata.com/nfl-stats/player-details.aspx?playerid=7884-antonio-gates-los-angeles-chargers" xlink:type="simple">Antonio Gates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C</text:p>
          </table:table-cell>
          <table:table-cell office:value-type="float" office:value="16" calcext:value-type="float">
            <text:p>16</text:p>
          </table:table-cell>
          <table:table-cell office:value-type="float" office:value="65.5" calcext:value-type="float">
            <text:p>65.5</text:p>
          </table:table-cell>
          <table:table-cell office:value-type="float" office:value="42" calcext:value-type="float">
            <text:p>42</text:p>
          </table:table-cell>
          <table:table-cell office:value-type="float" office:value="63.6" calcext:value-type="float">
            <text:p>63.6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11.6" calcext:value-type="float">
            <text:p>1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27" calcext:value-type="float">
            <text:p>13027</text:p>
          </table:table-cell>
          <table:table-cell office:value-type="string" calcext:value-type="string">
            <text:p><text:a xlink:href="https://fantasydata.com/nfl-stats/player-details.aspx?playerid=13027-julius-thomas-miami-dolphins" xlink:type="simple">Julius Thomas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MIA</text:p>
          </table:table-cell>
          <table:table-cell office:value-type="float" office:value="16" calcext:value-type="float">
            <text:p>16</text:p>
          </table:table-cell>
          <table:table-cell office:value-type="float" office:value="65.1" calcext:value-type="float">
            <text:p>65.1</text:p>
          </table:table-cell>
          <table:table-cell office:value-type="float" office:value="44" calcext:value-type="float">
            <text:p>44</text:p>
          </table:table-cell>
          <table:table-cell office:value-type="float" office:value="67.7" calcext:value-type="float">
            <text:p>67.7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901" calcext:value-type="float">
            <text:p>18901</text:p>
          </table:table-cell>
          <table:table-cell office:value-type="string" calcext:value-type="string">
            <text:p><text:a xlink:href="https://fantasydata.com/nfl-stats/player-details.aspx?playerid=18901-oj-howard-tampa-bay-buccaneers" xlink:type="simple">OJ Howard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B</text:p>
          </table:table-cell>
          <table:table-cell office:value-type="float" office:value="16" calcext:value-type="float">
            <text:p>16</text:p>
          </table:table-cell>
          <table:table-cell office:value-type="float" office:value="56.3" calcext:value-type="float">
            <text:p>56.3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10.3" calcext:value-type="float">
            <text:p>1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608" calcext:value-type="float">
            <text:p>16608</text:p>
          </table:table-cell>
          <table:table-cell office:value-type="string" calcext:value-type="string">
            <text:p><text:a xlink:href="https://fantasydata.com/nfl-stats/player-details.aspx?playerid=16608-austin-seferian-jenkins-new-york-jets" xlink:type="simple">Austin Seferian-Jenkins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YJ</text:p>
          </table:table-cell>
          <table:table-cell office:value-type="float" office:value="16" calcext:value-type="float">
            <text:p>16</text:p>
          </table:table-cell>
          <table:table-cell office:value-type="float" office:value="62.1" calcext:value-type="float">
            <text:p>62.1</text:p>
          </table:table-cell>
          <table:table-cell office:value-type="float" office:value="45" calcext:value-type="float">
            <text:p>45</text:p>
          </table:table-cell>
          <table:table-cell office:value-type="float" office:value="72.6" calcext:value-type="float">
            <text:p>72.6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11.4" calcext:value-type="float">
            <text:p>1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032" calcext:value-type="float">
            <text:p>18032</text:p>
          </table:table-cell>
          <table:table-cell office:value-type="string" calcext:value-type="string">
            <text:p><text:a xlink:href="https://fantasydata.com/nfl-stats/player-details.aspx?playerid=18032-tyler-higbee-los-angeles-rams" xlink:type="simple">Tyler Higbee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R</text:p>
          </table:table-cell>
          <table:table-cell office:value-type="float" office:value="16" calcext:value-type="float">
            <text:p>16</text:p>
          </table:table-cell>
          <table:table-cell office:value-type="float" office:value="57.6" calcext:value-type="float">
            <text:p>57.6</text:p>
          </table:table-cell>
          <table:table-cell office:value-type="float" office:value="43" calcext:value-type="float">
            <text:p>43</text:p>
          </table:table-cell>
          <table:table-cell office:value-type="float" office:value="74.1" calcext:value-type="float">
            <text:p>74.1</text:p>
          </table:table-cell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26" calcext:value-type="float">
            <text:p>11026</text:p>
          </table:table-cell>
          <table:table-cell office:value-type="string" calcext:value-type="string">
            <text:p><text:a xlink:href="https://fantasydata.com/nfl-stats/player-details.aspx?playerid=11026-jermaine-gresham-arizona-cardinals" xlink:type="simple">Jermaine Gresham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RI</text:p>
          </table:table-cell>
          <table:table-cell office:value-type="float" office:value="16" calcext:value-type="float">
            <text:p>16</text:p>
          </table:table-cell>
          <table:table-cell office:value-type="float" office:value="73.4" calcext:value-type="float">
            <text:p>73.4</text:p>
          </table:table-cell>
          <table:table-cell office:value-type="float" office:value="41" calcext:value-type="float">
            <text:p>41</text:p>
          </table:table-cell>
          <table:table-cell office:value-type="float" office:value="56.2" calcext:value-type="float">
            <text:p>56.2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10.3" calcext:value-type="float">
            <text:p>1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876" calcext:value-type="float">
            <text:p>18876</text:p>
          </table:table-cell>
          <table:table-cell office:value-type="string" calcext:value-type="string">
            <text:p><text:a xlink:href="https://fantasydata.com/nfl-stats/player-details.aspx?playerid=18876-david-njoku-cleveland-browns" xlink:type="simple">David Njoku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51.1" calcext:value-type="float">
            <text:p>51.1</text:p>
          </table:table-cell>
          <table:table-cell office:value-type="float" office:value="39" calcext:value-type="float">
            <text:p>39</text:p>
          </table:table-cell>
          <table:table-cell office:value-type="float" office:value="76.5" calcext:value-type="float">
            <text:p>76.5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10.8" calcext:value-type="float">
            <text:p>10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415" calcext:value-type="float">
            <text:p>12415</text:p>
          </table:table-cell>
          <table:table-cell office:value-type="string" calcext:value-type="string">
            <text:p><text:a xlink:href="https://fantasydata.com/nfl-stats/player-details.aspx?playerid=12415-zach-miller-chicago-bears" xlink:type="simple">Zach Miller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HI</text:p>
          </table:table-cell>
          <table:table-cell office:value-type="float" office:value="16" calcext:value-type="float">
            <text:p>16</text:p>
          </table:table-cell>
          <table:table-cell office:value-type="float" office:value="62.8" calcext:value-type="float">
            <text:p>62.8</text:p>
          </table:table-cell>
          <table:table-cell office:value-type="float" office:value="39" calcext:value-type="float">
            <text:p>39</text:p>
          </table:table-cell>
          <table:table-cell office:value-type="float" office:value="61.9" calcext:value-type="float">
            <text:p>61.9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238" calcext:value-type="float">
            <text:p>16238</text:p>
          </table:table-cell>
          <table:table-cell office:value-type="string" calcext:value-type="string">
            <text:p><text:a xlink:href="https://fantasydata.com/nfl-stats/player-details.aspx?playerid=16238-erik-swoope-indianapolis-colts" xlink:type="simple">Erik Swoope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IND</text:p>
          </table:table-cell>
          <table:table-cell office:value-type="float" office:value="16" calcext:value-type="float">
            <text:p>16</text:p>
          </table:table-cell>
          <table:table-cell office:value-type="float" office:value="50.2" calcext:value-type="float">
            <text:p>50.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931" calcext:value-type="float">
            <text:p>16931</text:p>
          </table:table-cell>
          <table:table-cell office:value-type="string" calcext:value-type="string">
            <text:p><text:a xlink:href="https://fantasydata.com/nfl-stats/player-details.aspx?playerid=16931-nick-boyle-baltimore-ravens" xlink:type="simple">Nick Boyle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AL</text:p>
          </table:table-cell>
          <table:table-cell office:value-type="float" office:value="16" calcext:value-type="float">
            <text:p>16</text:p>
          </table:table-cell>
          <table:table-cell office:value-type="float" office:value="71.8" calcext:value-type="float">
            <text:p>71.8</text:p>
          </table:table-cell>
          <table:table-cell office:value-type="float" office:value="41" calcext:value-type="float">
            <text:p>41</text:p>
          </table:table-cell>
          <table:table-cell office:value-type="float" office:value="56.9" calcext:value-type="float">
            <text:p>56.9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9.1" calcext:value-type="float">
            <text:p>9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920" calcext:value-type="float">
            <text:p>16920</text:p>
          </table:table-cell>
          <table:table-cell office:value-type="string" calcext:value-type="string">
            <text:p><text:a xlink:href="https://fantasydata.com/nfl-stats/player-details.aspx?playerid=16920-jesse-james-pittsburgh-steelers" xlink:type="simple">Jesse James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IT</text:p>
          </table:table-cell>
          <table:table-cell office:value-type="float" office:value="16" calcext:value-type="float">
            <text:p>16</text:p>
          </table:table-cell>
          <table:table-cell office:value-type="float" office:value="44.2" calcext:value-type="float">
            <text:p>44.2</text:p>
          </table:table-cell>
          <table:table-cell office:value-type="float" office:value="32" calcext:value-type="float">
            <text:p>32</text:p>
          </table:table-cell>
          <table:table-cell office:value-type="float" office:value="72.7" calcext:value-type="float">
            <text:p>72.7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9.8" calcext:value-type="float">
            <text:p>9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84" calcext:value-type="float">
            <text:p>5084</text:p>
          </table:table-cell>
          <table:table-cell office:value-type="string" calcext:value-type="string">
            <text:p><text:a xlink:href="https://fantasydata.com/nfl-stats/player-details.aspx?playerid=5084-vernon-davis-washington-redskins" xlink:type="simple">Vernon Davis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WAS</text:p>
          </table:table-cell>
          <table:table-cell office:value-type="float" office:value="16" calcext:value-type="float">
            <text:p>16</text:p>
          </table:table-cell>
          <table:table-cell office:value-type="float" office:value="38.2" calcext:value-type="float">
            <text:p>38.2</text:p>
          </table:table-cell>
          <table:table-cell office:value-type="float" office:value="23" calcext:value-type="float">
            <text:p>23</text:p>
          </table:table-cell>
          <table:table-cell office:value-type="float" office:value="60.5" calcext:value-type="float">
            <text:p>60.5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985" calcext:value-type="float">
            <text:p>14985</text:p>
          </table:table-cell>
          <table:table-cell office:value-type="string" calcext:value-type="string">
            <text:p><text:a xlink:href="https://fantasydata.com/nfl-stats/player-details.aspx?playerid=14985-ryan-griffin-houston-texans" xlink:type="simple">Ryan Griffin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HOU</text:p>
          </table:table-cell>
          <table:table-cell office:value-type="float" office:value="16" calcext:value-type="float">
            <text:p>16</text:p>
          </table:table-cell>
          <table:table-cell office:value-type="float" office:value="41.5" calcext:value-type="float">
            <text:p>41.5</text:p>
          </table:table-cell>
          <table:table-cell office:value-type="float" office:value="29" calcext:value-type="float">
            <text:p>29</text:p>
          </table:table-cell>
          <table:table-cell office:value-type="float" office:value="70.7" calcext:value-type="float">
            <text:p>70.7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11.4" calcext:value-type="float">
            <text:p>1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<text:a xlink:href="https://fantasydata.com/nfl-stats/player-details.aspx?playerid=3061-marcedes-lewis-jacksonville-jaguars" xlink:type="simple">Marcedes Lewis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JAX</text:p>
          </table:table-cell>
          <table:table-cell office:value-type="float" office:value="16" calcext:value-type="float">
            <text:p>16</text:p>
          </table:table-cell>
          <table:table-cell office:value-type="float" office:value="43.3" calcext:value-type="float">
            <text:p>43.3</text:p>
          </table:table-cell>
          <table:table-cell office:value-type="float" office:value="25" calcext:value-type="float">
            <text:p>25</text:p>
          </table:table-cell>
          <table:table-cell office:value-type="float" office:value="58.1" calcext:value-type="float">
            <text:p>58.1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1.2" calcext:value-type="float">
            <text:p>1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965" calcext:value-type="float">
            <text:p>15965</text:p>
          </table:table-cell>
          <table:table-cell office:value-type="string" calcext:value-type="string">
            <text:p><text:a xlink:href="https://fantasydata.com/nfl-stats/player-details.aspx?playerid=15965-trey-burton-philadelphia-eagles" xlink:type="simple">Trey Burton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HI</text:p>
          </table:table-cell>
          <table:table-cell office:value-type="float" office:value="16" calcext:value-type="float">
            <text:p>16</text:p>
          </table:table-cell>
          <table:table-cell office:value-type="float" office:value="32.7" calcext:value-type="float">
            <text:p>32.7</text:p>
          </table:table-cell>
          <table:table-cell office:value-type="float" office:value="23" calcext:value-type="float">
            <text:p>23</text:p>
          </table:table-cell>
          <table:table-cell office:value-type="float" office:value="69.7" calcext:value-type="float">
            <text:p>69.7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11.4" calcext:value-type="float">
            <text:p>11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239" calcext:value-type="float">
            <text:p>15239</text:p>
          </table:table-cell>
          <table:table-cell office:value-type="string" calcext:value-type="string">
            <text:p><text:a xlink:href="https://fantasydata.com/nfl-stats/player-details.aspx?playerid=15239-vance-mcdonald-pittsburgh-steelers" xlink:type="simple">Vance McDonald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IT</text:p>
          </table:table-cell>
          <table:table-cell office:value-type="float" office:value="16" calcext:value-type="float">
            <text:p>16</text:p>
          </table:table-cell>
          <table:table-cell office:value-type="float" office:value="35.6" calcext:value-type="float">
            <text:p>35.6</text:p>
          </table:table-cell>
          <table:table-cell office:value-type="float" office:value="20" calcext:value-type="float">
            <text:p>20</text:p>
          </table:table-cell>
          <table:table-cell office:value-type="float" office:value="55.6" calcext:value-type="float">
            <text:p>55.6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.6" calcext:value-type="float">
            <text:p>1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931" calcext:value-type="float">
            <text:p>18931</text:p>
          </table:table-cell>
          <table:table-cell office:value-type="string" calcext:value-type="string">
            <text:p><text:a xlink:href="https://fantasydata.com/nfl-stats/player-details.aspx?playerid=18931-adam-shaheen-chicago-bears" xlink:type="simple">Adam Shaheen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HI</text:p>
          </table:table-cell>
          <table:table-cell office:value-type="float" office:value="16" calcext:value-type="float">
            <text:p>16</text:p>
          </table:table-cell>
          <table:table-cell office:value-type="float" office:value="40.1" calcext:value-type="float">
            <text:p>40.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0.4" calcext:value-type="float">
            <text:p>1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063" calcext:value-type="float">
            <text:p>19063</text:p>
          </table:table-cell>
          <table:table-cell office:value-type="string" calcext:value-type="string">
            <text:p><text:a xlink:href="https://fantasydata.com/nfl-stats/player-details.aspx?playerid=19063-george-kittle-san-francisco-49ers" xlink:type="simple">George Kittle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SF</text:p>
          </table:table-cell>
          <table:table-cell office:value-type="float" office:value="16" calcext:value-type="float">
            <text:p>16</text:p>
          </table:table-cell>
          <table:table-cell office:value-type="float" office:value="34.9" calcext:value-type="float">
            <text:p>34.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11.2" calcext:value-type="float">
            <text:p>11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962" calcext:value-type="float">
            <text:p>16962</text:p>
          </table:table-cell>
          <table:table-cell office:value-type="string" calcext:value-type="string">
            <text:p><text:a xlink:href="https://fantasydata.com/nfl-stats/player-details.aspx?playerid=16962-aj-derby-denver-broncos" xlink:type="simple">AJ Derby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float" office:value="35.1" calcext:value-type="float">
            <text:p>35.1</text:p>
          </table:table-cell>
          <table:table-cell office:value-type="float" office:value="26" calcext:value-type="float">
            <text:p>26</text:p>
          </table:table-cell>
          <table:table-cell office:value-type="float" office:value="74.3" calcext:value-type="float">
            <text:p>74.3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10.4" calcext:value-type="float">
            <text:p>1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990" calcext:value-type="float">
            <text:p>18990</text:p>
          </table:table-cell>
          <table:table-cell office:value-type="string" calcext:value-type="string">
            <text:p><text:a xlink:href="https://fantasydata.com/nfl-stats/player-details.aspx?playerid=18990-jonnu-smith-tennessee-titans" xlink:type="simple">Jonnu Smith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N</text:p>
          </table:table-cell>
          <table:table-cell office:value-type="float" office:value="16" calcext:value-type="float">
            <text:p>16</text:p>
          </table:table-cell>
          <table:table-cell office:value-type="float" office:value="31.8" calcext:value-type="float">
            <text:p>31.8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11.6" calcext:value-type="float">
            <text:p>11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935" calcext:value-type="float">
            <text:p>18935</text:p>
          </table:table-cell>
          <table:table-cell office:value-type="string" calcext:value-type="string">
            <text:p><text:a xlink:href="https://fantasydata.com/nfl-stats/player-details.aspx?playerid=18935-gerald-everett-los-angeles-rams" xlink:type="simple">Gerald Everett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AR</text:p>
          </table:table-cell>
          <table:table-cell office:value-type="float" office:value="16" calcext:value-type="float">
            <text:p>16</text:p>
          </table:table-cell>
          <table:table-cell office:value-type="float" office:value="41.3" calcext:value-type="float">
            <text:p>41.3</text:p>
          </table:table-cell>
          <table:table-cell office:value-type="float" office:value="24" calcext:value-type="float">
            <text:p>24</text:p>
          </table:table-cell>
          <table:table-cell office:value-type="float" office:value="58.5" calcext:value-type="float">
            <text:p>58.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0.7" calcext:value-type="float">
            <text:p>10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756" calcext:value-type="float">
            <text:p>11756</text:p>
          </table:table-cell>
          <table:table-cell office:value-type="string" calcext:value-type="string">
            <text:p><text:a xlink:href="https://fantasydata.com/nfl-stats/player-details.aspx?playerid=11756-benjamin-watson-baltimore-ravens" xlink:type="simple">Benjamin Watson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AL</text:p>
          </table:table-cell>
          <table:table-cell office:value-type="float" office:value="16" calcext:value-type="float">
            <text:p>16</text:p>
          </table:table-cell>
          <table:table-cell office:value-type="float" office:value="35.3" calcext:value-type="float">
            <text:p>35.3</text:p>
          </table:table-cell>
          <table:table-cell office:value-type="float" office:value="24" calcext:value-type="float">
            <text:p>24</text:p>
          </table:table-cell>
          <table:table-cell office:value-type="float" office:value="68.6" calcext:value-type="float">
            <text:p>68.6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10.1" calcext:value-type="float">
            <text:p>1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<text:a xlink:href="https://fantasydata.com/nfl-stats/player-details.aspx?playerid=18057-seth-devalve-cleveland-browns" xlink:type="simple">Seth DeValve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33.1" calcext:value-type="float">
            <text:p>33.1</text:p>
          </table:table-cell>
          <table:table-cell office:value-type="float" office:value="24" calcext:value-type="float">
            <text:p>24</text:p>
          </table:table-cell>
          <table:table-cell office:value-type="float" office:value="72.7" calcext:value-type="float">
            <text:p>72.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866" calcext:value-type="float">
            <text:p>15866</text:p>
          </table:table-cell>
          <table:table-cell office:value-type="string" calcext:value-type="string">
            <text:p><text:a xlink:href="https://fantasydata.com/nfl-stats/player-details.aspx?playerid=15866-josh-hill-new-orleans-saints" xlink:type="simple">Josh Hill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28.1" calcext:value-type="float">
            <text:p>28.1</text:p>
          </table:table-cell>
          <table:table-cell office:value-type="float" office:value="18" calcext:value-type="float">
            <text:p>18</text:p>
          </table:table-cell>
          <table:table-cell office:value-type="float" office:value="64.3" calcext:value-type="float">
            <text:p>64.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754" calcext:value-type="float">
            <text:p>17754</text:p>
          </table:table-cell>
          <table:table-cell office:value-type="string" calcext:value-type="string">
            <text:p><text:a xlink:href="https://fantasydata.com/nfl-stats/player-details.aspx?playerid=17754-will-tye-new-york-jets" xlink:type="simple">Will Tye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YJ</text:p>
          </table:table-cell>
          <table:table-cell office:value-type="float" office:value="16" calcext:value-type="float">
            <text:p>16</text:p>
          </table:table-cell>
          <table:table-cell office:value-type="float" office:value="39.8" calcext:value-type="float">
            <text:p>39.8</text:p>
          </table:table-cell>
          <table:table-cell office:value-type="float" office:value="23" calcext:value-type="float">
            <text:p>23</text:p>
          </table:table-cell>
          <table:table-cell office:value-type="float" office:value="57.5" calcext:value-type="float">
            <text:p>57.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816" calcext:value-type="float">
            <text:p>16816</text:p>
          </table:table-cell>
          <table:table-cell office:value-type="string" calcext:value-type="string">
            <text:p><text:a xlink:href="https://fantasydata.com/nfl-stats/player-details.aspx?playerid=16816-maxx-williams-baltimore-ravens" xlink:type="simple">Maxx Williams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AL</text:p>
          </table:table-cell>
          <table:table-cell office:value-type="float" office:value="16" calcext:value-type="float">
            <text:p>16</text:p>
          </table:table-cell>
          <table:table-cell office:value-type="float" office:value="37.6" calcext:value-type="float">
            <text:p>37.6</text:p>
          </table:table-cell>
          <table:table-cell office:value-type="float" office:value="22" calcext:value-type="float">
            <text:p>22</text:p>
          </table:table-cell>
          <table:table-cell office:value-type="float" office:value="57.9" calcext:value-type="float">
            <text:p>57.9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9.8" calcext:value-type="float">
            <text:p>9.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72" calcext:value-type="float">
            <text:p>15072</text:p>
          </table:table-cell>
          <table:table-cell office:value-type="string" calcext:value-type="string">
            <text:p><text:a xlink:href="https://fantasydata.com/nfl-stats/player-details.aspx?playerid=15072-mychal-rivera-jacksonville-jaguars" xlink:type="simple">Mychal Rivera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JAX</text:p>
          </table:table-cell>
          <table:table-cell office:value-type="float" office:value="16" calcext:value-type="float">
            <text:p>16</text:p>
          </table:table-cell>
          <table:table-cell office:value-type="float" office:value="33.2" calcext:value-type="float">
            <text:p>33.2</text:p>
          </table:table-cell>
          <table:table-cell office:value-type="float" office:value="20" calcext:value-type="float">
            <text:p>20</text:p>
          </table:table-cell>
          <table:table-cell office:value-type="float" office:value="60.6" calcext:value-type="float">
            <text:p>60.6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999" calcext:value-type="float">
            <text:p>18999</text:p>
          </table:table-cell>
          <table:table-cell office:value-type="string" calcext:value-type="string">
            <text:p><text:a xlink:href="https://fantasydata.com/nfl-stats/player-details.aspx?playerid=18999-jordan-leggett-new-york-jets" xlink:type="simple">Jordan Leggett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YJ</text:p>
          </table:table-cell>
          <table:table-cell office:value-type="float" office:value="16" calcext:value-type="float">
            <text:p>16</text:p>
          </table:table-cell>
          <table:table-cell office:value-type="float" office:value="27.4" calcext:value-type="float">
            <text:p>27.4</text:p>
          </table:table-cell>
          <table:table-cell office:value-type="float" office:value="19" calcext:value-type="float">
            <text:p>19</text:p>
          </table:table-cell>
          <table:table-cell office:value-type="float" office:value="70.4" calcext:value-type="float">
            <text:p>70.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0.2" calcext:value-type="float">
            <text:p>1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988" calcext:value-type="float">
            <text:p>16988</text:p>
          </table:table-cell>
          <table:table-cell office:value-type="string" calcext:value-type="string">
            <text:p><text:a xlink:href="https://fantasydata.com/nfl-stats/player-details.aspx?playerid=16988-ben-koyack-jacksonville-jaguars" xlink:type="simple">Ben Koyack</text:a>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JAX</text:p>
          </table:table-cell>
          <table:table-cell office:value-type="float" office:value="16" calcext:value-type="float">
            <text:p>16</text:p>
          </table:table-cell>
          <table:table-cell office:value-type="float" office:value="27.9" calcext:value-type="float">
            <text:p>27.9</text:p>
          </table:table-cell>
          <table:table-cell office:value-type="float" office:value="17" calcext:value-type="float">
            <text:p>17</text:p>
          </table:table-cell>
          <table:table-cell office:value-type="float" office:value="60.7" calcext:value-type="float">
            <text:p>60.7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11.1" calcext:value-type="float">
            <text:p>11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33.3" calcext:value-type="float">
            <text:p>33.3</text:p>
          </table:table-cell>
        </table:table-row>
      </table:table>
      <table:table table:name="Sheet5" table:style-name="ta1">
        <table:table-column table:style-name="co1" table:number-columns-repeated="14" table:default-cell-style-name="ce2"/>
        <table:table-row table:style-name="ro1">
          <table:table-cell table:style-name="ce1" office:value-type="string" calcext:value-type="string">
            <text:p>Rk</text:p>
          </table:table-cell>
          <table:table-cell table:style-name="ce3" office:value-type="string" calcext:value-type="string">
            <text:p><text:a xlink:href="javascript:__doPostBack('ctl00$ctl00$Body$Body$NFLPlayerStats1$StatsGrid','Sort$PlayerID')" xlink:type="simple">ID</text:a></text:p>
          </table:table-cell>
          <table:table-cell table:style-name="ce3" office:value-type="string" calcext:value-type="string">
            <text:p><text:a xlink:href="javascript:__doPostBack('ctl00$ctl00$Body$Body$NFLPlayerStats1$StatsGrid','Sort$Name')" xlink:type="simple">Player</text:a></text:p>
          </table:table-cell>
          <table:table-cell table:style-name="ce3" office:value-type="string" calcext:value-type="string">
            <text:p><text:a xlink:href="javascript:__doPostBack('ctl00$ctl00$Body$Body$NFLPlayerStats1$StatsGrid','Sort$Position')" xlink:type="simple">Pos</text:a></text:p>
          </table:table-cell>
          <table:table-cell table:style-name="ce3" office:value-type="string" calcext:value-type="string">
            <text:p><text:a xlink:href="javascript:__doPostBack('ctl00$ctl00$Body$Body$NFLPlayerStats1$StatsGrid','Sort$Team')" xlink:type="simple">Team</text:a></text:p>
          </table:table-cell>
          <table:table-cell table:style-name="ce3" office:value-type="string" calcext:value-type="string">
            <text:p><text:a xlink:href="javascript:__doPostBack('ctl00$ctl00$Body$Body$NFLPlayerStats1$StatsGrid','Sort$Played')" xlink:type="simple">Gms</text:a></text:p>
          </table:table-cell>
          <table:table-cell table:style-name="ce3" office:value-type="string" calcext:value-type="string">
            <text:p><text:a xlink:href="javascript:__doPostBack('ctl00$ctl00$Body$Body$NFLPlayerStats1$StatsGrid','Sort$FieldGoalsMade')" xlink:type="simple">FG Made</text:a></text:p>
          </table:table-cell>
          <table:table-cell table:style-name="ce3" office:value-type="string" calcext:value-type="string">
            <text:p><text:a xlink:href="javascript:__doPostBack('ctl00$ctl00$Body$Body$NFLPlayerStats1$StatsGrid','Sort$FieldGoalsAttempted')" xlink:type="simple">FG Att</text:a></text:p>
          </table:table-cell>
          <table:table-cell table:style-name="ce3" office:value-type="string" calcext:value-type="string">
            <text:p><text:a xlink:href="javascript:__doPostBack('ctl00$ctl00$Body$Body$NFLPlayerStats1$StatsGrid','Sort$FieldGoalPercentage')" xlink:type="simple">Pct</text:a></text:p>
          </table:table-cell>
          <table:table-cell table:style-name="ce3" office:value-type="string" calcext:value-type="string">
            <text:p><text:a xlink:href="javascript:__doPostBack('ctl00$ctl00$Body$Body$NFLPlayerStats1$StatsGrid','Sort$FieldGoalsLongestMade')" xlink:type="simple">Long</text:a></text:p>
          </table:table-cell>
          <table:table-cell table:style-name="ce3" office:value-type="string" calcext:value-type="string">
            <text:p><text:a xlink:href="javascript:__doPostBack('ctl00$ctl00$Body$Body$NFLPlayerStats1$StatsGrid','Sort$ExtraPointsMade')" xlink:type="simple">XP Made</text:a></text:p>
          </table:table-cell>
          <table:table-cell table:style-name="ce3" office:value-type="string" calcext:value-type="string">
            <text:p><text:a xlink:href="javascript:__doPostBack('ctl00$ctl00$Body$Body$NFLPlayerStats1$StatsGrid','Sort$ExtraPointsAttempted')" xlink:type="simple">XP Att</text:a></text:p>
          </table:table-cell>
          <table:table-cell table:style-name="ce3" office:value-type="string" calcext:value-type="string">
            <text:p><text:a xlink:href="javascript:__doPostBack('ctl00$ctl00$Body$Body$NFLPlayerStats1$StatsGrid','Sort$FantasyPointsPerGame')" xlink:type="simple">PPG</text:a></text:p>
          </table:table-cell>
          <table:table-cell table:style-name="ce3" office:value-type="string" calcext:value-type="string">
            <text:p><text:a xlink:href="javascript:__doPostBack('ctl00$ctl00$Body$Body$NFLPlayerStats1$StatsGrid','Sort$FantasyPointsHalfPointPpr')" xlink:type="simple">Fantasy Points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<text:a xlink:href="https://fantasydata.com/nfl-stats/player-details.aspx?playerid=2982-stephen-gostkowski-new-england-patriots" xlink:type="simple">Stephen Gostkowski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E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5.7" calcext:value-type="float">
            <text:p>35.7</text:p>
          </table:table-cell>
          <table:table-cell office:value-type="float" office:value="80.6" calcext:value-type="float">
            <text:p>80.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.6" calcext:value-type="float">
            <text:p>8.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<text:a xlink:href="https://fantasydata.com/nfl-stats/player-details.aspx?playerid=3388-matt-bryant-atlanta-falcons" xlink:type="simple">Matt Bryant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TL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6.3" calcext:value-type="float">
            <text:p>36.3</text:p>
          </table:table-cell>
          <table:table-cell office:value-type="float" office:value="80.6" calcext:value-type="float">
            <text:p>80.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8.2" calcext:value-type="float">
            <text:p>8.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88" calcext:value-type="float">
            <text:p>14688</text:p>
          </table:table-cell>
          <table:table-cell office:value-type="string" calcext:value-type="string">
            <text:p><text:a xlink:href="https://fantasydata.com/nfl-stats/player-details.aspx?playerid=14688-justin-tucker-baltimore-ravens" xlink:type="simple">Justin Tucker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A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7.1" calcext:value-type="float">
            <text:p>37.1</text:p>
          </table:table-cell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.2" calcext:value-type="float">
            <text:p>8.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9" calcext:value-type="float">
            <text:p>13109</text:p>
          </table:table-cell>
          <table:table-cell office:value-type="string" calcext:value-type="string">
            <text:p><text:a xlink:href="https://fantasydata.com/nfl-stats/player-details.aspx?playerid=13109-dan-bailey-dallas-cowboys" xlink:type="simple">Dan Bailey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L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2.8" calcext:value-type="float">
            <text:p>32.8</text:p>
          </table:table-cell>
          <table:table-cell office:value-type="float" office:value="84.8" calcext:value-type="float">
            <text:p>84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7.9" calcext:value-type="float">
            <text:p>7.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<text:a xlink:href="https://fantasydata.com/nfl-stats/player-details.aspx?playerid=1694-mason-crosby-green-bay-packers" xlink:type="simple">Mason Crosby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.5" calcext:value-type="float">
            <text:p>32.5</text:p>
          </table:table-cell>
          <table:table-cell office:value-type="float" office:value="81.2" calcext:value-type="float">
            <text:p>81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7.9" calcext:value-type="float">
            <text:p>7.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67" calcext:value-type="float">
            <text:p>14867</text:p>
          </table:table-cell>
          <table:table-cell office:value-type="string" calcext:value-type="string">
            <text:p><text:a xlink:href="https://fantasydata.com/nfl-stats/player-details.aspx?playerid=14867-dustin-hopkins-washington-redskins" xlink:type="simple">Dustin Hopkins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AS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4.7" calcext:value-type="float">
            <text:p>34.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7.8" calcext:value-type="float">
            <text:p>7.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<text:a xlink:href="https://fantasydata.com/nfl-stats/player-details.aspx?playerid=3258-adam-vinatieri-indianapolis-colts" xlink:type="simple">Adam Vinatieri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D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.8" calcext:value-type="float">
            <text:p>32.8</text:p>
          </table:table-cell>
          <table:table-cell office:value-type="float" office:value="78.8" calcext:value-type="float">
            <text:p>78.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<text:a xlink:href="https://fantasydata.com/nfl-stats/player-details.aspx?playerid=14463-blair-walsh-seattle-seahawks" xlink:type="simple">Blair Walsh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A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3.2" calcext:value-type="float">
            <text:p>33.2</text:p>
          </table:table-cell>
          <table:table-cell office:value-type="float" office:value="81.8" calcext:value-type="float">
            <text:p>81.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<text:a xlink:href="https://fantasydata.com/nfl-stats/player-details.aspx?playerid=3253-sebastian-janikowski-oakland-raiders" xlink:type="simple">Sebastian Janikowski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AK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.4" calcext:value-type="float">
            <text:p>30.4</text:p>
          </table:table-cell>
          <table:table-cell office:value-type="float" office:value="86.7" calcext:value-type="float">
            <text:p>86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.5" calcext:value-type="float">
            <text:p>7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78" calcext:value-type="float">
            <text:p>18478</text:p>
          </table:table-cell>
          <table:table-cell office:value-type="string" calcext:value-type="string">
            <text:p><text:a xlink:href="https://fantasydata.com/nfl-stats/player-details.aspx?playerid=18478-wil-lutz-new-orleans-saints" xlink:type="simple">Wil Lutz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7.8" calcext:value-type="float">
            <text:p>27.8</text:p>
          </table:table-cell>
          <table:table-cell office:value-type="float" office:value="85.7" calcext:value-type="float">
            <text:p>85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7.5" calcext:value-type="float">
            <text:p>7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191" calcext:value-type="float">
            <text:p>16191</text:p>
          </table:table-cell>
          <table:table-cell office:value-type="string" calcext:value-type="string">
            <text:p><text:a xlink:href="https://fantasydata.com/nfl-stats/player-details.aspx?playerid=16191-chris-boswell-pittsburgh-steelers" xlink:type="simple">Chris Boswell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IT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.9" calcext:value-type="float">
            <text:p>30.9</text:p>
          </table:table-cell>
          <table:table-cell office:value-type="float" office:value="83.9" calcext:value-type="float">
            <text:p>83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.4" calcext:value-type="float">
            <text:p>7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877" calcext:value-type="float">
            <text:p>14877</text:p>
          </table:table-cell>
          <table:table-cell office:value-type="string" calcext:value-type="string">
            <text:p><text:a xlink:href="https://fantasydata.com/nfl-stats/player-details.aspx?playerid=14877-caleb-sturgis-philadelphia-eagles" xlink:type="simple">Caleb Sturgis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HI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4.3" calcext:value-type="float">
            <text:p>34.3</text:p>
          </table:table-cell>
          <table:table-cell office:value-type="float" office:value="79.4" calcext:value-type="float">
            <text:p>79.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.4" calcext:value-type="float">
            <text:p>7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301" calcext:value-type="float">
            <text:p>16301</text:p>
          </table:table-cell>
          <table:table-cell office:value-type="string" calcext:value-type="string">
            <text:p><text:a xlink:href="https://fantasydata.com/nfl-stats/player-details.aspx?playerid=16301-cairo-santos-kansas-city-chiefs" xlink:type="simple">Cairo Santos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C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79.4" calcext:value-type="float">
            <text:p>79.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7.4" calcext:value-type="float">
            <text:p>7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565" calcext:value-type="float">
            <text:p>19565</text:p>
          </table:table-cell>
          <table:table-cell office:value-type="string" calcext:value-type="string">
            <text:p><text:a xlink:href="https://fantasydata.com/nfl-stats/player-details.aspx?playerid=19565-younghoe-koo-los-angeles-chargers" xlink:type="simple">Younghoe Koo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C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4.8" calcext:value-type="float">
            <text:p>34.8</text:p>
          </table:table-cell>
          <table:table-cell office:value-type="float" office:value="77.1" calcext:value-type="float">
            <text:p>77.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7.4" calcext:value-type="float">
            <text:p>7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6" calcext:value-type="float">
            <text:p>14996</text:p>
          </table:table-cell>
          <table:table-cell office:value-type="string" calcext:value-type="string">
            <text:p><text:a xlink:href="https://fantasydata.com/nfl-stats/player-details.aspx?playerid=14996-brandon-mcmanus-denver-broncos" xlink:type="simple">Brandon McManus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1.1" calcext:value-type="float">
            <text:p>31.1</text:p>
          </table:table-cell>
          <table:table-cell office:value-type="float" office:value="87.1" calcext:value-type="float">
            <text:p>87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.3" calcext:value-type="float">
            <text:p>7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94" calcext:value-type="float">
            <text:p>11694</text:p>
          </table:table-cell>
          <table:table-cell office:value-type="string" calcext:value-type="string">
            <text:p><text:a xlink:href="https://fantasydata.com/nfl-stats/player-details.aspx?playerid=11694-nick-folk-tampa-bay-buccaneers" xlink:type="simple">Nick Folk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B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.3" calcext:value-type="float">
            <text:p>32.3</text:p>
          </table:table-cell>
          <table:table-cell office:value-type="float" office:value="78.1" calcext:value-type="float">
            <text:p>78.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a xlink:href="https://fantasydata.com/nfl-stats/player-details.aspx?playerid=549-matt-prater-detroit-lions" xlink:type="simple">Matt Prater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T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1.2" calcext:value-type="float">
            <text:p>81.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7.2" calcext:value-type="float">
            <text:p>7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14" calcext:value-type="float">
            <text:p>5714</text:p>
          </table:table-cell>
          <table:table-cell office:value-type="string" calcext:value-type="string">
            <text:p><text:a xlink:href="https://fantasydata.com/nfl-stats/player-details.aspx?playerid=5714-phil-dawson-arizona-cardinals" xlink:type="simple">Phil Dawson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RI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1.8" calcext:value-type="float">
            <text:p>31.8</text:p>
          </table:table-cell>
          <table:table-cell office:value-type="float" office:value="78.1" calcext:value-type="float">
            <text:p>78.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961" calcext:value-type="float">
            <text:p>13961</text:p>
          </table:table-cell>
          <table:table-cell office:value-type="string" calcext:value-type="string">
            <text:p><text:a xlink:href="https://fantasydata.com/nfl-stats/player-details.aspx?playerid=13961-randy-bullock-cincinnati-bengals" xlink:type="simple">Randy Bullock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IN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.8" calcext:value-type="float">
            <text:p>29.8</text:p>
          </table:table-cell>
          <table:table-cell office:value-type="float" office:value="83.3" calcext:value-type="float">
            <text:p>8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.2" calcext:value-type="float">
            <text:p>7.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215" calcext:value-type="float">
            <text:p>18215</text:p>
          </table:table-cell>
          <table:table-cell office:value-type="string" calcext:value-type="string">
            <text:p><text:a xlink:href="https://fantasydata.com/nfl-stats/player-details.aspx?playerid=18215-kaimi-fairbairn-houston-texans" xlink:type="simple">Ka'imi Fairbairn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OU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.2" calcext:value-type="float">
            <text:p>7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<text:a xlink:href="https://fantasydata.com/nfl-stats/player-details.aspx?playerid=14740-kai-forbath-minnesota-vikings" xlink:type="simple">Kai Forbath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.9" calcext:value-type="float">
            <text:p>30.9</text:p>
          </table:table-cell>
          <table:table-cell office:value-type="float" office:value="83.9" calcext:value-type="float">
            <text:p>83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7.1" calcext:value-type="float">
            <text:p>7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594" calcext:value-type="float">
            <text:p>12594</text:p>
          </table:table-cell>
          <table:table-cell office:value-type="string" calcext:value-type="string">
            <text:p><text:a xlink:href="https://fantasydata.com/nfl-stats/player-details.aspx?playerid=12594-steven-hauschka-buffalo-bills" xlink:type="simple">Steven Hauschka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UF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.3" calcext:value-type="float">
            <text:p>29.3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.1" calcext:value-type="float">
            <text:p>7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<text:a xlink:href="https://fantasydata.com/nfl-stats/player-details.aspx?playerid=8750-ryan-succop-tennessee-titans" xlink:type="simple">Ryan Succop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EN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7.4" calcext:value-type="float">
            <text:p>77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215" calcext:value-type="float">
            <text:p>17215</text:p>
          </table:table-cell>
          <table:table-cell office:value-type="string" calcext:value-type="string">
            <text:p><text:a xlink:href="https://fantasydata.com/nfl-stats/player-details.aspx?playerid=17215-jason-myers-jacksonville-jaguars" xlink:type="simple">Jason Myers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AX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.6" calcext:value-type="float">
            <text:p>28.6</text:p>
          </table:table-cell>
          <table:table-cell office:value-type="float" office:value="82.8" calcext:value-type="float">
            <text:p>82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.6" calcext:value-type="float">
            <text:p>6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236" calcext:value-type="float">
            <text:p>16236</text:p>
          </table:table-cell>
          <table:table-cell office:value-type="string" calcext:value-type="string">
            <text:p><text:a xlink:href="https://fantasydata.com/nfl-stats/player-details.aspx?playerid=16236-cody-parkey-miami-dolphins" xlink:type="simple">Cody Parkey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A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.9" calcext:value-type="float">
            <text:p>27.9</text:p>
          </table:table-cell>
          <table:table-cell office:value-type="float" office:value="78.6" calcext:value-type="float">
            <text:p>78.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.4" calcext:value-type="float">
            <text:p>6.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645" calcext:value-type="float">
            <text:p>18645</text:p>
          </table:table-cell>
          <table:table-cell office:value-type="string" calcext:value-type="string">
            <text:p><text:a xlink:href="https://fantasydata.com/nfl-stats/player-details.aspx?playerid=18645-aldrick-rosas-new-york-giants" xlink:type="simple">Aldrick Rosas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YG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.4" calcext:value-type="float">
            <text:p>26.4</text:p>
          </table:table-cell>
          <table:table-cell office:value-type="float" office:value="84.6" calcext:value-type="float">
            <text:p>84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.3" calcext:value-type="float">
            <text:p>6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697" calcext:value-type="float">
            <text:p>14697</text:p>
          </table:table-cell>
          <table:table-cell office:value-type="string" calcext:value-type="string">
            <text:p><text:a xlink:href="https://fantasydata.com/nfl-stats/player-details.aspx?playerid=14697-greg-zuerlein-los-angeles-rams" xlink:type="simple">Greg Zuerlein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R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.2" calcext:value-type="float">
            <text:p>29.2</text:p>
          </table:table-cell>
          <table:table-cell office:value-type="float" office:value="79.3" calcext:value-type="float">
            <text:p>79.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92" calcext:value-type="float">
            <text:p>10092</text:p>
          </table:table-cell>
          <table:table-cell office:value-type="string" calcext:value-type="string">
            <text:p><text:a xlink:href="https://fantasydata.com/nfl-stats/player-details.aspx?playerid=10092-connor-barth-chicago-bears" xlink:type="simple">Connor Barth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HI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.3" calcext:value-type="float">
            <text:p>25.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.2" calcext:value-type="float">
            <text:p>6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079" calcext:value-type="float">
            <text:p>19079</text:p>
          </table:table-cell>
          <table:table-cell office:value-type="string" calcext:value-type="string">
            <text:p><text:a xlink:href="https://fantasydata.com/nfl-stats/player-details.aspx?playerid=19079-zane-gonzalez-cleveland-browns" xlink:type="simple">Zane Gonzalez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.7" calcext:value-type="float">
            <text:p>26.7</text:p>
          </table:table-cell>
          <table:table-cell office:value-type="float" office:value="85.2" calcext:value-type="float">
            <text:p>85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.2" calcext:value-type="float">
            <text:p>6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<text:a xlink:href="https://fantasydata.com/nfl-stats/player-details.aspx?playerid=1410-robbie-gould-san-francisco-49ers" xlink:type="simple">Robbie Gould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F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.4" calcext:value-type="float">
            <text:p>26.4</text:p>
          </table:table-cell>
          <table:table-cell office:value-type="float" office:value="84.6" calcext:value-type="float">
            <text:p>84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.1" calcext:value-type="float">
            <text:p>6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644" calcext:value-type="float">
            <text:p>16644</text:p>
          </table:table-cell>
          <table:table-cell office:value-type="string" calcext:value-type="string">
            <text:p><text:a xlink:href="https://fantasydata.com/nfl-stats/player-details.aspx?playerid=16644-chandler-catanzaro-new-york-jets" xlink:type="simple">Chandler Catanzaro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YJ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.4" calcext:value-type="float">
            <text:p>28.4</text:p>
          </table:table-cell>
          <table:table-cell office:value-type="float" office:value="78.6" calcext:value-type="float">
            <text:p>78.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.9" calcext:value-type="float">
            <text:p>5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<text:a xlink:href="https://fantasydata.com/nfl-stats/player-details.aspx?playerid=10333-graham-gano-carolina-panthers" xlink:type="simple">Graham Gano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R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.2" calcext:value-type="float">
            <text:p>23.2</text:p>
          </table:table-cell>
          <table:table-cell office:value-type="float" office:value="78.3" calcext:value-type="float">
            <text:p>78.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.9" calcext:value-type="float">
            <text:p>4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041" calcext:value-type="float">
            <text:p>19041</text:p>
          </table:table-cell>
          <table:table-cell office:value-type="string" calcext:value-type="string">
            <text:p><text:a xlink:href="https://fantasydata.com/nfl-stats/player-details.aspx?playerid=19041-jake-elliott-cincinnati-bengals" xlink:type="simple">Jake Elliott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I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.7" calcext:value-type="float">
            <text:p>17.7</text:p>
          </table:table-cell>
          <table:table-cell office:value-type="float" office:value="83.3" calcext:value-type="float">
            <text:p>8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.1" calcext:value-type="float">
            <text:p>4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073" calcext:value-type="float">
            <text:p>19073</text:p>
          </table:table-cell>
          <table:table-cell office:value-type="string" calcext:value-type="string">
            <text:p><text:a xlink:href="https://fantasydata.com/nfl-stats/player-details.aspx?playerid=19073-harrison-butker-carolina-panthers" xlink:type="simple">Harrison Butker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R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.2" calcext:value-type="float">
            <text:p>14.2</text:p>
          </table:table-cell>
          <table:table-cell office:value-type="float" office:value="78.6" calcext:value-type="float">
            <text:p>78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1" calcext:value-type="float">
            <text:p>3.1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Sheet6" table:style-name="ta1">
        <table:table-column table:style-name="co1" table:number-columns-repeated="17" table:default-cell-style-name="ce2"/>
        <table:table-row table:style-name="ro1">
          <table:table-cell table:style-name="ce1" office:value-type="string" calcext:value-type="string">
            <text:p>Rk</text:p>
          </table:table-cell>
          <table:table-cell table:style-name="ce3" office:value-type="string" calcext:value-type="string">
            <text:p><text:a xlink:href="javascript:__doPostBack('ctl00$ctl00$Body$Body$NFLPlayerStats1$StatsGrid','Sort$PlayerID')" xlink:type="simple">ID</text:a></text:p>
          </table:table-cell>
          <table:table-cell table:style-name="ce3" office:value-type="string" calcext:value-type="string">
            <text:p><text:a xlink:href="javascript:__doPostBack('ctl00$ctl00$Body$Body$NFLPlayerStats1$StatsGrid','Sort$Name')" xlink:type="simple">Player</text:a></text:p>
          </table:table-cell>
          <table:table-cell table:style-name="ce3" office:value-type="string" calcext:value-type="string">
            <text:p><text:a xlink:href="javascript:__doPostBack('ctl00$ctl00$Body$Body$NFLPlayerStats1$StatsGrid','Sort$Position')" xlink:type="simple">Pos</text:a></text:p>
          </table:table-cell>
          <table:table-cell table:style-name="ce3" office:value-type="string" calcext:value-type="string">
            <text:p><text:a xlink:href="javascript:__doPostBack('ctl00$ctl00$Body$Body$NFLPlayerStats1$StatsGrid','Sort$Team')" xlink:type="simple">Team</text:a></text:p>
          </table:table-cell>
          <table:table-cell table:style-name="ce3" office:value-type="string" calcext:value-type="string">
            <text:p><text:a xlink:href="javascript:__doPostBack('ctl00$ctl00$Body$Body$NFLPlayerStats1$StatsGrid','Sort$Played')" xlink:type="simple">Gms</text:a></text:p>
          </table:table-cell>
          <table:table-cell table:style-name="ce3" office:value-type="string" calcext:value-type="string">
            <text:p><text:a xlink:href="javascript:__doPostBack('ctl00$ctl00$Body$Body$NFLPlayerStats1$StatsGrid','Sort$TacklesForLoss')" xlink:type="simple">TFL</text:a></text:p>
          </table:table-cell>
          <table:table-cell table:style-name="ce3" office:value-type="string" calcext:value-type="string">
            <text:p><text:a xlink:href="javascript:__doPostBack('ctl00$ctl00$Body$Body$NFLPlayerStats1$StatsGrid','Sort$Sacks')" xlink:type="simple">Sacks</text:a></text:p>
          </table:table-cell>
          <table:table-cell table:style-name="ce3" office:value-type="string" calcext:value-type="string">
            <text:p><text:a xlink:href="javascript:__doPostBack('ctl00$ctl00$Body$Body$NFLPlayerStats1$StatsGrid','Sort$QuarterbackHits')" xlink:type="simple">QB Hits</text:a></text:p>
          </table:table-cell>
          <table:table-cell table:style-name="ce3" office:value-type="string" calcext:value-type="string">
            <text:p><text:a xlink:href="javascript:__doPostBack('ctl00$ctl00$Body$Body$NFLPlayerStats1$StatsGrid','Sort$Interceptions')" xlink:type="simple">Int</text:a></text:p>
          </table:table-cell>
          <table:table-cell table:style-name="ce3" office:value-type="string" calcext:value-type="string">
            <text:p><text:a xlink:href="javascript:__doPostBack('ctl00$ctl00$Body$Body$NFLPlayerStats1$StatsGrid','Sort$FumblesRecovered')" xlink:type="simple">Fum Rec</text:a></text:p>
          </table:table-cell>
          <table:table-cell table:style-name="ce3" office:value-type="string" calcext:value-type="string">
            <text:p><text:a xlink:href="javascript:__doPostBack('ctl00$ctl00$Body$Body$NFLPlayerStats1$StatsGrid','Sort$Safeties')" xlink:type="simple">Safeties</text:a></text:p>
          </table:table-cell>
          <table:table-cell table:style-name="ce3" office:value-type="string" calcext:value-type="string">
            <text:p><text:a xlink:href="javascript:__doPostBack('ctl00$ctl00$Body$Body$NFLPlayerStats1$StatsGrid','Sort$DefensiveTouchdowns')" xlink:type="simple">Def TD</text:a></text:p>
          </table:table-cell>
          <table:table-cell table:style-name="ce3" office:value-type="string" calcext:value-type="string">
            <text:p><text:a xlink:href="javascript:__doPostBack('ctl00$ctl00$Body$Body$NFLPlayerStats1$StatsGrid','Sort$SpecialTeamsTouchdowns')" xlink:type="simple">Return TD</text:a></text:p>
          </table:table-cell>
          <table:table-cell table:style-name="ce3" office:value-type="string" calcext:value-type="string">
            <text:p><text:a xlink:href="javascript:__doPostBack('ctl00$ctl00$Body$Body$NFLPlayerStats1$StatsGrid','Sort$PointsAllowed')" xlink:type="simple">Pts Allowed</text:a></text:p>
          </table:table-cell>
          <table:table-cell table:style-name="ce3" office:value-type="string" calcext:value-type="string">
            <text:p><text:a xlink:href="javascript:__doPostBack('ctl00$ctl00$Body$Body$NFLPlayerStats1$StatsGrid','Sort$FantasyPointsPerGame')" xlink:type="simple">PPG</text:a></text:p>
          </table:table-cell>
          <table:table-cell table:style-name="ce3" office:value-type="string" calcext:value-type="string">
            <text:p><text:a xlink:href="javascript:__doPostBack('ctl00$ctl00$Body$Body$NFLPlayerStats1$StatsGrid','Sort$FantasyPointsHalfPointPpr')" xlink:type="simple">Fantasy Points</text:a>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s://fantasydata.com/nfl-stats/team-depth-chart.aspx?team=ARI&amp;name=Arizona%20Cardinals" xlink:type="simple">Arizona Cardinal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ARI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7.5" calcext:value-type="float">
            <text:p>7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fantasydata.com/nfl-stats/team-depth-chart.aspx?team=KC&amp;name=Kansas%20City%20Chiefs" xlink:type="simple">Kansas City Chief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KC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7.4" calcext:value-type="float">
            <text:p>7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fantasydata.com/nfl-stats/team-depth-chart.aspx?team=MIN&amp;name=Minnesota%20Vikings" xlink:type="simple">Minnesota Viking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6.9" calcext:value-type="float">
            <text:p>6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fantasydata.com/nfl-stats/team-depth-chart.aspx?team=HOU&amp;name=Houston%20Texans" xlink:type="simple">Houston Texan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HOU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fantasydata.com/nfl-stats/team-depth-chart.aspx?team=DEN&amp;name=Denver%20Broncos" xlink:type="simple">Denver Bronco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6.8" calcext:value-type="float">
            <text:p>6.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fantasydata.com/nfl-stats/team-depth-chart.aspx?team=PHI&amp;name=Philadelphia%20Eagles" xlink:type="simple">Philadelphia Eagle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PHI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6.8" calcext:value-type="float">
            <text:p>6.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fantasydata.com/nfl-stats/team-depth-chart.aspx?team=LAC&amp;name=Los%20Angeles%20Chargers" xlink:type="simple">Los Angeles Charger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LAC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6.8" calcext:value-type="float">
            <text:p>6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fantasydata.com/nfl-stats/team-depth-chart.aspx?team=CAR&amp;name=Carolina%20Panthers" xlink:type="simple">Carolina Panther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CAR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.6" calcext:value-type="float">
            <text:p>6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fantasydata.com/nfl-stats/team-depth-chart.aspx?team=NYG&amp;name=New%20York%20Giants" xlink:type="simple">New York Giant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NYG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6.6" calcext:value-type="float">
            <text:p>6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fantasydata.com/nfl-stats/team-depth-chart.aspx?team=SEA&amp;name=Seattle%20Seahawks" xlink:type="simple">Seattle Seahawk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SEA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.5" calcext:value-type="float">
            <text:p>6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fantasydata.com/nfl-stats/team-depth-chart.aspx?team=NE&amp;name=New%20England%20Patriots" xlink:type="simple">New England Patriot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NE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fantasydata.com/nfl-stats/team-depth-chart.aspx?team=TB&amp;name=Tampa%20Bay%20Buccaneers" xlink:type="simple">Tampa Bay Buccaneer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TB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6.2" calcext:value-type="float">
            <text:p>6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fantasydata.com/nfl-stats/team-depth-chart.aspx?team=JAX&amp;name=Jacksonville%20Jaguars" xlink:type="simple">Jacksonville Jaguar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JAX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6.1" calcext:value-type="float">
            <text:p>6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fantasydata.com/nfl-stats/team-depth-chart.aspx?team=PIT&amp;name=Pittsburgh%20Steelers" xlink:type="simple">Pittsburgh Steeler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PIT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fantasydata.com/nfl-stats/team-depth-chart.aspx?team=BAL&amp;name=Baltimore%20Ravens" xlink:type="simple">Baltimore Raven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BAL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5.9" calcext:value-type="float">
            <text:p>5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fantasydata.com/nfl-stats/team-depth-chart.aspx?team=LAR&amp;name=Los%20Angeles%20Rams" xlink:type="simple">Los Angeles Ram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LAR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5.9" calcext:value-type="float">
            <text:p>5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fantasydata.com/nfl-stats/team-depth-chart.aspx?team=BUF&amp;name=Buffalo%20Bills" xlink:type="simple">Buffalo Bill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BUF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5.9" calcext:value-type="float">
            <text:p>5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fantasydata.com/nfl-stats/team-depth-chart.aspx?team=OAK&amp;name=Oakland%20Raiders" xlink:type="simple">Oakland Raider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OAK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5.9" calcext:value-type="float">
            <text:p>5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fantasydata.com/nfl-stats/team-depth-chart.aspx?team=GB&amp;name=Green%20Bay%20Packers" xlink:type="simple">Green Bay Packer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.8" calcext:value-type="float">
            <text:p>5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fantasydata.com/nfl-stats/team-depth-chart.aspx?team=WAS&amp;name=Washington%20Redskins" xlink:type="simple">Washington Redskin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WAS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5.8" calcext:value-type="float">
            <text:p>5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fantasydata.com/nfl-stats/team-depth-chart.aspx?team=ATL&amp;name=Atlanta%20Falcons" xlink:type="simple">Atlanta Falcon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ATL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5.7" calcext:value-type="float">
            <text:p>5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fantasydata.com/nfl-stats/team-depth-chart.aspx?team=CIN&amp;name=Cincinnati%20Bengals" xlink:type="simple">Cincinnati Bengal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CIN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5.6" calcext:value-type="float">
            <text:p>5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fantasydata.com/nfl-stats/team-depth-chart.aspx?team=MIA&amp;name=Miami%20Dolphins" xlink:type="simple">Miami Dolphin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MIA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5.6" calcext:value-type="float">
            <text:p>5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fantasydata.com/nfl-stats/team-depth-chart.aspx?team=NO&amp;name=New%20Orleans%20Saints" xlink:type="simple">New Orleans Saint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.6" calcext:value-type="float">
            <text:p>5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fantasydata.com/nfl-stats/team-depth-chart.aspx?team=TEN&amp;name=Tennessee%20Titans" xlink:type="simple">Tennessee Titan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TEN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5.3" calcext:value-type="float">
            <text:p>5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fantasydata.com/nfl-stats/team-depth-chart.aspx?team=SF&amp;name=San%20Francisco%2049ers" xlink:type="simple">San Francisco 49er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SF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5.2" calcext:value-type="float">
            <text:p>5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fantasydata.com/nfl-stats/team-depth-chart.aspx?team=DET&amp;name=Detroit%20Lions" xlink:type="simple">Detroit Lion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ET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5.1" calcext:value-type="float">
            <text:p>5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fantasydata.com/nfl-stats/team-depth-chart.aspx?team=DAL&amp;name=Dallas%20Cowboys" xlink:type="simple">Dallas Cowboy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AL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fantasydata.com/nfl-stats/team-depth-chart.aspx?team=NYJ&amp;name=New%20York%20Jets" xlink:type="simple">New York Jet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NYJ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4.9" calcext:value-type="float">
            <text:p>4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fantasydata.com/nfl-stats/team-depth-chart.aspx?team=IND&amp;name=Indianapolis%20Colts" xlink:type="simple">Indianapolis Colt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IND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.8" calcext:value-type="float">
            <text:p>4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fantasydata.com/nfl-stats/team-depth-chart.aspx?team=CLE&amp;name=Cleveland%20Browns" xlink:type="simple">Cleveland Brown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4.7" calcext:value-type="float">
            <text:p>4.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fantasydata.com/nfl-stats/team-depth-chart.aspx?team=CHI&amp;name=Chicago%20Bears" xlink:type="simple">Chicago Bears</text:a>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CHI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.6" calcext:value-type="float">
            <text:p>4.6</text:p>
          </table:table-cell>
          <table:table-cell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08:32.212535658</meta:creation-date>
    <dc:date>2017-09-08T15:37:22.123351061</dc:date>
    <meta:editing-duration>PT18M39S</meta:editing-duration>
    <meta:editing-cycles>1</meta:editing-cycles>
    <meta:document-statistic meta:table-count="6" meta:cell-count="5109" meta:object-count="0"/>
    <meta:generator>LibreOffice/5.1.6.2$Linux_X86_64 LibreOffice_project/10m0$Build-2</meta:generator>
  </office:meta>
</office:document-meta>
</file>